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2" style:family="graphic" style:parent-style-name="standard">
      <style:graphic-properties draw:stroke="solid" svg:stroke-width="0.127cm" svg:stroke-color="#000000" draw:stroke-linejoin="round" svg:stroke-linecap="round" draw:fill="none" fo:padding-top="0.063cm" fo:padding-bottom="0.063cm" fo:padding-left="0.063cm" fo:padding-right="0.063cm"/>
    </style:style>
    <style:style style:name="gr3" style:family="graphic" style:parent-style-name="standard">
      <style:graphic-properties draw:stroke="solid" svg:stroke-width="0.061cm" svg:stroke-color="#000000" draw:stroke-linejoin="round" svg:stroke-linecap="round" draw:fill="none" fo:padding-top="0.03cm" fo:padding-bottom="0.03cm" fo:padding-left="0.03cm" fo:padding-right="0.03cm"/>
    </style:style>
    <style:style style:name="gr4" style:family="graphic" style:parent-style-name="standard">
      <style:graphic-properties draw:stroke="solid" svg:stroke-width="0.101cm" svg:stroke-color="#000000" draw:stroke-linejoin="round" svg:stroke-linecap="round" draw:fill="none" fo:padding-top="0.05cm" fo:padding-bottom="0.05cm" fo:padding-left="0.05cm" fo:padding-right="0.05cm"/>
    </style:style>
    <style:style style:name="gr5" style:family="graphic" style:parent-style-name="standard">
      <style:graphic-properties draw:stroke="solid" svg:stroke-width="0.042cm" svg:stroke-color="#000000" draw:stroke-linejoin="round" svg:stroke-linecap="round" draw:fill="none" fo:padding-top="0.021cm" fo:padding-bottom="0.021cm" fo:padding-left="0.021cm" fo:padding-right="0.021cm"/>
    </style:style>
    <style:style style:name="gr6" style:family="graphic" style:parent-style-name="standard">
      <style:graphic-properties draw:stroke="solid" svg:stroke-width="0.082cm" svg:stroke-color="#000000" draw:stroke-linejoin="round" svg:stroke-linecap="round" draw:fill="none" fo:padding-top="0.041cm" fo:padding-bottom="0.041cm" fo:padding-left="0.041cm" fo:padding-right="0.041cm"/>
    </style:style>
    <style:style style:name="gr7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8" style:family="graphic" style:parent-style-name="standard">
      <style:graphic-properties draw:stroke="solid" svg:stroke-width="0.008cm" svg:stroke-color="#000000" draw:stroke-linejoin="round" svg:stroke-linecap="round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solid" svg:stroke-width="0.002cm" svg:stroke-color="#000000" draw:stroke-linejoin="bevel" svg:stroke-linecap="square" draw:fill="solid" draw:fill-color="#ffffff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152cm" svg:stroke-color="#000000" draw:stroke-linejoin="round" svg:stroke-linecap="round" draw:fill="none" fo:padding-top="0.076cm" fo:padding-bottom="0.076cm" fo:padding-left="0.076cm" fo:padding-right="0.076cm"/>
    </style:style>
    <style:style style:name="gr11" style:family="graphic" style:parent-style-name="standard">
      <style:graphic-properties draw:stroke="solid" svg:stroke-width="0.133cm" svg:stroke-color="#000000" draw:stroke-linejoin="round" svg:stroke-linecap="round" draw:fill="none" fo:padding-top="0.066cm" fo:padding-bottom="0.066cm" fo:padding-left="0.066cm" fo:padding-right="0.066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0.254cm" svg:height="0.11cm" svg:x="5.285cm" svg:y="1.299cm" svg:viewBox="0 0 255 111" draw:points="0,0 255,0 255,111 0,111">
          <text:p/>
        </draw:polygon>
        <draw:polygon draw:style-name="gr1" draw:text-style-name="P1" draw:layer="layout" svg:width="0.254cm" svg:height="0.11cm" svg:x="5.285cm" svg:y="1.699cm" svg:viewBox="0 0 255 111" draw:points="0,0 255,0 255,111 0,111">
          <text:p/>
        </draw:polygon>
        <draw:polygon draw:style-name="gr1" draw:text-style-name="P1" draw:layer="layout" svg:width="0.254cm" svg:height="0.11cm" svg:x="5.285cm" svg:y="1.898cm" svg:viewBox="0 0 255 111" draw:points="0,0 255,0 255,111 0,111">
          <text:p/>
        </draw:polygon>
        <draw:polygon draw:style-name="gr1" draw:text-style-name="P1" draw:layer="layout" svg:width="0.254cm" svg:height="0.11cm" svg:x="5.285cm" svg:y="2.097cm" svg:viewBox="0 0 255 111" draw:points="0,0 255,0 255,111 0,111">
          <text:p/>
        </draw:polygon>
        <draw:polygon draw:style-name="gr1" draw:text-style-name="P1" draw:layer="layout" svg:width="0.254cm" svg:height="0.11cm" svg:x="5.285cm" svg:y="2.298cm" svg:viewBox="0 0 255 111" draw:points="0,0 255,0 255,111 0,111">
          <text:p/>
        </draw:polygon>
        <draw:polygon draw:style-name="gr1" draw:text-style-name="P1" draw:layer="layout" svg:width="0.254cm" svg:height="0.11cm" svg:x="5.285cm" svg:y="2.497cm" svg:viewBox="0 0 255 111" draw:points="0,0 255,0 255,111 0,111">
          <text:p/>
        </draw:polygon>
        <draw:polygon draw:style-name="gr1" draw:text-style-name="P1" draw:layer="layout" svg:width="0.254cm" svg:height="0.11cm" svg:x="6.883cm" svg:y="1.299cm" svg:viewBox="0 0 255 111" draw:points="0,0 255,0 255,111 0,111">
          <text:p/>
        </draw:polygon>
        <draw:polygon draw:style-name="gr1" draw:text-style-name="P1" draw:layer="layout" svg:width="0.254cm" svg:height="0.11cm" svg:x="6.883cm" svg:y="1.498cm" svg:viewBox="0 0 255 111" draw:points="0,0 255,0 255,111 0,111">
          <text:p/>
        </draw:polygon>
        <draw:polygon draw:style-name="gr1" draw:text-style-name="P1" draw:layer="layout" svg:width="0.254cm" svg:height="0.11cm" svg:x="6.883cm" svg:y="1.699cm" svg:viewBox="0 0 255 111" draw:points="0,0 255,0 255,111 0,111">
          <text:p/>
        </draw:polygon>
        <draw:polygon draw:style-name="gr1" draw:text-style-name="P1" draw:layer="layout" svg:width="0.254cm" svg:height="0.11cm" svg:x="6.883cm" svg:y="1.898cm" svg:viewBox="0 0 255 111" draw:points="0,0 255,0 255,111 0,111">
          <text:p/>
        </draw:polygon>
        <draw:polygon draw:style-name="gr1" draw:text-style-name="P1" draw:layer="layout" svg:width="0.254cm" svg:height="0.11cm" svg:x="6.883cm" svg:y="2.097cm" svg:viewBox="0 0 255 111" draw:points="0,0 255,0 255,111 0,111">
          <text:p/>
        </draw:polygon>
        <draw:polygon draw:style-name="gr1" draw:text-style-name="P1" draw:layer="layout" svg:width="0.254cm" svg:height="0.11cm" svg:x="6.883cm" svg:y="2.298cm" svg:viewBox="0 0 255 111" draw:points="0,0 255,0 255,111 0,111">
          <text:p/>
        </draw:polygon>
        <draw:polygon draw:style-name="gr1" draw:text-style-name="P1" draw:layer="layout" svg:width="0.254cm" svg:height="0.11cm" svg:x="6.883cm" svg:y="2.497cm" svg:viewBox="0 0 255 111" draw:points="0,0 255,0 255,111 0,111">
          <text:p/>
        </draw:polygon>
        <draw:polygon draw:style-name="gr1" draw:text-style-name="P1" draw:layer="layout" svg:width="0.254cm" svg:height="0.11cm" svg:x="5.285cm" svg:y="2.698cm" svg:viewBox="0 0 255 111" draw:points="0,0 255,0 255,111 0,111">
          <text:p/>
        </draw:polygon>
        <draw:polygon draw:style-name="gr1" draw:text-style-name="P1" draw:layer="layout" svg:width="0.254cm" svg:height="0.11cm" svg:x="6.883cm" svg:y="2.698cm" svg:viewBox="0 0 255 111" draw:points="0,0 255,0 255,111 0,111">
          <text:p/>
        </draw:polygon>
        <draw:polygon draw:style-name="gr1" draw:text-style-name="P1" draw:layer="layout" svg:width="0.254cm" svg:height="0.11cm" svg:x="5.285cm" svg:y="1.498cm" svg:viewBox="0 0 255 111" draw:points="0,0 255,0 255,111 0,111">
          <text:p/>
        </draw:polygon>
        <draw:polygon draw:style-name="gr1" draw:text-style-name="P1" draw:layer="layout" svg:width="0.166cm" svg:height="0.038cm" svg:x="7.6cm" svg:y="4.703cm" svg:viewBox="0 0 167 39" draw:points="0,0 167,0 167,39 0,39">
          <text:p/>
        </draw:polygon>
        <draw:polygon draw:style-name="gr1" draw:text-style-name="P1" draw:layer="layout" svg:width="0.166cm" svg:height="0.038cm" svg:x="7.6cm" svg:y="4.637cm" svg:viewBox="0 0 167 39" draw:points="0,0 167,0 167,39 0,39">
          <text:p/>
        </draw:polygon>
        <draw:polygon draw:style-name="gr1" draw:text-style-name="P1" draw:layer="layout" svg:width="0.166cm" svg:height="0.038cm" svg:x="7.6cm" svg:y="4.574cm" svg:viewBox="0 0 167 39" draw:points="0,0 167,0 167,39 0,39">
          <text:p/>
        </draw:polygon>
        <draw:polygon draw:style-name="gr1" draw:text-style-name="P1" draw:layer="layout" svg:width="0.166cm" svg:height="0.038cm" svg:x="7.6cm" svg:y="4.442cm" svg:viewBox="0 0 167 39" draw:points="0,0 167,0 167,39 0,39">
          <text:p/>
        </draw:polygon>
        <draw:polygon draw:style-name="gr1" draw:text-style-name="P1" draw:layer="layout" svg:width="0.166cm" svg:height="0.038cm" svg:x="7.6cm" svg:y="4.508cm" svg:viewBox="0 0 167 39" draw:points="0,0 167,0 167,39 0,39">
          <text:p/>
        </draw:polygon>
        <draw:polygon draw:style-name="gr1" draw:text-style-name="P1" draw:layer="layout" svg:width="0.166cm" svg:height="0.038cm" svg:x="7.6cm" svg:y="4.379cm" svg:viewBox="0 0 167 39" draw:points="0,0 167,0 167,39 0,39">
          <text:p/>
        </draw:polygon>
        <draw:polygon draw:style-name="gr1" draw:text-style-name="P1" draw:layer="layout" svg:width="0.166cm" svg:height="0.038cm" svg:x="7.6cm" svg:y="4.313cm" svg:viewBox="0 0 167 39" draw:points="0,0 167,0 167,39 0,39">
          <text:p/>
        </draw:polygon>
        <draw:polygon draw:style-name="gr1" draw:text-style-name="P1" draw:layer="layout" svg:width="0.166cm" svg:height="0.038cm" svg:x="7.6cm" svg:y="4.248cm" svg:viewBox="0 0 167 39" draw:points="0,0 167,0 167,39 0,39">
          <text:p/>
        </draw:polygon>
        <draw:polygon draw:style-name="gr1" draw:text-style-name="P1" draw:layer="layout" svg:width="0.166cm" svg:height="0.038cm" svg:x="7.6cm" svg:y="4.184cm" svg:viewBox="0 0 167 39" draw:points="0,0 167,0 167,39 0,39">
          <text:p/>
        </draw:polygon>
        <draw:polygon draw:style-name="gr1" draw:text-style-name="P1" draw:layer="layout" svg:width="0.166cm" svg:height="0.038cm" svg:x="7.6cm" svg:y="4.119cm" svg:viewBox="0 0 167 39" draw:points="0,0 167,0 167,39 0,39">
          <text:p/>
        </draw:polygon>
        <draw:polygon draw:style-name="gr1" draw:text-style-name="P1" draw:layer="layout" svg:width="0.165cm" svg:height="0.038cm" svg:x="8.21cm" svg:y="4.703cm" svg:viewBox="0 0 166 39" draw:points="0,0 166,0 166,39 0,39">
          <text:p/>
        </draw:polygon>
        <draw:polygon draw:style-name="gr1" draw:text-style-name="P1" draw:layer="layout" svg:width="0.165cm" svg:height="0.038cm" svg:x="8.21cm" svg:y="4.637cm" svg:viewBox="0 0 166 39" draw:points="0,0 166,0 166,39 0,39">
          <text:p/>
        </draw:polygon>
        <draw:polygon draw:style-name="gr1" draw:text-style-name="P1" draw:layer="layout" svg:width="0.165cm" svg:height="0.038cm" svg:x="8.21cm" svg:y="4.574cm" svg:viewBox="0 0 166 39" draw:points="0,0 166,0 166,39 0,39">
          <text:p/>
        </draw:polygon>
        <draw:polygon draw:style-name="gr1" draw:text-style-name="P1" draw:layer="layout" svg:width="0.165cm" svg:height="0.038cm" svg:x="8.21cm" svg:y="4.508cm" svg:viewBox="0 0 166 39" draw:points="0,0 166,0 166,39 0,39">
          <text:p/>
        </draw:polygon>
        <draw:polygon draw:style-name="gr1" draw:text-style-name="P1" draw:layer="layout" svg:width="0.165cm" svg:height="0.038cm" svg:x="8.21cm" svg:y="4.442cm" svg:viewBox="0 0 166 39" draw:points="0,0 166,0 166,39 0,39">
          <text:p/>
        </draw:polygon>
        <draw:polygon draw:style-name="gr1" draw:text-style-name="P1" draw:layer="layout" svg:width="0.165cm" svg:height="0.038cm" svg:x="8.21cm" svg:y="4.379cm" svg:viewBox="0 0 166 39" draw:points="0,0 166,0 166,39 0,39">
          <text:p/>
        </draw:polygon>
        <draw:polygon draw:style-name="gr1" draw:text-style-name="P1" draw:layer="layout" svg:width="0.165cm" svg:height="0.038cm" svg:x="8.21cm" svg:y="4.313cm" svg:viewBox="0 0 166 39" draw:points="0,0 166,0 166,39 0,39">
          <text:p/>
        </draw:polygon>
        <draw:polygon draw:style-name="gr1" draw:text-style-name="P1" draw:layer="layout" svg:width="0.165cm" svg:height="0.038cm" svg:x="8.21cm" svg:y="4.248cm" svg:viewBox="0 0 166 39" draw:points="0,0 166,0 166,39 0,39">
          <text:p/>
        </draw:polygon>
        <draw:polygon draw:style-name="gr1" draw:text-style-name="P1" draw:layer="layout" svg:width="0.165cm" svg:height="0.038cm" svg:x="8.21cm" svg:y="4.184cm" svg:viewBox="0 0 166 39" draw:points="0,0 166,0 166,39 0,39">
          <text:p/>
        </draw:polygon>
        <draw:polygon draw:style-name="gr1" draw:text-style-name="P1" draw:layer="layout" svg:width="0.165cm" svg:height="0.038cm" svg:x="8.21cm" svg:y="4.119cm" svg:viewBox="0 0 166 39" draw:points="0,0 166,0 166,39 0,39">
          <text:p/>
        </draw:polygon>
        <draw:polygon draw:style-name="gr1" draw:text-style-name="P1" draw:layer="layout" svg:width="0.165cm" svg:height="0.038cm" svg:x="8.21cm" svg:y="4.053cm" svg:viewBox="0 0 166 39" draw:points="0,0 166,0 166,39 0,39">
          <text:p/>
        </draw:polygon>
        <draw:polygon draw:style-name="gr1" draw:text-style-name="P1" draw:layer="layout" svg:width="0.165cm" svg:height="0.039cm" svg:x="8.21cm" svg:y="3.989cm" svg:viewBox="0 0 166 40" draw:points="0,0 166,0 166,40 0,40">
          <text:p/>
        </draw:polygon>
        <draw:polygon draw:style-name="gr1" draw:text-style-name="P1" draw:layer="layout" svg:width="0.166cm" svg:height="0.039cm" svg:x="7.6cm" svg:y="3.989cm" svg:viewBox="0 0 167 40" draw:points="0,0 167,0 167,40 0,40">
          <text:p/>
        </draw:polygon>
        <draw:polygon draw:style-name="gr1" draw:text-style-name="P1" draw:layer="layout" svg:width="0.166cm" svg:height="0.038cm" svg:x="7.6cm" svg:y="4.053cm" svg:viewBox="0 0 167 39" draw:points="0,0 167,0 167,39 0,39">
          <text:p/>
        </draw:polygon>
        <draw:polygon draw:style-name="gr1" draw:text-style-name="P1" draw:layer="layout" svg:width="0.131cm" svg:height="0.148cm" svg:x="3.056cm" svg:y="3.53cm" svg:viewBox="0 0 132 149" draw:points="0,0 132,0 132,149 0,149">
          <text:p/>
        </draw:polygon>
        <draw:polygon draw:style-name="gr1" draw:text-style-name="P1" draw:layer="layout" svg:width="0.132cm" svg:height="0.148cm" svg:x="3.225cm" svg:y="3.53cm" svg:viewBox="0 0 133 149" draw:points="0,0 133,0 133,149 0,149">
          <text:p/>
        </draw:polygon>
        <draw:polygon draw:style-name="gr1" draw:text-style-name="P1" draw:layer="layout" svg:width="0.131cm" svg:height="0.148cm" svg:x="3.397cm" svg:y="3.53cm" svg:viewBox="0 0 132 149" draw:points="0,0 132,0 132,149 0,149">
          <text:p/>
        </draw:polygon>
        <draw:polygon draw:style-name="gr1" draw:text-style-name="P1" draw:layer="layout" svg:width="0.131cm" svg:height="0.148cm" svg:x="3.056cm" svg:y="4.036cm" svg:viewBox="0 0 132 149" draw:points="0,0 132,0 132,149 0,149">
          <text:p/>
        </draw:polygon>
        <draw:polygon draw:style-name="gr1" draw:text-style-name="P1" draw:layer="layout" svg:width="0.132cm" svg:height="0.148cm" svg:x="3.225cm" svg:y="4.036cm" svg:viewBox="0 0 133 149" draw:points="0,0 133,0 133,149 0,149">
          <text:p/>
        </draw:polygon>
        <draw:polygon draw:style-name="gr1" draw:text-style-name="P1" draw:layer="layout" svg:width="0.131cm" svg:height="0.148cm" svg:x="3.397cm" svg:y="4.036cm" svg:viewBox="0 0 132 149" draw:points="0,0 132,0 132,149 0,149">
          <text:p/>
        </draw:polygon>
        <draw:polygon draw:style-name="gr1" draw:text-style-name="P1" draw:layer="layout" svg:width="0.131cm" svg:height="0.148cm" svg:x="3.056cm" svg:y="4.544cm" svg:viewBox="0 0 132 149" draw:points="0,0 132,0 132,149 0,149">
          <text:p/>
        </draw:polygon>
        <draw:polygon draw:style-name="gr1" draw:text-style-name="P1" draw:layer="layout" svg:width="0.132cm" svg:height="0.148cm" svg:x="3.225cm" svg:y="4.544cm" svg:viewBox="0 0 133 149" draw:points="0,0 133,0 133,149 0,149">
          <text:p/>
        </draw:polygon>
        <draw:polygon draw:style-name="gr1" draw:text-style-name="P1" draw:layer="layout" svg:width="0.131cm" svg:height="0.148cm" svg:x="3.397cm" svg:y="4.544cm" svg:viewBox="0 0 132 149" draw:points="0,0 132,0 132,149 0,149">
          <text:p/>
        </draw:polygon>
        <draw:line draw:style-name="gr2" draw:text-style-name="P2" draw:layer="layout" svg:x1="8.623cm" svg:y1="1.445cm" svg:x2="10.147cm" svg:y2="1.445cm">
          <text:p/>
        </draw:line>
        <draw:line draw:style-name="gr2" draw:text-style-name="P2" draw:layer="layout" svg:x1="8.242cm" svg:y1="1.445cm" svg:x2="8.623cm" svg:y2="1.445cm">
          <text:p/>
        </draw:line>
        <draw:line draw:style-name="gr2" draw:text-style-name="P2" draw:layer="layout" svg:x1="2.658cm" svg:y1="3.983cm" svg:x2="2.658cm" svg:y2="3.604cm">
          <text:p/>
        </draw:line>
        <draw:line draw:style-name="gr2" draw:text-style-name="P2" draw:layer="layout" svg:x1="2.658cm" svg:y1="3.605cm" svg:x2="3.038cm" svg:y2="3.223cm">
          <text:p/>
        </draw:line>
        <draw:line draw:style-name="gr2" draw:text-style-name="P2" draw:layer="layout" svg:x1="3.037cm" svg:y1="2.588cm" svg:x2="3.037cm" svg:y2="2.969cm">
          <text:p/>
        </draw:line>
        <draw:line draw:style-name="gr2" draw:text-style-name="P2" draw:layer="layout" svg:x1="3.037cm" svg:y1="2.969cm" svg:x2="3.037cm" svg:y2="3.223cm">
          <text:p/>
        </draw:line>
        <draw:line draw:style-name="gr2" draw:text-style-name="P2" draw:layer="layout" svg:x1="3.291cm" svg:y1="2.969cm" svg:x2="3.037cm" svg:y2="2.969cm">
          <text:p/>
        </draw:line>
        <draw:line draw:style-name="gr3" draw:text-style-name="P2" draw:layer="layout" svg:x1="3.462cm" svg:y1="3.604cm" svg:x2="3.462cm" svg:y2="4.11cm">
          <text:p/>
        </draw:line>
        <draw:line draw:style-name="gr3" draw:text-style-name="P2" draw:layer="layout" svg:x1="3.462cm" svg:y1="4.11cm" svg:x2="3.462cm" svg:y2="4.618cm">
          <text:p/>
        </draw:line>
        <draw:line draw:style-name="gr2" draw:text-style-name="P2" draw:layer="layout" svg:x1="4.815cm" svg:y1="3.096cm" svg:x2="4.891cm" svg:y2="3.096cm">
          <text:p/>
        </draw:line>
        <draw:line draw:style-name="gr2" draw:text-style-name="P2" draw:layer="layout" svg:x1="4.891cm" svg:y1="3.096cm" svg:x2="5.083cm" svg:y2="3.288cm">
          <text:p/>
        </draw:line>
        <draw:line draw:style-name="gr4" draw:text-style-name="P2" draw:layer="layout" svg:x1="5.451cm" svg:y1="2.97cm" svg:x2="5.412cm" svg:y2="2.931cm">
          <text:p/>
        </draw:line>
        <draw:line draw:style-name="gr4" draw:text-style-name="P2" draw:layer="layout" svg:x1="5.412cm" svg:y1="2.931cm" svg:x2="5.412cm" svg:y2="2.753cm">
          <text:p/>
        </draw:line>
        <draw:line draw:style-name="gr5" draw:text-style-name="P2" draw:layer="layout" svg:x1="7.356cm" svg:y1="4.723cm" svg:x2="7.353cm" svg:y2="4.72cm">
          <text:p/>
        </draw:line>
        <draw:line draw:style-name="gr3" draw:text-style-name="P2" draw:layer="layout" svg:x1="4.435cm" svg:y1="1.826cm" svg:x2="4.32cm" svg:y2="1.84cm">
          <text:p/>
        </draw:line>
        <draw:line draw:style-name="gr3" draw:text-style-name="P2" draw:layer="layout" svg:x1="4.32cm" svg:y1="1.839cm" svg:x2="4.523cm" svg:y2="1.839cm">
          <text:p/>
        </draw:line>
        <draw:line draw:style-name="gr4" draw:text-style-name="P2" draw:layer="layout" svg:x1="4.523cm" svg:y1="1.839cm" svg:x2="4.523cm" svg:y2="2.588cm">
          <text:p/>
        </draw:line>
        <draw:line draw:style-name="gr4" draw:text-style-name="P2" draw:layer="layout" svg:x1="4.523cm" svg:y1="2.588cm" svg:x2="4.523cm" svg:y2="3.058cm">
          <text:p/>
        </draw:line>
        <draw:line draw:style-name="gr3" draw:text-style-name="P2" draw:layer="layout" svg:x1="4.523cm" svg:y1="3.058cm" svg:x2="4.562cm" svg:y2="3.097cm">
          <text:p/>
        </draw:line>
        <draw:line draw:style-name="gr4" draw:text-style-name="P2" draw:layer="layout" svg:x1="4.561cm" svg:y1="3.096cm" svg:x2="4.815cm" svg:y2="3.096cm">
          <text:p/>
        </draw:line>
        <draw:line draw:style-name="gr6" draw:text-style-name="P2" draw:layer="layout" svg:x1="7.607cm" svg:y1="4.745cm" svg:x2="7.607cm" svg:y2="4.872cm">
          <text:p/>
        </draw:line>
        <draw:line draw:style-name="gr5" draw:text-style-name="P2" draw:layer="layout" svg:x1="7.683cm" svg:y1="4.722cm" svg:x2="7.355cm" svg:y2="4.722cm">
          <text:p/>
        </draw:line>
        <draw:line draw:style-name="gr5" draw:text-style-name="P2" draw:layer="layout" svg:x1="7.684cm" svg:y1="4.722cm" svg:x2="7.66cm" svg:y2="4.746cm">
          <text:p/>
        </draw:line>
        <draw:line draw:style-name="gr5" draw:text-style-name="P2" draw:layer="layout" svg:x1="7.66cm" svg:y1="4.745cm" svg:x2="7.607cm" svg:y2="4.745cm">
          <text:p/>
        </draw:line>
        <draw:line draw:style-name="gr4" draw:text-style-name="P2" draw:layer="layout" svg:x1="5.082cm" svg:y1="3.288cm" svg:x2="5.4cm" svg:y2="2.969cm">
          <text:p/>
        </draw:line>
        <draw:line draw:style-name="gr4" draw:text-style-name="P2" draw:layer="layout" svg:x1="5.399cm" svg:y1="2.969cm" svg:x2="5.45cm" svg:y2="2.969cm">
          <text:p/>
        </draw:line>
        <draw:line draw:style-name="gr2" draw:text-style-name="P2" draw:layer="layout" svg:x1="8.623cm" svg:y1="1.699cm" svg:x2="9.626cm" svg:y2="1.699cm">
          <text:p/>
        </draw:line>
        <draw:line draw:style-name="gr2" draw:text-style-name="P2" draw:layer="layout" svg:x1="9.22cm" svg:y1="1.699cm" svg:x2="9.626cm" svg:y2="1.699cm">
          <text:p/>
        </draw:line>
        <draw:line draw:style-name="gr2" draw:text-style-name="P2" draw:layer="layout" svg:x1="9.22cm" svg:y1="1.699cm" svg:x2="10.147cm" svg:y2="1.699cm">
          <text:p/>
        </draw:line>
        <draw:line draw:style-name="gr2" draw:text-style-name="P2" draw:layer="layout" svg:x1="8.623cm" svg:y1="1.699cm" svg:x2="8.242cm" svg:y2="1.699cm">
          <text:p/>
        </draw:line>
        <draw:line draw:style-name="gr2" draw:text-style-name="P2" draw:layer="layout" svg:x1="3.462cm" svg:y1="3.604cm" svg:x2="4.307cm" svg:y2="3.604cm">
          <text:p/>
        </draw:line>
        <draw:line draw:style-name="gr2" draw:text-style-name="P2" draw:layer="layout" svg:x1="4.307cm" svg:y1="3.604cm" svg:x2="4.561cm" svg:y2="3.604cm">
          <text:p/>
        </draw:line>
        <draw:line draw:style-name="gr2" draw:text-style-name="P2" draw:layer="layout" svg:x1="4.561cm" svg:y1="3.604cm" svg:x2="4.561cm" svg:y2="3.096cm">
          <text:p/>
        </draw:line>
        <draw:line draw:style-name="gr2" draw:text-style-name="P2" draw:layer="layout" svg:x1="4.307cm" svg:y1="3.604cm" svg:x2="4.307cm" svg:y2="4.745cm">
          <text:p/>
        </draw:line>
        <draw:line draw:style-name="gr2" draw:text-style-name="P2" draw:layer="layout" svg:x1="4.307cm" svg:y1="4.745cm" svg:x2="6.339cm" svg:y2="4.745cm">
          <text:p/>
        </draw:line>
        <draw:line draw:style-name="gr2" draw:text-style-name="P2" draw:layer="layout" svg:x1="4.262cm" svg:y1="1.803cm" svg:x2="4.203cm" svg:y2="1.803cm">
          <text:p/>
        </draw:line>
        <draw:line draw:style-name="gr2" draw:text-style-name="P2" draw:layer="layout" svg:x1="4.262cm" svg:y1="1.803cm" svg:x2="4.285cm" svg:y2="1.827cm">
          <text:p/>
        </draw:line>
        <draw:line draw:style-name="gr2" draw:text-style-name="P2" draw:layer="layout" svg:x1="4.284cm" svg:y1="1.826cm" svg:x2="4.434cm" svg:y2="1.826cm">
          <text:p/>
        </draw:line>
        <draw:line draw:style-name="gr2" draw:text-style-name="P2" draw:layer="layout" svg:x1="4.223cm" svg:y1="1.827cm" svg:x2="4.195cm" svg:y2="1.816cm">
          <text:p/>
        </draw:line>
        <draw:line draw:style-name="gr2" draw:text-style-name="P2" draw:layer="layout" svg:x1="4.196cm" svg:y1="1.817cm" svg:x2="4.178cm" svg:y2="1.801cm">
          <text:p/>
        </draw:line>
        <draw:line draw:style-name="gr2" draw:text-style-name="P2" draw:layer="layout" svg:x1="3.037cm" svg:y1="2.334cm" svg:x2="3.418cm" svg:y2="2.334cm">
          <text:p/>
        </draw:line>
        <draw:line draw:style-name="gr2" draw:text-style-name="P2" draw:layer="layout" svg:x1="3.418cm" svg:y1="2.334cm" svg:x2="3.673cm" svg:y2="2.589cm">
          <text:p/>
        </draw:line>
        <draw:line draw:style-name="gr4" draw:text-style-name="P2" draw:layer="layout" svg:x1="3.672cm" svg:y1="2.588cm" svg:x2="4.523cm" svg:y2="2.588cm">
          <text:p/>
        </draw:line>
        <draw:line draw:style-name="gr2" draw:text-style-name="P2" draw:layer="layout" svg:x1="4.104cm" svg:y1="1.801cm" svg:x2="4.178cm" svg:y2="1.801cm">
          <text:p/>
        </draw:line>
        <draw:line draw:style-name="gr2" draw:text-style-name="P2" draw:layer="layout" svg:x1="4.434cm" svg:y1="1.826cm" svg:x2="4.222cm" svg:y2="1.826cm">
          <text:p/>
        </draw:line>
        <draw:line draw:style-name="gr2" draw:text-style-name="P2" draw:layer="layout" svg:x1="2.452cm" svg:y1="2.582cm" svg:x2="2.446cm" svg:y2="2.589cm">
          <text:p/>
        </draw:line>
        <draw:line draw:style-name="gr2" draw:text-style-name="P2" draw:layer="layout" svg:x1="2.446cm" svg:y1="2.588cm" svg:x2="2.446cm" svg:y2="3.181cm">
          <text:p/>
        </draw:line>
        <draw:line draw:style-name="gr2" draw:text-style-name="P2" draw:layer="layout" svg:x1="2.404cm" svg:y1="3.223cm" svg:x2="2.404cm" svg:y2="3.983cm">
          <text:p/>
        </draw:line>
        <draw:line draw:style-name="gr2" draw:text-style-name="P2" draw:layer="layout" svg:x1="2.404cm" svg:y1="3.983cm" svg:x2="2.404cm" svg:y2="4.521cm">
          <text:p/>
        </draw:line>
        <draw:line draw:style-name="gr2" draw:text-style-name="P2" draw:layer="layout" svg:x1="2.501cm" svg:y1="4.618cm" svg:x2="2.96cm" svg:y2="4.719cm">
          <text:p/>
        </draw:line>
        <draw:line draw:style-name="gr2" draw:text-style-name="P2" draw:layer="layout" svg:x1="3.122cm" svg:y1="4.618cm" svg:x2="3.122cm" svg:y2="4.11cm">
          <text:p/>
        </draw:line>
        <draw:line draw:style-name="gr2" draw:text-style-name="P2" draw:layer="layout" svg:x1="3.122cm" svg:y1="4.11cm" svg:x2="3.122cm" svg:y2="3.604cm">
          <text:p/>
        </draw:line>
        <draw:line draw:style-name="gr2" draw:text-style-name="P2" draw:layer="layout" svg:x1="2.959cm" svg:y1="4.719cm" svg:x2="3.123cm" svg:y2="4.618cm">
          <text:p/>
        </draw:line>
        <draw:line draw:style-name="gr2" draw:text-style-name="P2" draw:layer="layout" svg:x1="6.339cm" svg:y1="4.491cm" svg:x2="6.618cm" svg:y2="4.491cm">
          <text:p/>
        </draw:line>
        <draw:line draw:style-name="gr2" draw:text-style-name="P2" draw:layer="layout" svg:x1="8.623cm" svg:y1="1.953cm" svg:x2="10.147cm" svg:y2="1.953cm">
          <text:p/>
        </draw:line>
        <draw:line draw:style-name="gr4" draw:text-style-name="P2" draw:layer="layout" svg:x1="7.01cm" svg:y1="2.753cm" svg:x2="7.01cm" svg:y2="3.189cm">
          <text:p/>
        </draw:line>
        <draw:line draw:style-name="gr4" draw:text-style-name="P2" draw:layer="layout" svg:x1="7.01cm" svg:y1="3.185cm" svg:x2="7.01cm" svg:y2="3.189cm">
          <text:p/>
        </draw:line>
        <draw:line draw:style-name="gr4" draw:text-style-name="P2" draw:layer="layout" svg:x1="6.607cm" svg:y1="3.185cm" svg:x2="6.314cm" svg:y2="3.478cm">
          <text:p/>
        </draw:line>
        <draw:line draw:style-name="gr4" draw:text-style-name="P2" draw:layer="layout" svg:x1="6.314cm" svg:y1="3.477cm" svg:x2="5.704cm" svg:y2="3.477cm">
          <text:p/>
        </draw:line>
        <draw:line draw:style-name="gr4" draw:text-style-name="P2" draw:layer="layout" svg:x1="5.704cm" svg:y1="3.477cm" svg:x2="5.704cm" svg:y2="3.223cm">
          <text:p/>
        </draw:line>
        <draw:line draw:style-name="gr2" draw:text-style-name="P2" draw:layer="layout" svg:x1="4.942cm" svg:y1="3.856cm" svg:x2="5.45cm" svg:y2="3.856cm">
          <text:p/>
        </draw:line>
        <draw:line draw:style-name="gr2" draw:text-style-name="P2" draw:layer="layout" svg:x1="5.45cm" svg:y1="3.856cm" svg:x2="5.577cm" svg:y2="3.856cm">
          <text:p/>
        </draw:line>
        <draw:line draw:style-name="gr2" draw:text-style-name="P2" draw:layer="layout" svg:x1="5.577cm" svg:y1="3.857cm" svg:x2="5.705cm" svg:y2="3.731cm">
          <text:p/>
        </draw:line>
        <draw:line draw:style-name="gr2" draw:text-style-name="P2" draw:layer="layout" svg:x1="5.704cm" svg:y1="3.731cm" svg:x2="5.704cm" svg:y2="3.477cm">
          <text:p/>
        </draw:line>
        <draw:line draw:style-name="gr2" draw:text-style-name="P2" draw:layer="layout" svg:x1="8.623cm" svg:y1="1.953cm" svg:x2="8.242cm" svg:y2="1.953cm">
          <text:p/>
        </draw:line>
        <draw:line draw:style-name="gr4" draw:text-style-name="P2" draw:layer="layout" svg:x1="7.01cm" svg:y1="3.185cm" svg:x2="6.972cm" svg:y2="3.185cm">
          <text:p/>
        </draw:line>
        <draw:line draw:style-name="gr4" draw:text-style-name="P2" draw:layer="layout" svg:x1="6.972cm" svg:y1="3.185cm" svg:x2="6.606cm" svg:y2="3.185cm">
          <text:p/>
        </draw:line>
        <draw:line draw:style-name="gr5" draw:text-style-name="P2" draw:layer="layout" svg:x1="8.294cm" svg:y1="4.009cm" svg:x2="8.242cm" svg:y2="3.956cm">
          <text:p/>
        </draw:line>
        <draw:line draw:style-name="gr4" draw:text-style-name="P2" draw:layer="layout" svg:x1="8.242cm" svg:y1="3.956cm" svg:x2="8.242cm" svg:y2="3.856cm">
          <text:p/>
        </draw:line>
        <draw:line draw:style-name="gr2" draw:text-style-name="P2" draw:layer="layout" svg:x1="8.242cm" svg:y1="3.856cm" svg:x2="8.242cm" svg:y2="3.35cm">
          <text:p/>
        </draw:line>
        <draw:line draw:style-name="gr2" draw:text-style-name="P2" draw:layer="layout" svg:x1="7.734cm" svg:y1="3.35cm" svg:x2="6.972cm" svg:y2="3.35cm">
          <text:p/>
        </draw:line>
        <draw:line draw:style-name="gr2" draw:text-style-name="P2" draw:layer="layout" svg:x1="6.972cm" svg:y1="3.35cm" svg:x2="6.972cm" svg:y2="3.185cm">
          <text:p/>
        </draw:line>
        <draw:line draw:style-name="gr2" draw:text-style-name="P2" draw:layer="layout" svg:x1="6.339cm" svg:y1="4.491cm" svg:x2="5.45cm" svg:y2="4.491cm">
          <text:p/>
        </draw:line>
        <draw:line draw:style-name="gr2" draw:text-style-name="P2" draw:layer="layout" svg:x1="5.45cm" svg:y1="4.491cm" svg:x2="5.45cm" svg:y2="3.856cm">
          <text:p/>
        </draw:line>
        <draw:line draw:style-name="gr2" draw:text-style-name="P2" draw:layer="layout" svg:x1="6.618cm" svg:y1="4.491cm" svg:x2="6.846cm" svg:y2="4.721cm">
          <text:p/>
        </draw:line>
        <draw:line draw:style-name="gr2" draw:text-style-name="P2" draw:layer="layout" svg:x1="2.451cm" svg:y1="1.572cm" svg:x2="2.451cm" svg:y2="2.08cm">
          <text:p/>
        </draw:line>
        <draw:line draw:style-name="gr2" draw:text-style-name="P2" draw:layer="layout" svg:x1="2.451cm" svg:y1="2.08cm" svg:x2="2.451cm" svg:y2="2.582cm">
          <text:p/>
        </draw:line>
        <draw:line draw:style-name="gr2" draw:text-style-name="P2" draw:layer="layout" svg:x1="2.531cm" svg:y1="3.223cm" svg:x2="2.404cm" svg:y2="3.223cm">
          <text:p/>
        </draw:line>
        <draw:line draw:style-name="gr2" draw:text-style-name="P2" draw:layer="layout" svg:x1="3.037cm" svg:y1="2.08cm" svg:x2="2.451cm" svg:y2="2.08cm">
          <text:p/>
        </draw:line>
        <draw:line draw:style-name="gr2" draw:text-style-name="P2" draw:layer="layout" svg:x1="2.502cm" svg:y1="4.619cm" svg:x2="2.404cm" svg:y2="4.521cm">
          <text:p/>
        </draw:line>
        <draw:line draw:style-name="gr2" draw:text-style-name="P2" draw:layer="layout" svg:x1="2.447cm" svg:y1="3.181cm" svg:x2="2.404cm" svg:y2="3.224cm">
          <text:p/>
        </draw:line>
        <draw:line draw:style-name="gr2" draw:text-style-name="P2" draw:layer="layout" svg:x1="3.672cm" svg:y1="2.08cm" svg:x2="3.037cm" svg:y2="2.08cm">
          <text:p/>
        </draw:line>
        <draw:line draw:style-name="gr2" draw:text-style-name="P2" draw:layer="layout" svg:x1="3.672cm" svg:y1="2.08cm" svg:x2="4.307cm" svg:y2="2.08cm">
          <text:p/>
        </draw:line>
        <draw:line draw:style-name="gr2" draw:text-style-name="P2" draw:layer="layout" svg:x1="3.8cm" svg:y1="3.096cm" svg:x2="3.672cm" svg:y2="3.224cm">
          <text:p/>
        </draw:line>
        <draw:line draw:style-name="gr2" draw:text-style-name="P2" draw:layer="layout" svg:x1="3.672cm" svg:y1="3.223cm" svg:x2="3.291cm" svg:y2="3.223cm">
          <text:p/>
        </draw:line>
        <draw:line draw:style-name="gr2" draw:text-style-name="P2" draw:layer="layout" svg:x1="3.291cm" svg:y1="3.223cm" svg:x2="3.291cm" svg:y2="3.35cm">
          <text:p/>
        </draw:line>
        <draw:line draw:style-name="gr2" draw:text-style-name="P2" draw:layer="layout" svg:x1="3.291cm" svg:y1="3.35cm" svg:x2="3.227cm" svg:y2="3.35cm">
          <text:p/>
        </draw:line>
        <draw:line draw:style-name="gr2" draw:text-style-name="P2" draw:layer="layout" svg:x1="3.122cm" svg:y1="3.456cm" svg:x2="3.122cm" svg:y2="3.604cm">
          <text:p/>
        </draw:line>
        <draw:line draw:style-name="gr2" draw:text-style-name="P2" draw:layer="layout" svg:x1="4.307cm" svg:y1="3.096cm" svg:x2="4.053cm" svg:y2="3.096cm">
          <text:p/>
        </draw:line>
        <draw:line draw:style-name="gr2" draw:text-style-name="P2" draw:layer="layout" svg:x1="4.053cm" svg:y1="3.096cm" svg:x2="3.799cm" svg:y2="3.096cm">
          <text:p/>
        </draw:line>
        <draw:line draw:style-name="gr2" draw:text-style-name="P2" draw:layer="layout" svg:x1="3.228cm" svg:y1="3.35cm" svg:x2="3.122cm" svg:y2="3.457cm">
          <text:p/>
        </draw:line>
        <draw:line draw:style-name="gr2" draw:text-style-name="P2" draw:layer="layout" svg:x1="4.053cm" svg:y1="3.35cm" svg:x2="4.053cm" svg:y2="3.096cm">
          <text:p/>
        </draw:line>
        <draw:line draw:style-name="gr2" draw:text-style-name="P2" draw:layer="layout" svg:x1="8.242cm" svg:y1="3.35cm" svg:x2="7.734cm" svg:y2="3.35cm">
          <text:p/>
        </draw:line>
        <draw:line draw:style-name="gr4" draw:text-style-name="P2" draw:layer="layout" svg:x1="7.01cm" svg:y1="1.754cm" svg:x2="7.683cm" svg:y2="1.754cm">
          <text:p/>
        </draw:line>
        <draw:line draw:style-name="gr4" draw:text-style-name="P2" draw:layer="layout" svg:x1="8.015cm" svg:y1="2.54cm" svg:x2="8.192cm" svg:y2="2.716cm">
          <text:p/>
        </draw:line>
        <draw:line draw:style-name="gr4" draw:text-style-name="P2" draw:layer="layout" svg:x1="8.28cm" svg:y1="2.715cm" svg:x2="8.191cm" svg:y2="2.715cm">
          <text:p/>
        </draw:line>
        <draw:line draw:style-name="gr4" draw:text-style-name="P2" draw:layer="layout" svg:x1="7.683cm" svg:y1="1.754cm" svg:x2="7.683cm" svg:y2="2.207cm">
          <text:p/>
        </draw:line>
        <draw:line draw:style-name="gr4" draw:text-style-name="P2" draw:layer="layout" svg:x1="8.28cm" svg:y1="2.715cm" svg:x2="9.207cm" svg:y2="2.715cm">
          <text:p/>
        </draw:line>
        <draw:line draw:style-name="gr4" draw:text-style-name="P2" draw:layer="layout" svg:x1="9.207cm" svg:y1="2.716cm" svg:x2="9.221cm" svg:y2="2.702cm">
          <text:p/>
        </draw:line>
        <draw:line draw:style-name="gr4" draw:text-style-name="P2" draw:layer="layout" svg:x1="10.147cm" svg:y1="2.207cm" svg:x2="9.22cm" svg:y2="2.207cm">
          <text:p/>
        </draw:line>
        <draw:line draw:style-name="gr5" draw:text-style-name="P2" draw:layer="layout" svg:x1="7.683cm" svg:y1="4.593cm" svg:x2="7.825cm" svg:y2="4.593cm">
          <text:p/>
        </draw:line>
        <draw:line draw:style-name="gr5" draw:text-style-name="P2" draw:layer="layout" svg:x1="7.861cm" svg:y1="4.555cm" svg:x2="7.861cm" svg:y2="3.604cm">
          <text:p/>
        </draw:line>
        <draw:line draw:style-name="gr5" draw:text-style-name="P2" draw:layer="layout" svg:x1="7.825cm" svg:y1="4.594cm" svg:x2="7.862cm" svg:y2="4.555cm">
          <text:p/>
        </draw:line>
        <draw:line draw:style-name="gr4" draw:text-style-name="P2" draw:layer="layout" svg:x1="9.22cm" svg:y1="2.702cm" svg:x2="9.22cm" svg:y2="2.461cm">
          <text:p/>
        </draw:line>
        <draw:line draw:style-name="gr4" draw:text-style-name="P2" draw:layer="layout" svg:x1="9.22cm" svg:y1="2.461cm" svg:x2="9.22cm" svg:y2="2.207cm">
          <text:p/>
        </draw:line>
        <draw:line draw:style-name="gr4" draw:text-style-name="P2" draw:layer="layout" svg:x1="7.683cm" svg:y1="2.207cm" svg:x2="8.016cm" svg:y2="2.541cm">
          <text:p/>
        </draw:line>
        <draw:line draw:style-name="gr4" draw:text-style-name="P2" draw:layer="layout" svg:x1="8.28cm" svg:y1="2.715cm" svg:x2="8.283cm" svg:y2="2.718cm">
          <text:p/>
        </draw:line>
        <draw:line draw:style-name="gr4" draw:text-style-name="P2" draw:layer="layout" svg:x1="7.01cm" svg:y1="1.953cm" svg:x2="7.226cm" svg:y2="1.953cm">
          <text:p/>
        </draw:line>
        <draw:line draw:style-name="gr4" draw:text-style-name="P2" draw:layer="layout" svg:x1="7.429cm" svg:y1="2.169cm" svg:x2="7.836cm" svg:y2="2.576cm">
          <text:p/>
        </draw:line>
        <draw:line draw:style-name="gr4" draw:text-style-name="P2" draw:layer="layout" svg:x1="7.835cm" svg:y1="2.575cm" svg:x2="7.835cm" svg:y2="2.715cm">
          <text:p/>
        </draw:line>
        <draw:line draw:style-name="gr4" draw:text-style-name="P2" draw:layer="layout" svg:x1="7.835cm" svg:y1="2.715cm" svg:x2="8.09cm" svg:y2="2.97cm">
          <text:p/>
        </draw:line>
        <draw:line draw:style-name="gr4" draw:text-style-name="P2" draw:layer="layout" svg:x1="7.226cm" svg:y1="1.953cm" svg:x2="7.43cm" svg:y2="2.157cm">
          <text:p/>
        </draw:line>
        <draw:line draw:style-name="gr4" draw:text-style-name="P2" draw:layer="layout" svg:x1="8.089cm" svg:y1="2.969cm" svg:x2="8.394cm" svg:y2="2.969cm">
          <text:p/>
        </draw:line>
        <draw:line draw:style-name="gr4" draw:text-style-name="P2" draw:layer="layout" svg:x1="8.394cm" svg:y1="2.969cm" svg:x2="8.661cm" svg:y2="2.969cm">
          <text:p/>
        </draw:line>
        <draw:line draw:style-name="gr4" draw:text-style-name="P2" draw:layer="layout" svg:x1="8.661cm" svg:y1="2.97cm" svg:x2="8.725cm" svg:y2="2.906cm">
          <text:p/>
        </draw:line>
        <draw:line draw:style-name="gr4" draw:text-style-name="P2" draw:layer="layout" svg:x1="8.724cm" svg:y1="2.906cm" svg:x2="9.575cm" svg:y2="2.906cm">
          <text:p/>
        </draw:line>
        <draw:line draw:style-name="gr4" draw:text-style-name="P2" draw:layer="layout" svg:x1="9.575cm" svg:y1="2.907cm" svg:x2="9.64cm" svg:y2="2.842cm">
          <text:p/>
        </draw:line>
        <draw:line draw:style-name="gr4" draw:text-style-name="P2" draw:layer="layout" svg:x1="9.64cm" svg:y1="2.843cm" svg:x2="9.626cm" svg:y2="2.829cm">
          <text:p/>
        </draw:line>
        <draw:line draw:style-name="gr4" draw:text-style-name="P2" draw:layer="layout" svg:x1="9.626cm" svg:y1="2.829cm" svg:x2="9.626cm" svg:y2="2.461cm">
          <text:p/>
        </draw:line>
        <draw:line draw:style-name="gr4" draw:text-style-name="P2" draw:layer="layout" svg:x1="9.626cm" svg:y1="2.461cm" svg:x2="10.147cm" svg:y2="2.461cm">
          <text:p/>
        </draw:line>
        <draw:line draw:style-name="gr5" draw:text-style-name="P2" draw:layer="layout" svg:x1="7.683cm" svg:y1="4.656cm" svg:x2="7.937cm" svg:y2="4.656cm">
          <text:p/>
        </draw:line>
        <draw:line draw:style-name="gr5" draw:text-style-name="P2" draw:layer="layout" svg:x1="8.051cm" svg:y1="3.604cm" svg:x2="8.051cm" svg:y2="4.542cm">
          <text:p/>
        </draw:line>
        <draw:line draw:style-name="gr5" draw:text-style-name="P2" draw:layer="layout" svg:x1="7.937cm" svg:y1="4.657cm" svg:x2="8.052cm" svg:y2="4.542cm">
          <text:p/>
        </draw:line>
        <draw:line draw:style-name="gr4" draw:text-style-name="P2" draw:layer="layout" svg:x1="7.429cm" svg:y1="2.156cm" svg:x2="7.429cm" svg:y2="2.169cm">
          <text:p/>
        </draw:line>
        <draw:line draw:style-name="gr4" draw:text-style-name="P2" draw:layer="layout" svg:x1="8.623cm" svg:y1="2.207cm" svg:x2="8.166cm" svg:y2="2.207cm">
          <text:p/>
        </draw:line>
        <draw:line draw:style-name="gr4" draw:text-style-name="P2" draw:layer="layout" svg:x1="8.167cm" svg:y1="2.208cm" svg:x2="8.039cm" svg:y2="2.08cm">
          <text:p/>
        </draw:line>
        <draw:line draw:style-name="gr4" draw:text-style-name="P2" draw:layer="layout" svg:x1="8.039cm" svg:y1="2.08cm" svg:x2="8.039cm" svg:y2="1.369cm">
          <text:p/>
        </draw:line>
        <draw:line draw:style-name="gr4" draw:text-style-name="P2" draw:layer="layout" svg:x1="8.04cm" svg:y1="1.37cm" svg:x2="8.024cm" svg:y2="1.354cm">
          <text:p/>
        </draw:line>
        <draw:line draw:style-name="gr4" draw:text-style-name="P2" draw:layer="layout" svg:x1="8.024cm" svg:y1="1.354cm" svg:x2="7.01cm" svg:y2="1.354cm">
          <text:p/>
        </draw:line>
        <draw:line draw:style-name="gr4" draw:text-style-name="P2" draw:layer="layout" svg:x1="7.023cm" svg:y1="1.54cm" svg:x2="7.861cm" svg:y2="1.54cm">
          <text:p/>
        </draw:line>
        <draw:line draw:style-name="gr4" draw:text-style-name="P2" draw:layer="layout" svg:x1="7.861cm" svg:y1="1.54cm" svg:x2="7.861cm" svg:y2="2.144cm">
          <text:p/>
        </draw:line>
        <draw:line draw:style-name="gr4" draw:text-style-name="P2" draw:layer="layout" svg:x1="7.861cm" svg:y1="2.144cm" svg:x2="8.09cm" svg:y2="2.373cm">
          <text:p/>
        </draw:line>
        <draw:line draw:style-name="gr4" draw:text-style-name="P2" draw:layer="layout" svg:x1="8.089cm" svg:y1="2.372cm" svg:x2="8.534cm" svg:y2="2.372cm">
          <text:p/>
        </draw:line>
        <draw:line draw:style-name="gr4" draw:text-style-name="P2" draw:layer="layout" svg:x1="8.534cm" svg:y1="2.372cm" svg:x2="8.624cm" svg:y2="2.462cm">
          <text:p/>
        </draw:line>
        <draw:line draw:style-name="gr4" draw:text-style-name="P2" draw:layer="layout" svg:x1="7.01cm" svg:y1="1.554cm" svg:x2="7.024cm" svg:y2="1.54cm">
          <text:p/>
        </draw:line>
        <draw:line draw:style-name="gr4" draw:text-style-name="P2" draw:layer="layout" svg:x1="7.01cm" svg:y1="2.552cm" svg:x2="7.323cm" svg:y2="2.552cm">
          <text:p/>
        </draw:line>
        <draw:line draw:style-name="gr4" draw:text-style-name="P2" draw:layer="layout" svg:x1="7.323cm" svg:y1="2.552cm" svg:x2="7.367cm" svg:y2="2.568cm">
          <text:p/>
        </draw:line>
        <draw:line draw:style-name="gr4" draw:text-style-name="P2" draw:layer="layout" svg:x1="7.366cm" svg:y1="2.567cm" svg:x2="7.366cm" svg:y2="3.185cm">
          <text:p/>
        </draw:line>
        <draw:line draw:style-name="gr5" draw:text-style-name="P2" draw:layer="layout" svg:x1="8.296cm" svg:y1="4.53cm" svg:x2="8.293cm" svg:y2="4.527cm">
          <text:p/>
        </draw:line>
        <draw:line draw:style-name="gr5" draw:text-style-name="P2" draw:layer="layout" svg:x1="8.648cm" svg:y1="4.872cm" svg:x2="8.648cm" svg:y2="4.682cm">
          <text:p/>
        </draw:line>
        <draw:line draw:style-name="gr5" draw:text-style-name="P2" draw:layer="layout" svg:x1="8.649cm" svg:y1="4.683cm" svg:x2="8.496cm" svg:y2="4.529cm">
          <text:p/>
        </draw:line>
        <draw:line draw:style-name="gr5" draw:text-style-name="P2" draw:layer="layout" svg:x1="8.496cm" svg:y1="4.529cm" svg:x2="8.295cm" svg:y2="4.529cm">
          <text:p/>
        </draw:line>
        <draw:line draw:style-name="gr5" draw:text-style-name="P2" draw:layer="layout" svg:x1="8.877cm" svg:y1="4.872cm" svg:x2="8.648cm" svg:y2="4.872cm">
          <text:p/>
        </draw:line>
        <draw:line draw:style-name="gr5" draw:text-style-name="P2" draw:layer="layout" svg:x1="8.298cm" svg:y1="4.468cm" svg:x2="8.293cm" svg:y2="4.461cm">
          <text:p/>
        </draw:line>
        <draw:line draw:style-name="gr5" draw:text-style-name="P2" draw:layer="layout" svg:x1="8.687cm" svg:y1="4.619cm" svg:x2="8.534cm" svg:y2="4.466cm">
          <text:p/>
        </draw:line>
        <draw:line draw:style-name="gr5" draw:text-style-name="P2" draw:layer="layout" svg:x1="8.534cm" svg:y1="4.466cm" svg:x2="8.297cm" svg:y2="4.466cm">
          <text:p/>
        </draw:line>
        <draw:line draw:style-name="gr5" draw:text-style-name="P2" draw:layer="layout" svg:x1="8.877cm" svg:y1="4.618cm" svg:x2="8.686cm" svg:y2="4.618cm">
          <text:p/>
        </draw:line>
        <draw:line draw:style-name="gr5" draw:text-style-name="P2" draw:layer="layout" svg:x1="8.293cm" svg:y1="4.398cm" svg:x2="8.553cm" svg:y2="4.398cm">
          <text:p/>
        </draw:line>
        <draw:line draw:style-name="gr5" draw:text-style-name="P2" draw:layer="layout" svg:x1="8.586cm" svg:y1="4.364cm" svg:x2="8.553cm" svg:y2="4.399cm">
          <text:p/>
        </draw:line>
        <draw:line draw:style-name="gr5" draw:text-style-name="P2" draw:layer="layout" svg:x1="8.877cm" svg:y1="4.364cm" svg:x2="8.585cm" svg:y2="4.364cm">
          <text:p/>
        </draw:line>
        <draw:line draw:style-name="gr5" draw:text-style-name="P2" draw:layer="layout" svg:x1="8.293cm" svg:y1="4.332cm" svg:x2="8.528cm" svg:y2="4.332cm">
          <text:p/>
        </draw:line>
        <draw:line draw:style-name="gr5" draw:text-style-name="P2" draw:layer="layout" svg:x1="8.528cm" svg:y1="4.333cm" svg:x2="8.751cm" svg:y2="4.11cm">
          <text:p/>
        </draw:line>
        <draw:line draw:style-name="gr5" draw:text-style-name="P2" draw:layer="layout" svg:x1="8.75cm" svg:y1="4.11cm" svg:x2="8.877cm" svg:y2="4.11cm">
          <text:p/>
        </draw:line>
        <draw:line draw:style-name="gr5" draw:text-style-name="P2" draw:layer="layout" svg:x1="8.877cm" svg:y1="3.856cm" svg:x2="8.75cm" svg:y2="3.856cm">
          <text:p/>
        </draw:line>
        <draw:line draw:style-name="gr5" draw:text-style-name="P2" draw:layer="layout" svg:x1="8.75cm" svg:y1="3.856cm" svg:x2="8.75cm" svg:y2="3.983cm">
          <text:p/>
        </draw:line>
        <draw:line draw:style-name="gr5" draw:text-style-name="P2" draw:layer="layout" svg:x1="8.751cm" svg:y1="3.983cm" svg:x2="8.699cm" svg:y2="4.035cm">
          <text:p/>
        </draw:line>
        <draw:line draw:style-name="gr5" draw:text-style-name="P2" draw:layer="layout" svg:x1="8.492cm" svg:y1="4.267cm" svg:x2="8.293cm" svg:y2="4.267cm">
          <text:p/>
        </draw:line>
        <draw:line draw:style-name="gr5" draw:text-style-name="P2" draw:layer="layout" svg:x1="8.699cm" svg:y1="4.034cm" svg:x2="8.699cm" svg:y2="4.059cm">
          <text:p/>
        </draw:line>
        <draw:line draw:style-name="gr5" draw:text-style-name="P2" draw:layer="layout" svg:x1="8.7cm" svg:y1="4.059cm" svg:x2="8.492cm" svg:y2="4.268cm">
          <text:p/>
        </draw:line>
        <draw:line draw:style-name="gr5" draw:text-style-name="P2" draw:layer="layout" svg:x1="8.293cm" svg:y1="4.203cm" svg:x2="8.456cm" svg:y2="4.203cm">
          <text:p/>
        </draw:line>
        <draw:line draw:style-name="gr5" draw:text-style-name="P2" draw:layer="layout" svg:x1="8.456cm" svg:y1="4.204cm" svg:x2="8.637cm" svg:y2="4.021cm">
          <text:p/>
        </draw:line>
        <draw:line draw:style-name="gr5" draw:text-style-name="P2" draw:layer="layout" svg:x1="8.636cm" svg:y1="4.021cm" svg:x2="8.636cm" svg:y2="3.869cm">
          <text:p/>
        </draw:line>
        <draw:line draw:style-name="gr5" draw:text-style-name="P2" draw:layer="layout" svg:x1="8.737cm" svg:y1="3.767cm" svg:x2="8.737cm" svg:y2="3.604cm">
          <text:p/>
        </draw:line>
        <draw:line draw:style-name="gr5" draw:text-style-name="P2" draw:layer="layout" svg:x1="8.737cm" svg:y1="3.604cm" svg:x2="8.877cm" svg:y2="3.604cm">
          <text:p/>
        </draw:line>
        <draw:line draw:style-name="gr5" draw:text-style-name="P2" draw:layer="layout" svg:x1="8.636cm" svg:y1="3.87cm" svg:x2="8.738cm" svg:y2="3.767cm">
          <text:p/>
        </draw:line>
        <draw:line draw:style-name="gr5" draw:text-style-name="P2" draw:layer="layout" svg:x1="8.293cm" svg:y1="4.138cm" svg:x2="8.42cm" svg:y2="4.138cm">
          <text:p/>
        </draw:line>
        <draw:line draw:style-name="gr5" draw:text-style-name="P2" draw:layer="layout" svg:x1="8.572cm" svg:y1="3.983cm" svg:x2="8.572cm" svg:y2="3.841cm">
          <text:p/>
        </draw:line>
        <draw:line draw:style-name="gr5" draw:text-style-name="P2" draw:layer="layout" svg:x1="8.661cm" svg:y1="3.35cm" svg:x2="8.661cm" svg:y2="3.752cm">
          <text:p/>
        </draw:line>
        <draw:line draw:style-name="gr5" draw:text-style-name="P2" draw:layer="layout" svg:x1="8.42cm" svg:y1="4.139cm" svg:x2="8.573cm" svg:y2="3.983cm">
          <text:p/>
        </draw:line>
        <draw:line draw:style-name="gr5" draw:text-style-name="P2" draw:layer="layout" svg:x1="8.572cm" svg:y1="3.842cm" svg:x2="8.662cm" svg:y2="3.752cm">
          <text:p/>
        </draw:line>
        <draw:line draw:style-name="gr5" draw:text-style-name="P2" draw:layer="layout" svg:x1="8.877cm" svg:y1="3.35cm" svg:x2="8.661cm" svg:y2="3.35cm">
          <text:p/>
        </draw:line>
        <draw:line draw:style-name="gr5" draw:text-style-name="P2" draw:layer="layout" svg:x1="8.293cm" svg:y1="4.072cm" svg:x2="8.394cm" svg:y2="4.072cm">
          <text:p/>
        </draw:line>
        <draw:line draw:style-name="gr5" draw:text-style-name="P2" draw:layer="layout" svg:x1="8.394cm" svg:y1="4.072cm" svg:x2="8.397cm" svg:y2="4.075cm">
          <text:p/>
        </draw:line>
        <draw:line draw:style-name="gr5" draw:text-style-name="P2" draw:layer="layout" svg:x1="8.394cm" svg:y1="4.073cm" svg:x2="8.51cm" svg:y2="3.958cm">
          <text:p/>
        </draw:line>
        <draw:line draw:style-name="gr5" draw:text-style-name="P2" draw:layer="layout" svg:x1="8.509cm" svg:y1="3.958cm" svg:x2="8.509cm" svg:y2="3.805cm">
          <text:p/>
        </draw:line>
        <draw:line draw:style-name="gr5" draw:text-style-name="P2" draw:layer="layout" svg:x1="8.509cm" svg:y1="3.806cm" svg:x2="8.586cm" svg:y2="3.731cm">
          <text:p/>
        </draw:line>
        <draw:line draw:style-name="gr5" draw:text-style-name="P2" draw:layer="layout" svg:x1="8.624cm" svg:y1="3.096cm" svg:x2="8.585cm" svg:y2="3.135cm">
          <text:p/>
        </draw:line>
        <draw:line draw:style-name="gr5" draw:text-style-name="P2" draw:layer="layout" svg:x1="8.585cm" svg:y1="3.731cm" svg:x2="8.585cm" svg:y2="3.134cm">
          <text:p/>
        </draw:line>
        <draw:line draw:style-name="gr5" draw:text-style-name="P2" draw:layer="layout" svg:x1="8.877cm" svg:y1="3.096cm" svg:x2="8.623cm" svg:y2="3.096cm">
          <text:p/>
        </draw:line>
        <draw:line draw:style-name="gr5" draw:text-style-name="P2" draw:layer="layout" svg:x1="7.099cm" svg:y1="3.856cm" svg:x2="7.25cm" svg:y2="4.009cm">
          <text:p/>
        </draw:line>
        <draw:line draw:style-name="gr5" draw:text-style-name="P2" draw:layer="layout" svg:x1="7.249cm" svg:y1="4.008cm" svg:x2="7.683cm" svg:y2="4.008cm">
          <text:p/>
        </draw:line>
        <draw:line draw:style-name="gr5" draw:text-style-name="P2" draw:layer="layout" svg:x1="6.845cm" svg:y1="3.983cm" svg:x2="6.935cm" svg:y2="4.073cm">
          <text:p/>
        </draw:line>
        <draw:line draw:style-name="gr5" draw:text-style-name="P2" draw:layer="layout" svg:x1="6.934cm" svg:y1="4.072cm" svg:x2="7.683cm" svg:y2="4.072cm">
          <text:p/>
        </draw:line>
        <draw:line draw:style-name="gr5" draw:text-style-name="P2" draw:layer="layout" svg:x1="8.294cm" svg:y1="4.849cm" svg:x2="8.267cm" svg:y2="4.875cm">
          <text:p/>
        </draw:line>
        <draw:line draw:style-name="gr5" draw:text-style-name="P2" draw:layer="layout" svg:x1="8.267cm" svg:y1="4.874cm" svg:x2="8.18cm" svg:y2="4.874cm">
          <text:p/>
        </draw:line>
        <draw:line draw:style-name="gr5" draw:text-style-name="P2" draw:layer="layout" svg:x1="8.14cm" svg:y1="4.834cm" svg:x2="8.051cm" svg:y2="4.834cm">
          <text:p/>
        </draw:line>
        <draw:line draw:style-name="gr5" draw:text-style-name="P2" draw:layer="layout" svg:x1="8.293cm" svg:y1="4.722cm" svg:x2="8.293cm" svg:y2="4.849cm">
          <text:p/>
        </draw:line>
        <draw:line draw:style-name="gr5" draw:text-style-name="P2" draw:layer="layout" svg:x1="8.14cm" svg:y1="4.834cm" svg:x2="8.181cm" svg:y2="4.875cm">
          <text:p/>
        </draw:line>
        <draw:line draw:style-name="gr5" draw:text-style-name="P2" draw:layer="layout" svg:x1="8.052cm" svg:y1="4.834cm" svg:x2="8.013cm" svg:y2="4.873cm">
          <text:p/>
        </draw:line>
        <draw:line draw:style-name="gr5" draw:text-style-name="P2" draw:layer="layout" svg:x1="7.683cm" svg:y1="4.138cm" svg:x2="6.745cm" svg:y2="4.138cm">
          <text:p/>
        </draw:line>
        <draw:line draw:style-name="gr5" draw:text-style-name="P2" draw:layer="layout" svg:x1="6.746cm" svg:y1="4.139cm" svg:x2="6.339cm" svg:y2="3.731cm">
          <text:p/>
        </draw:line>
        <draw:line draw:style-name="gr5" draw:text-style-name="P2" draw:layer="layout" svg:x1="7.683cm" svg:y1="4.203cm" svg:x2="6.557cm" svg:y2="4.203cm">
          <text:p/>
        </draw:line>
        <draw:line draw:style-name="gr5" draw:text-style-name="P2" draw:layer="layout" svg:x1="6.558cm" svg:y1="4.204cm" svg:x2="6.339cm" svg:y2="3.983cm">
          <text:p/>
        </draw:line>
        <draw:line draw:style-name="gr5" draw:text-style-name="P2" draw:layer="layout" svg:x1="7.683cm" svg:y1="4.267cm" svg:x2="6.369cm" svg:y2="4.267cm">
          <text:p/>
        </draw:line>
        <draw:line draw:style-name="gr5" draw:text-style-name="P2" draw:layer="layout" svg:x1="6.37cm" svg:y1="4.268cm" svg:x2="6.339cm" svg:y2="4.237cm">
          <text:p/>
        </draw:line>
        <draw:line draw:style-name="gr4" draw:text-style-name="P2" draw:layer="layout" svg:x1="5.12cm" svg:y1="2.526cm" svg:x2="5.292cm" svg:y2="2.353cm">
          <text:p/>
        </draw:line>
        <draw:line draw:style-name="gr4" draw:text-style-name="P2" draw:layer="layout" svg:x1="5.291cm" svg:y1="2.353cm" svg:x2="5.412cm" svg:y2="2.353cm">
          <text:p/>
        </draw:line>
        <draw:line draw:style-name="gr4" draw:text-style-name="P2" draw:layer="layout" svg:x1="5.082cm" svg:y1="2.525cm" svg:x2="5.12cm" svg:y2="2.525cm">
          <text:p/>
        </draw:line>
        <draw:line draw:style-name="gr4" draw:text-style-name="P2" draw:layer="layout" svg:x1="5.412cm" svg:y1="2.552cm" svg:x2="5.306cm" svg:y2="2.552cm">
          <text:p/>
        </draw:line>
        <draw:line draw:style-name="gr4" draw:text-style-name="P2" draw:layer="layout" svg:x1="5.307cm" svg:y1="2.552cm" svg:x2="5.145cm" svg:y2="2.716cm">
          <text:p/>
        </draw:line>
        <draw:line draw:style-name="gr4" draw:text-style-name="P2" draw:layer="layout" svg:x1="5.145cm" svg:y1="2.715cm" svg:x2="4.802cm" svg:y2="2.715cm">
          <text:p/>
        </draw:line>
        <draw:line draw:style-name="gr4" draw:text-style-name="P2" draw:layer="layout" svg:x1="4.803cm" svg:y1="2.716cm" svg:x2="4.713cm" svg:y2="2.626cm">
          <text:p/>
        </draw:line>
        <draw:line draw:style-name="gr4" draw:text-style-name="P2" draw:layer="layout" svg:x1="4.534cm" svg:y1="1.546cm" svg:x2="4.415cm" svg:y2="1.426cm">
          <text:p/>
        </draw:line>
        <draw:line draw:style-name="gr4" draw:text-style-name="P2" draw:layer="layout" svg:x1="4.415cm" svg:y1="1.426cm" svg:x2="4.021cm" svg:y2="1.426cm">
          <text:p/>
        </draw:line>
        <draw:line draw:style-name="gr4" draw:text-style-name="P2" draw:layer="layout" svg:x1="4.022cm" svg:y1="1.426cm" svg:x2="3.812cm" svg:y2="1.637cm">
          <text:p/>
        </draw:line>
        <draw:line draw:style-name="gr4" draw:text-style-name="P2" draw:layer="layout" svg:x1="3.812cm" svg:y1="1.636cm" svg:x2="3.685cm" svg:y2="1.636cm">
          <text:p/>
        </draw:line>
        <draw:line draw:style-name="gr4" draw:text-style-name="P2" draw:layer="layout" svg:x1="4.534cm" svg:y1="1.545cm" svg:x2="4.523cm" svg:y2="1.554cm">
          <text:p/>
        </draw:line>
        <draw:line draw:style-name="gr4" draw:text-style-name="P2" draw:layer="layout" svg:x1="5.412cm" svg:y1="1.553cm" svg:x2="4.523cm" svg:y2="1.553cm">
          <text:p/>
        </draw:line>
        <draw:line draw:style-name="gr4" draw:text-style-name="P2" draw:layer="layout" svg:x1="5.171cm" svg:y1="2.08cm" svg:x2="5.069cm" svg:y2="2.08cm">
          <text:p/>
        </draw:line>
        <draw:line draw:style-name="gr4" draw:text-style-name="P2" draw:layer="layout" svg:x1="5.412cm" svg:y1="1.953cm" svg:x2="5.298cm" svg:y2="1.953cm">
          <text:p/>
        </draw:line>
        <draw:line draw:style-name="gr4" draw:text-style-name="P2" draw:layer="layout" svg:x1="5.299cm" svg:y1="1.953cm" svg:x2="5.171cm" svg:y2="2.081cm">
          <text:p/>
        </draw:line>
        <draw:line draw:style-name="gr4" draw:text-style-name="P2" draw:layer="layout" svg:x1="5.958cm" svg:y1="3.224cm" svg:x2="6.213cm" svg:y2="2.969cm">
          <text:p/>
        </draw:line>
        <draw:line draw:style-name="gr5" draw:text-style-name="P2" draw:layer="layout" svg:x1="7.01cm" svg:y1="2.152cm" svg:x2="6.887cm" svg:y2="2.152cm">
          <text:p/>
        </draw:line>
        <draw:line draw:style-name="gr5" draw:text-style-name="P2" draw:layer="layout" svg:x1="6.212cm" svg:y1="2.829cm" svg:x2="6.212cm" svg:y2="2.969cm">
          <text:p/>
        </draw:line>
        <draw:line draw:style-name="gr5" draw:text-style-name="P2" draw:layer="layout" svg:x1="6.888cm" svg:y1="2.152cm" svg:x2="6.212cm" svg:y2="2.83cm">
          <text:p/>
        </draw:line>
        <draw:line draw:style-name="gr4" draw:text-style-name="P2" draw:layer="layout" svg:x1="7.01cm" svg:y1="2.353cm" svg:x2="7.372cm" svg:y2="2.353cm">
          <text:p/>
        </draw:line>
        <draw:line draw:style-name="gr4" draw:text-style-name="P2" draw:layer="layout" svg:x1="7.372cm" svg:y1="2.353cm" svg:x2="7.608cm" svg:y2="2.589cm">
          <text:p/>
        </draw:line>
        <draw:line draw:style-name="gr4" draw:text-style-name="P2" draw:layer="layout" svg:x1="7.607cm" svg:y1="2.588cm" svg:x2="7.607cm" svg:y2="2.969cm">
          <text:p/>
        </draw:line>
        <draw:line draw:style-name="gr2" draw:text-style-name="P2" draw:layer="layout" svg:x1="2.15cm" svg:y1="3.477cm" svg:x2="2.15cm" svg:y2="3.983cm">
          <text:p/>
        </draw:line>
        <draw:line draw:style-name="gr2" draw:text-style-name="P2" draw:layer="layout" svg:x1="2.15cm" svg:y1="4.616cm" svg:x2="2.15cm" svg:y2="3.983cm">
          <text:p/>
        </draw:line>
        <draw:line draw:style-name="gr2" draw:text-style-name="P2" draw:layer="layout" svg:x1="2.153cm" svg:y1="4.619cm" svg:x2="2.15cm" svg:y2="4.616cm">
          <text:p/>
        </draw:line>
        <draw:line draw:style-name="gr2" draw:text-style-name="P2" draw:layer="layout" svg:x1="10.147cm" svg:y1="4.872cm" svg:x2="9.639cm" svg:y2="4.872cm">
          <text:p/>
        </draw:line>
        <draw:line draw:style-name="gr2" draw:text-style-name="P2" draw:layer="layout" svg:x1="10.147cm" svg:y1="4.618cm" svg:x2="9.639cm" svg:y2="4.618cm">
          <text:p/>
        </draw:line>
        <draw:line draw:style-name="gr2" draw:text-style-name="P2" draw:layer="layout" svg:x1="10.147cm" svg:y1="4.364cm" svg:x2="9.639cm" svg:y2="4.364cm">
          <text:p/>
        </draw:line>
        <draw:line draw:style-name="gr2" draw:text-style-name="P2" draw:layer="layout" svg:x1="10.147cm" svg:y1="4.11cm" svg:x2="9.639cm" svg:y2="4.11cm">
          <text:p/>
        </draw:line>
        <draw:line draw:style-name="gr2" draw:text-style-name="P2" draw:layer="layout" svg:x1="10.147cm" svg:y1="3.856cm" svg:x2="9.639cm" svg:y2="3.856cm">
          <text:p/>
        </draw:line>
        <draw:line draw:style-name="gr2" draw:text-style-name="P2" draw:layer="layout" svg:x1="10.147cm" svg:y1="3.604cm" svg:x2="9.639cm" svg:y2="3.604cm">
          <text:p/>
        </draw:line>
        <draw:line draw:style-name="gr2" draw:text-style-name="P2" draw:layer="layout" svg:x1="10.147cm" svg:y1="3.35cm" svg:x2="9.639cm" svg:y2="3.35cm">
          <text:p/>
        </draw:line>
        <draw:line draw:style-name="gr2" draw:text-style-name="P2" draw:layer="layout" svg:x1="10.147cm" svg:y1="3.096cm" svg:x2="9.639cm" svg:y2="3.096cm">
          <text:p/>
        </draw:line>
        <draw:line draw:style-name="gr5" draw:text-style-name="P2" draw:layer="layout" svg:x1="8.293cm" svg:y1="4.593cm" svg:x2="8.47cm" svg:y2="4.593cm">
          <text:p/>
        </draw:line>
        <draw:line draw:style-name="gr5" draw:text-style-name="P2" draw:layer="layout" svg:x1="8.572cm" svg:y1="5.101cm" svg:x2="3.405cm" svg:y2="5.101cm">
          <text:p/>
        </draw:line>
        <draw:line draw:style-name="gr5" draw:text-style-name="P2" draw:layer="layout" svg:x1="3.406cm" svg:y1="5.102cm" svg:x2="3.291cm" svg:y2="4.986cm">
          <text:p/>
        </draw:line>
        <draw:line draw:style-name="gr5" draw:text-style-name="P2" draw:layer="layout" svg:x1="8.47cm" svg:y1="4.593cm" svg:x2="8.573cm" svg:y2="4.695cm">
          <text:p/>
        </draw:line>
        <draw:line draw:style-name="gr5" draw:text-style-name="P2" draw:layer="layout" svg:x1="8.572cm" svg:y1="4.694cm" svg:x2="8.572cm" svg:y2="5.101cm">
          <text:p/>
        </draw:line>
        <draw:line draw:style-name="gr5" draw:text-style-name="P2" draw:layer="layout" svg:x1="3.291cm" svg:y1="4.986cm" svg:x2="3.291cm" svg:y2="4.618cm">
          <text:p/>
        </draw:line>
        <draw:line draw:style-name="gr6" draw:text-style-name="P2" draw:layer="layout" svg:x1="3.291cm" svg:y1="4.11cm" svg:x2="3.291cm" svg:y2="4.364cm">
          <text:p/>
        </draw:line>
        <draw:line draw:style-name="gr5" draw:text-style-name="P2" draw:layer="layout" svg:x1="3.926cm" svg:y1="4.364cm" svg:x2="3.926cm" svg:y2="4.999cm">
          <text:p/>
        </draw:line>
        <draw:line draw:style-name="gr5" draw:text-style-name="P2" draw:layer="layout" svg:x1="3.926cm" svg:y1="4.999cm" svg:x2="8.496cm" svg:y2="4.999cm">
          <text:p/>
        </draw:line>
        <draw:line draw:style-name="gr5" draw:text-style-name="P2" draw:layer="layout" svg:x1="8.496cm" svg:y1="4.999cm" svg:x2="8.496cm" svg:y2="4.745cm">
          <text:p/>
        </draw:line>
        <draw:line draw:style-name="gr5" draw:text-style-name="P2" draw:layer="layout" svg:x1="8.356cm" svg:y1="4.656cm" svg:x2="8.359cm" svg:y2="4.659cm">
          <text:p/>
        </draw:line>
        <draw:line draw:style-name="gr5" draw:text-style-name="P2" draw:layer="layout" svg:x1="8.497cm" svg:y1="4.746cm" svg:x2="8.415cm" svg:y2="4.665cm">
          <text:p/>
        </draw:line>
        <draw:line draw:style-name="gr5" draw:text-style-name="P2" draw:layer="layout" svg:x1="8.415cm" svg:y1="4.665cm" svg:x2="8.365cm" svg:y2="4.665cm">
          <text:p/>
        </draw:line>
        <draw:line draw:style-name="gr5" draw:text-style-name="P2" draw:layer="layout" svg:x1="8.293cm" svg:y1="4.656cm" svg:x2="8.356cm" svg:y2="4.656cm">
          <text:p/>
        </draw:line>
        <draw:line draw:style-name="gr5" draw:text-style-name="P2" draw:layer="layout" svg:x1="8.356cm" svg:y1="4.656cm" svg:x2="8.366cm" svg:y2="4.666cm">
          <text:p/>
        </draw:line>
        <draw:line draw:style-name="gr6" draw:text-style-name="P2" draw:layer="layout" svg:x1="3.291cm" svg:y1="3.604cm" svg:x2="3.291cm" svg:y2="3.856cm">
          <text:p/>
        </draw:line>
        <draw:line draw:style-name="gr5" draw:text-style-name="P2" draw:layer="layout" svg:x1="6.606cm" svg:y1="4.897cm" svg:x2="6.593cm" svg:y2="4.897cm">
          <text:p/>
        </draw:line>
        <draw:line draw:style-name="gr5" draw:text-style-name="P2" draw:layer="layout" svg:x1="6.593cm" svg:y1="4.897cm" svg:x2="4.078cm" svg:y2="4.897cm">
          <text:p/>
        </draw:line>
        <draw:line draw:style-name="gr5" draw:text-style-name="P2" draw:layer="layout" svg:x1="4.079cm" svg:y1="4.898cm" svg:x2="4.053cm" svg:y2="4.872cm">
          <text:p/>
        </draw:line>
        <draw:line draw:style-name="gr5" draw:text-style-name="P2" draw:layer="layout" svg:x1="4.053cm" svg:y1="4.872cm" svg:x2="4.053cm" svg:y2="3.856cm">
          <text:p/>
        </draw:line>
        <draw:line draw:style-name="gr5" draw:text-style-name="P2" draw:layer="layout" svg:x1="4.053cm" svg:y1="3.856cm" svg:x2="3.926cm" svg:y2="3.856cm">
          <text:p/>
        </draw:line>
        <draw:line draw:style-name="gr5" draw:text-style-name="P2" draw:layer="layout" svg:x1="7.683cm" svg:y1="4.527cm" svg:x2="7.281cm" svg:y2="4.527cm">
          <text:p/>
        </draw:line>
        <draw:line draw:style-name="gr5" draw:text-style-name="P2" draw:layer="layout" svg:x1="7.282cm" svg:y1="4.527cm" svg:x2="7.175cm" svg:y2="4.632cm">
          <text:p/>
        </draw:line>
        <draw:line draw:style-name="gr5" draw:text-style-name="P2" draw:layer="layout" svg:x1="7.175cm" svg:y1="4.872cm" svg:x2="7.175cm" svg:y2="4.631cm">
          <text:p/>
        </draw:line>
        <draw:line draw:style-name="gr5" draw:text-style-name="P2" draw:layer="layout" svg:x1="6.606cm" svg:y1="4.897cm" svg:x2="7.15cm" svg:y2="4.897cm">
          <text:p/>
        </draw:line>
        <draw:line draw:style-name="gr5" draw:text-style-name="P2" draw:layer="layout" svg:x1="7.15cm" svg:y1="4.898cm" svg:x2="7.176cm" svg:y2="4.872cm">
          <text:p/>
        </draw:line>
        <draw:line draw:style-name="gr4" draw:text-style-name="P2" draw:layer="layout" svg:x1="5.412cm" svg:y1="1.754cm" svg:x2="5.268cm" svg:y2="1.754cm">
          <text:p/>
        </draw:line>
        <draw:line draw:style-name="gr4" draw:text-style-name="P2" draw:layer="layout" svg:x1="5.269cm" svg:y1="1.754cm" svg:x2="5.196cm" svg:y2="1.827cm">
          <text:p/>
        </draw:line>
        <draw:line draw:style-name="gr4" draw:text-style-name="P2" draw:layer="layout" svg:x1="5.196cm" svg:y1="1.826cm" svg:x2="4.942cm" svg:y2="1.826cm">
          <text:p/>
        </draw:line>
        <draw:line draw:style-name="gr4" draw:text-style-name="P2" draw:layer="layout" svg:x1="5.412cm" svg:y1="1.354cm" svg:x2="4.872cm" svg:y2="1.354cm">
          <text:p/>
        </draw:line>
        <draw:line draw:style-name="gr4" draw:text-style-name="P2" draw:layer="layout" svg:x1="4.886cm" svg:y1="1.368cm" svg:x2="4.872cm" svg:y2="1.354cm">
          <text:p/>
        </draw:line>
        <draw:line draw:style-name="gr2" draw:text-style-name="P2" draw:layer="layout" svg:x1="2.15cm" svg:y1="1.621cm" svg:x2="2.15cm" svg:y2="2.461cm">
          <text:p/>
        </draw:line>
        <draw:line draw:style-name="gr2" draw:text-style-name="P2" draw:layer="layout" svg:x1="2.101cm" svg:y1="1.572cm" svg:x2="2.151cm" svg:y2="1.622cm">
          <text:p/>
        </draw:line>
        <draw:line draw:style-name="gr4" draw:text-style-name="P2" draw:layer="layout" svg:x1="5.412cm" svg:y1="2.152cm" svg:x2="5.3cm" svg:y2="2.152cm">
          <text:p/>
        </draw:line>
        <draw:line draw:style-name="gr4" draw:text-style-name="P2" draw:layer="layout" svg:x1="5.222cm" svg:y1="2.233cm" svg:x2="5.145cm" svg:y2="2.31cm">
          <text:p/>
        </draw:line>
        <draw:line draw:style-name="gr4" draw:text-style-name="P2" draw:layer="layout" svg:x1="5.301cm" svg:y1="2.152cm" svg:x2="5.221cm" svg:y2="2.234cm">
          <text:p/>
        </draw:line>
        <draw:line draw:style-name="gr4" draw:text-style-name="P2" draw:layer="layout" svg:x1="5.145cm" svg:y1="2.309cm" svg:x2="4.713cm" svg:y2="2.309cm">
          <text:p/>
        </draw:line>
        <draw:line draw:style-name="gr5" draw:text-style-name="P2" draw:layer="layout" svg:x1="0.626cm" svg:y1="5.253cm" svg:x2="1.642cm" svg:y2="5.253cm">
          <text:p/>
        </draw:line>
        <draw:line draw:style-name="gr5" draw:text-style-name="P2" draw:layer="layout" svg:x1="1.642cm" svg:y1="5.253cm" svg:x2="10.655cm" svg:y2="5.253cm">
          <text:p/>
        </draw:line>
        <draw:line draw:style-name="gr7" draw:text-style-name="P2" draw:layer="layout" svg:x1="1.642cm" svg:y1="5.253cm" svg:x2="1.642cm" svg:y2="1.191cm">
          <text:p/>
        </draw:line>
        <draw:line draw:style-name="gr8" draw:text-style-name="P2" draw:layer="layout" svg:x1="9.258cm" svg:y1="3.856cm" svg:x2="9.258cm" svg:y2="4.11cm">
          <text:p/>
        </draw:line>
        <draw:line draw:style-name="gr8" draw:text-style-name="P2" draw:layer="layout" svg:x1="9.131cm" svg:y1="3.983cm" svg:x2="9.385cm" svg:y2="3.983cm">
          <text:p/>
        </draw:line>
        <draw:line draw:style-name="gr8" draw:text-style-name="P2" draw:layer="layout" svg:x1="4.815cm" svg:y1="4.237cm" svg:x2="4.815cm" svg:y2="4.491cm">
          <text:p/>
        </draw:line>
        <draw:line draw:style-name="gr8" draw:text-style-name="P2" draw:layer="layout" svg:x1="4.688cm" svg:y1="4.364cm" svg:x2="4.942cm" svg:y2="4.364cm">
          <text:p/>
        </draw:line>
        <draw:line draw:style-name="gr8" draw:text-style-name="P2" draw:layer="layout" svg:x1="3.164cm" svg:y1="1.445cm" svg:x2="3.164cm" svg:y2="1.699cm">
          <text:p/>
        </draw:line>
        <draw:line draw:style-name="gr8" draw:text-style-name="P2" draw:layer="layout" svg:x1="3.037cm" svg:y1="1.572cm" svg:x2="3.291cm" svg:y2="1.572cm">
          <text:p/>
        </draw:line>
        <draw:polygon draw:style-name="gr1" draw:text-style-name="P1" draw:layer="layout" svg:width="0.131cm" svg:height="0.131cm" svg:x="7.287cm" svg:y="4.654cm" svg:viewBox="0 0 132 132" draw:points="132,93 93,132 38,132 0,93 0,38 38,0 93,0 132,38">
          <text:p/>
        </draw:polygon>
        <draw:path draw:style-name="gr9" draw:text-style-name="P3" draw:layer="layout" svg:width="0.08cm" svg:height="0.082cm" svg:x="7.313cm" svg:y="4.679cm" svg:viewBox="0 0 81 83" svg:d="M81 42c0 22-18 41-40 41s-41-19-41-41c0-23 19-42 41-42s40 19 40 42z">
          <text:p/>
        </draw:path>
        <draw:polygon draw:style-name="gr1" draw:text-style-name="P1" draw:layer="layout" svg:width="0.131cm" svg:height="0.131cm" svg:x="6.779cm" svg:y="4.654cm" svg:viewBox="0 0 132 132" draw:points="132,93 93,132 38,132 0,93 0,38 38,0 93,0 132,38">
          <text:p/>
        </draw:polygon>
        <draw:path draw:style-name="gr9" draw:text-style-name="P3" draw:layer="layout" svg:width="0.08cm" svg:height="0.082cm" svg:x="6.805cm" svg:y="4.679cm" svg:viewBox="0 0 81 83" svg:d="M81 42c0 22-18 41-40 41-23 0-41-19-41-41 0-23 18-42 41-42 22 0 40 19 40 42z">
          <text:p/>
        </draw:path>
        <draw:polygon draw:style-name="gr1" draw:text-style-name="P1" draw:layer="layout" svg:width="0.132cm" svg:height="0.131cm" svg:x="4.749cm" svg:y="3.031cm" svg:viewBox="0 0 133 132" draw:points="133,94 94,132 39,132 0,94 0,38 39,0 94,0 133,38">
          <text:p/>
        </draw:polygon>
        <draw:path draw:style-name="gr9" draw:text-style-name="P3" draw:layer="layout" svg:width="0.08cm" svg:height="0.08cm" svg:x="4.775cm" svg:y="3.056cm" svg:viewBox="0 0 81 81" svg:d="M81 41c0 22-19 40-41 40s-40-18-40-40c0-23 18-41 40-41s41 18 41 41z">
          <text:p/>
        </draw:path>
        <draw:polygon draw:style-name="gr1" draw:text-style-name="P1" draw:layer="layout" svg:width="0.132cm" svg:height="0.131cm" svg:x="4.241cm" svg:y="3.031cm" svg:viewBox="0 0 133 132" draw:points="133,94 94,132 39,132 0,94 0,38 39,0 94,0 133,38">
          <text:p/>
        </draw:polygon>
        <draw:path draw:style-name="gr9" draw:text-style-name="P3" draw:layer="layout" svg:width="0.08cm" svg:height="0.08cm" svg:x="4.267cm" svg:y="3.056cm" svg:viewBox="0 0 81 81" svg:d="M81 41c0 22-18 40-40 40s-41-18-41-40c0-23 19-41 41-41s40 18 40 41z">
          <text:p/>
        </draw:path>
        <draw:polygon draw:style-name="gr1" draw:text-style-name="P1" draw:layer="layout" svg:width="0.132cm" svg:height="0.131cm" svg:x="2.971cm" svg:y="3.158cm" svg:viewBox="0 0 133 132" draw:points="133,94 93,132 38,132 0,94 0,38 38,0 93,0 133,38">
          <text:p/>
        </draw:polygon>
        <draw:path draw:style-name="gr9" draw:text-style-name="P3" draw:layer="layout" svg:width="0.08cm" svg:height="0.08cm" svg:x="2.997cm" svg:y="3.183cm" svg:viewBox="0 0 81 81" svg:d="M81 40c0 23-18 41-40 41s-41-18-41-41c0-22 19-40 41-40s40 18 40 40z">
          <text:p/>
        </draw:path>
        <draw:polygon draw:style-name="gr1" draw:text-style-name="P1" draw:layer="layout" svg:width="0.132cm" svg:height="0.131cm" svg:x="2.465cm" svg:y="3.158cm" svg:viewBox="0 0 133 132" draw:points="133,94 95,132 39,132 0,94 0,38 39,0 95,0 133,38">
          <text:p/>
        </draw:polygon>
        <draw:path draw:style-name="gr9" draw:text-style-name="P3" draw:layer="layout" svg:width="0.08cm" svg:height="0.08cm" svg:x="2.491cm" svg:y="3.183cm" svg:viewBox="0 0 81 81" svg:d="M81 40c0 23-18 41-40 41-23 0-41-18-41-41 0-22 18-40 41-40 22 0 40 18 40 40z">
          <text:p/>
        </draw:path>
        <draw:polygon draw:style-name="gr1" draw:text-style-name="P1" draw:layer="layout" svg:width="0.132cm" svg:height="0.131cm" svg:x="3.606cm" svg:y="2.523cm" svg:viewBox="0 0 133 132" draw:points="133,94 93,132 38,132 0,94 0,39 38,0 93,0 133,39">
          <text:p/>
        </draw:polygon>
        <draw:path draw:style-name="gr9" draw:text-style-name="P3" draw:layer="layout" svg:width="0.08cm" svg:height="0.08cm" svg:x="3.632cm" svg:y="2.548cm" svg:viewBox="0 0 81 81" svg:d="M81 40c0 23-18 41-40 41s-41-18-41-41c0-22 19-40 41-40s40 18 40 40z">
          <text:p/>
        </draw:path>
        <draw:polygon draw:style-name="gr1" draw:text-style-name="P1" draw:layer="layout" svg:width="0.132cm" svg:height="0.131cm" svg:x="3.606cm" svg:y="2.015cm" svg:viewBox="0 0 133 132" draw:points="133,94 93,132 38,132 0,94 0,39 38,0 93,0 133,39">
          <text:p/>
        </draw:polygon>
        <draw:path draw:style-name="gr9" draw:text-style-name="P3" draw:layer="layout" svg:width="0.08cm" svg:height="0.08cm" svg:x="3.632cm" svg:y="2.04cm" svg:viewBox="0 0 81 81" svg:d="M81 40c0 22-18 41-40 41s-41-19-41-41 19-40 41-40 40 18 40 40z">
          <text:p/>
        </draw:path>
        <draw:path draw:style-name="gr1" draw:text-style-name="P1" draw:layer="layout" svg:width="0.17cm" svg:height="0.169cm" svg:x="2.065cm" svg:y="2.377cm" svg:viewBox="0 0 171 170" svg:d="M171 85c0 47-38 85-85 85-48 0-86-38-86-85 0-48 38-85 86-85 47 0 85 37 85 85z">
          <text:p/>
        </draw:path>
        <draw:path draw:style-name="gr9" draw:text-style-name="P3" draw:layer="layout" svg:width="0.11cm" svg:height="0.11cm" svg:x="2.095cm" svg:y="2.406cm" svg:viewBox="0 0 111 111" svg:d="M111 55c0 32-25 56-55 56-31 0-56-24-56-56 0-30 25-55 56-55 30 0 55 25 55 55z">
          <text:p/>
        </draw:path>
        <draw:path draw:style-name="gr1" draw:text-style-name="P1" draw:layer="layout" svg:width="0.17cm" svg:height="0.169cm" svg:x="2.065cm" svg:y="3.393cm" svg:viewBox="0 0 171 170" svg:d="M171 85c0 47-38 85-85 85-48 0-86-38-86-85 0-48 38-85 86-85 47 0 85 37 85 85z">
          <text:p/>
        </draw:path>
        <draw:path draw:style-name="gr9" draw:text-style-name="P3" draw:layer="layout" svg:width="0.11cm" svg:height="0.11cm" svg:x="2.095cm" svg:y="3.422cm" svg:viewBox="0 0 111 111" svg:d="M111 56c0 31-25 55-55 55-31 0-56-24-56-55s25-56 56-56c30 0 55 25 55 56z">
          <text:p/>
        </draw:path>
        <draw:line draw:style-name="gr10" draw:text-style-name="P2" draw:layer="layout" svg:x1="2.15cm" svg:y1="4.059cm" svg:x2="2.15cm" svg:y2="3.907cm">
          <text:p/>
        </draw:line>
        <draw:path draw:style-name="gr9" draw:text-style-name="P3" draw:layer="layout" svg:width="0.102cm" svg:height="0.102cm" svg:x="2.099cm" svg:y="3.932cm" svg:viewBox="0 0 103 103" svg:d="M103 51c0 29-23 52-52 52-28 0-51-23-51-52 0-28 23-51 51-51 29 0 52 23 52 51z">
          <text:p/>
        </draw:path>
        <draw:line draw:style-name="gr10" draw:text-style-name="P2" draw:layer="layout" svg:x1="2.404cm" svg:y1="4.059cm" svg:x2="2.404cm" svg:y2="3.907cm">
          <text:p/>
        </draw:line>
        <draw:path draw:style-name="gr9" draw:text-style-name="P3" draw:layer="layout" svg:width="0.102cm" svg:height="0.102cm" svg:x="2.353cm" svg:y="3.932cm" svg:viewBox="0 0 103 103" svg:d="M103 51c0 29-23 52-51 52s-52-23-52-52c0-28 24-51 52-51s51 23 51 51z">
          <text:p/>
        </draw:path>
        <draw:line draw:style-name="gr10" draw:text-style-name="P2" draw:layer="layout" svg:x1="2.658cm" svg:y1="4.059cm" svg:x2="2.658cm" svg:y2="3.907cm">
          <text:p/>
        </draw:line>
        <draw:path draw:style-name="gr9" draw:text-style-name="P3" draw:layer="layout" svg:width="0.102cm" svg:height="0.102cm" svg:x="2.607cm" svg:y="3.932cm" svg:viewBox="0 0 103 103" svg:d="M103 51c0 29-23 52-52 52-28 0-51-23-51-52 0-28 23-51 51-51 29 0 52 23 52 51z">
          <text:p/>
        </draw:path>
        <draw:line draw:style-name="gr10" draw:text-style-name="P2" draw:layer="layout" svg:x1="2.961cm" svg:y1="2.08cm" svg:x2="3.113cm" svg:y2="2.08cm">
          <text:p/>
        </draw:line>
        <draw:path draw:style-name="gr9" draw:text-style-name="P3" draw:layer="layout" svg:width="0.102cm" svg:height="0.102cm" svg:x="2.986cm" svg:y="2.029cm" svg:viewBox="0 0 103 103" svg:d="M103 52c0 28-24 51-52 51s-51-23-51-51c0-29 23-52 51-52s52 23 52 52z">
          <text:p/>
        </draw:path>
        <draw:line draw:style-name="gr10" draw:text-style-name="P2" draw:layer="layout" svg:x1="2.961cm" svg:y1="2.334cm" svg:x2="3.113cm" svg:y2="2.334cm">
          <text:p/>
        </draw:line>
        <draw:path draw:style-name="gr9" draw:text-style-name="P3" draw:layer="layout" svg:width="0.102cm" svg:height="0.102cm" svg:x="2.986cm" svg:y="2.283cm" svg:viewBox="0 0 103 103" svg:d="M103 51c0 28-24 52-52 52s-51-24-51-52 23-51 51-51 52 23 52 51z">
          <text:p/>
        </draw:path>
        <draw:line draw:style-name="gr10" draw:text-style-name="P2" draw:layer="layout" svg:x1="2.961cm" svg:y1="2.588cm" svg:x2="3.113cm" svg:y2="2.588cm">
          <text:p/>
        </draw:line>
        <draw:path draw:style-name="gr9" draw:text-style-name="P3" draw:layer="layout" svg:width="0.102cm" svg:height="0.102cm" svg:x="2.986cm" svg:y="2.537cm" svg:viewBox="0 0 103 103" svg:d="M103 52c0 28-24 51-52 51s-51-23-51-51c0-29 23-52 51-52s52 23 52 52z">
          <text:p/>
        </draw:path>
        <draw:path draw:style-name="gr1" draw:text-style-name="P1" draw:layer="layout" svg:width="0.186cm" svg:height="0.186cm" svg:x="5.865cm" svg:y="3.13cm" svg:viewBox="0 0 187 187" svg:d="M187 93c0 53-43 94-94 94-52 0-93-41-93-94 0-51 41-93 93-93 51 0 94 42 94 93z">
          <text:p/>
        </draw:path>
        <draw:path draw:style-name="gr9" draw:text-style-name="P3" draw:layer="layout" svg:width="0.102cm" svg:height="0.102cm" svg:x="5.907cm" svg:y="3.172cm" svg:viewBox="0 0 103 103" svg:d="M103 52c0 28-23 51-51 51s-52-23-52-51 24-52 52-52 51 24 51 52z">
          <text:p/>
        </draw:path>
        <draw:path draw:style-name="gr1" draw:text-style-name="P1" draw:layer="layout" svg:width="0.186cm" svg:height="0.186cm" svg:x="5.611cm" svg:y="3.13cm" svg:viewBox="0 0 187 187" svg:d="M187 93c0 53-42 94-93 94-53 0-94-41-94-94 0-51 41-93 94-93 51 0 93 42 93 93z">
          <text:p/>
        </draw:path>
        <draw:path draw:style-name="gr9" draw:text-style-name="P3" draw:layer="layout" svg:width="0.102cm" svg:height="0.102cm" svg:x="5.653cm" svg:y="3.172cm" svg:viewBox="0 0 103 103" svg:d="M103 52c0 28-23 51-52 51-28 0-51-23-51-51s23-52 51-52c29 0 52 24 52 52z">
          <text:p/>
        </draw:path>
        <draw:polygon draw:style-name="gr1" draw:text-style-name="P1" draw:layer="layout" svg:width="0.153cm" svg:height="0.153cm" svg:x="3.608cm" svg:y="1.559cm" svg:viewBox="0 0 154 154" draw:points="154,109 108,154 45,154 0,109 0,46 45,0 108,0 154,46">
          <text:p/>
        </draw:polygon>
        <draw:path draw:style-name="gr9" draw:text-style-name="P3" draw:layer="layout" svg:width="0.101cm" svg:height="0.101cm" svg:x="3.634cm" svg:y="1.585cm" svg:viewBox="0 0 102 102" svg:d="M102 51c0 28-22 51-51 51-28 0-51-23-51-51s23-51 51-51c29 0 51 23 51 51z">
          <text:p/>
        </draw:path>
        <draw:polygon draw:style-name="gr1" draw:text-style-name="P1" draw:layer="layout" svg:width="0.153cm" svg:height="0.152cm" svg:x="4.637cm" svg:y="2.233cm" svg:viewBox="0 0 154 153" draw:points="154,108 108,153 45,153 0,108 0,44 45,0 108,0 154,44">
          <text:p/>
        </draw:polygon>
        <draw:path draw:style-name="gr9" draw:text-style-name="P3" draw:layer="layout" svg:width="0.101cm" svg:height="0.102cm" svg:x="4.663cm" svg:y="2.258cm" svg:viewBox="0 0 102 103" svg:d="M102 52c0 28-23 51-51 51-29 0-51-23-51-51s22-52 51-52c28 0 51 24 51 52z">
          <text:p/>
        </draw:path>
        <draw:polygon draw:style-name="gr1" draw:text-style-name="P1" draw:layer="layout" svg:width="0.153cm" svg:height="0.152cm" svg:x="4.637cm" svg:y="2.55cm" svg:viewBox="0 0 154 153" draw:points="154,108 108,153 45,153 0,108 0,45 45,0 108,0 154,45">
          <text:p/>
        </draw:polygon>
        <draw:path draw:style-name="gr9" draw:text-style-name="P3" draw:layer="layout" svg:width="0.101cm" svg:height="0.103cm" svg:x="4.663cm" svg:y="2.575cm" svg:viewBox="0 0 102 104" svg:d="M102 52c0 28-23 52-51 52-29 0-51-24-51-52s22-52 51-52c28 0 51 24 51 52z">
          <text:p/>
        </draw:path>
        <draw:polygon draw:style-name="gr1" draw:text-style-name="P1" draw:layer="layout" svg:width="0.152cm" svg:height="0.152cm" svg:x="7.531cm" svg:y="2.893cm" svg:viewBox="0 0 153 153" draw:points="153,109 108,153 44,153 0,109 0,44 44,0 108,0 153,44">
          <text:p/>
        </draw:polygon>
        <draw:path draw:style-name="gr9" draw:text-style-name="P3" draw:layer="layout" svg:width="0.102cm" svg:height="0.102cm" svg:x="7.556cm" svg:y="2.918cm" svg:viewBox="0 0 103 103" svg:d="M103 51c0 29-23 52-52 52-28 0-51-23-51-52 0-28 23-51 51-51 29 0 52 23 52 51z">
          <text:p/>
        </draw:path>
        <draw:polygon draw:style-name="gr1" draw:text-style-name="P1" draw:layer="layout" svg:width="0.152cm" svg:height="0.152cm" svg:x="7.023cm" svg:y="3.78cm" svg:viewBox="0 0 153 153" draw:points="153,109 109,153 44,153 0,109 0,44 44,0 109,0 153,44">
          <text:p/>
        </draw:polygon>
        <draw:path draw:style-name="gr9" draw:text-style-name="P3" draw:layer="layout" svg:width="0.102cm" svg:height="0.102cm" svg:x="7.048cm" svg:y="3.805cm" svg:viewBox="0 0 103 103" svg:d="M103 51c0 28-23 52-52 52-28 0-51-24-51-52s23-51 51-51c29 0 52 23 52 51z">
          <text:p/>
        </draw:path>
        <draw:polygon draw:style-name="gr1" draw:text-style-name="P1" draw:layer="layout" svg:width="0.152cm" svg:height="0.152cm" svg:x="6.769cm" svg:y="3.907cm" svg:viewBox="0 0 153 153" draw:points="153,108 108,153 44,153 0,108 0,44 44,0 108,0 153,44">
          <text:p/>
        </draw:polygon>
        <draw:path draw:style-name="gr9" draw:text-style-name="P3" draw:layer="layout" svg:width="0.102cm" svg:height="0.102cm" svg:x="6.794cm" svg:y="3.932cm" svg:viewBox="0 0 103 103" svg:d="M103 51c0 29-23 52-51 52-29 0-52-23-52-52 0-28 23-51 52-51 28 0 51 23 51 51z">
          <text:p/>
        </draw:path>
        <draw:polygon draw:style-name="gr1" draw:text-style-name="P1" draw:layer="layout" svg:width="0.152cm" svg:height="0.152cm" svg:x="7.937cm" svg:y="4.796cm" svg:viewBox="0 0 153 153" draw:points="153,108 109,153 45,153 0,108 0,44 45,0 109,0 153,44">
          <text:p/>
        </draw:polygon>
        <draw:path draw:style-name="gr9" draw:text-style-name="P3" draw:layer="layout" svg:width="0.102cm" svg:height="0.102cm" svg:x="7.962cm" svg:y="4.821cm" svg:viewBox="0 0 103 103" svg:d="M103 51c0 29-23 52-52 52-28 0-51-23-51-52 0-28 23-51 51-51 29 0 52 23 52 51z">
          <text:p/>
        </draw:path>
        <draw:polygon draw:style-name="gr1" draw:text-style-name="P1" draw:layer="layout" svg:width="0.14cm" svg:height="0.14cm" svg:x="4.815cm" svg:y="1.297cm" svg:viewBox="0 0 141 141" draw:points="0,86 11,33 55,0 108,11 141,56 130,109 85,141 32,130">
          <text:p/>
        </draw:polygon>
        <draw:path draw:style-name="gr9" draw:text-style-name="P3" draw:layer="layout" svg:width="0.08cm" svg:height="0.08cm" svg:x="4.845cm" svg:y="1.327cm" svg:viewBox="0 0 81 81" svg:d="M81 40c0 22-19 41-41 41s-40-19-40-41 18-40 40-40 41 18 41 40z">
          <text:p/>
        </draw:path>
        <draw:polygon draw:style-name="gr1" draw:text-style-name="P1" draw:layer="layout" svg:width="0.139cm" svg:height="0.14cm" svg:x="4.193cm" svg:y="1.733cm" svg:viewBox="0 0 140 141" draw:points="0,86 10,33 56,0 109,12 140,56 130,109 85,141 31,130">
          <text:p/>
        </draw:polygon>
        <draw:path draw:style-name="gr9" draw:text-style-name="P3" draw:layer="layout" svg:width="0.081cm" svg:height="0.08cm" svg:x="4.222cm" svg:y="1.763cm" svg:viewBox="0 0 82 81" svg:d="M82 41c0 22-18 40-42 40-22 0-40-18-40-40 0-23 18-41 40-41 24 0 42 18 42 41z">
          <text:p/>
        </draw:path>
        <draw:polygon draw:style-name="gr1" draw:text-style-name="P1" draw:layer="layout" svg:width="0.132cm" svg:height="0.131cm" svg:x="9.56cm" svg:y="1.634cm" svg:viewBox="0 0 133 132" draw:points="133,94 95,132 39,132 0,94 0,39 39,0 95,0 133,39">
          <text:p/>
        </draw:polygon>
        <draw:path draw:style-name="gr9" draw:text-style-name="P3" draw:layer="layout" svg:width="0.08cm" svg:height="0.08cm" svg:x="9.586cm" svg:y="1.659cm" svg:viewBox="0 0 81 81" svg:d="M81 40c0 23-18 41-41 41-22 0-40-18-40-41 0-22 18-40 40-40 23 0 41 18 41 40z">
          <text:p/>
        </draw:path>
        <draw:polygon draw:style-name="gr1" draw:text-style-name="P1" draw:layer="layout" svg:width="0.132cm" svg:height="0.131cm" svg:x="9.56cm" svg:y="2.396cm" svg:viewBox="0 0 133 132" draw:points="133,94 95,132 39,132 0,94 0,39 39,0 95,0 133,39">
          <text:p/>
        </draw:polygon>
        <draw:path draw:style-name="gr9" draw:text-style-name="P3" draw:layer="layout" svg:width="0.08cm" svg:height="0.08cm" svg:x="9.586cm" svg:y="2.421cm" svg:viewBox="0 0 81 81" svg:d="M81 41c0 22-18 40-41 40-22 0-40-18-40-40 0-23 18-41 40-41 23 0 41 18 41 41z">
          <text:p/>
        </draw:path>
        <draw:polygon draw:style-name="gr1" draw:text-style-name="P1" draw:layer="layout" svg:width="0.132cm" svg:height="0.131cm" svg:x="4.876cm" svg:y="1.761cm" svg:viewBox="0 0 133 132" draw:points="133,94 94,132 39,132 0,94 0,39 39,0 94,0 133,39">
          <text:p/>
        </draw:polygon>
        <draw:path draw:style-name="gr9" draw:text-style-name="P3" draw:layer="layout" svg:width="0.08cm" svg:height="0.08cm" svg:x="4.902cm" svg:y="1.786cm" svg:viewBox="0 0 81 81" svg:d="M81 41c0 22-18 40-40 40s-41-18-41-40 19-41 41-41 40 19 40 41z">
          <text:p/>
        </draw:path>
        <draw:polygon draw:style-name="gr1" draw:text-style-name="P1" draw:layer="layout" svg:width="0.132cm" svg:height="0.131cm" svg:x="4.368cm" svg:y="1.761cm" svg:viewBox="0 0 133 132" draw:points="133,94 94,132 39,132 0,94 0,39 39,0 94,0 133,39">
          <text:p/>
        </draw:polygon>
        <draw:path draw:style-name="gr9" draw:text-style-name="P3" draw:layer="layout" svg:width="0.08cm" svg:height="0.08cm" svg:x="4.394cm" svg:y="1.786cm" svg:viewBox="0 0 81 81" svg:d="M81 41c0 22-18 40-41 40-22 0-40-18-40-40s18-41 40-41c23 0 41 19 41 41z">
          <text:p/>
        </draw:path>
        <draw:polygon draw:style-name="gr1" draw:text-style-name="P1" draw:layer="layout" svg:width="0.131cm" svg:height="0.131cm" svg:x="5.016cm" svg:y="2.459cm" svg:viewBox="0 0 132 132" draw:points="132,93 94,132 39,132 0,93 0,38 39,0 94,0 132,38">
          <text:p/>
        </draw:polygon>
        <draw:path draw:style-name="gr9" draw:text-style-name="P3" draw:layer="layout" svg:width="0.081cm" svg:height="0.081cm" svg:x="5.041cm" svg:y="2.484cm" svg:viewBox="0 0 82 82" svg:d="M82 42c0 22-18 40-40 40-24 0-42-18-42-40 0-24 18-42 42-42 22 0 40 18 40 42z">
          <text:p/>
        </draw:path>
        <draw:polygon draw:style-name="gr1" draw:text-style-name="P1" draw:layer="layout" svg:width="0.131cm" svg:height="0.131cm" svg:x="5.016cm" svg:y="3.221cm" svg:viewBox="0 0 132 132" draw:points="132,93 94,132 39,132 0,93 0,38 39,0 94,0 132,38">
          <text:p/>
        </draw:polygon>
        <draw:path draw:style-name="gr9" draw:text-style-name="P3" draw:layer="layout" svg:width="0.081cm" svg:height="0.081cm" svg:x="5.041cm" svg:y="3.246cm" svg:viewBox="0 0 82 82" svg:d="M82 41c0 22-18 41-40 41-24 0-42-19-42-41 0-23 18-41 42-41 22 0 40 18 40 41z">
          <text:p/>
        </draw:path>
        <draw:polygon draw:style-name="gr1" draw:text-style-name="P1" draw:layer="layout" svg:width="0.132cm" svg:height="0.131cm" svg:x="4.241cm" svg:y="2.015cm" svg:viewBox="0 0 133 132" draw:points="133,94 94,132 39,132 0,94 0,39 39,0 94,0 133,39">
          <text:p/>
        </draw:polygon>
        <draw:path draw:style-name="gr9" draw:text-style-name="P3" draw:layer="layout" svg:width="0.08cm" svg:height="0.08cm" svg:x="4.267cm" svg:y="2.04cm" svg:viewBox="0 0 81 81" svg:d="M81 40c0 22-18 41-40 41s-41-19-41-41 19-40 41-40 40 18 40 40z">
          <text:p/>
        </draw:path>
        <draw:polygon draw:style-name="gr1" draw:text-style-name="P1" draw:layer="layout" svg:width="0.132cm" svg:height="0.131cm" svg:x="5.003cm" svg:y="2.015cm" svg:viewBox="0 0 133 132" draw:points="133,94 94,132 38,132 0,94 0,39 38,0 94,0 133,39">
          <text:p/>
        </draw:polygon>
        <draw:path draw:style-name="gr9" draw:text-style-name="P3" draw:layer="layout" svg:width="0.08cm" svg:height="0.08cm" svg:x="5.029cm" svg:y="2.04cm" svg:viewBox="0 0 81 81" svg:d="M81 40c0 22-18 41-41 41-22 0-40-19-40-41s18-40 40-40c23 0 41 18 41 40z">
          <text:p/>
        </draw:path>
        <draw:polygon draw:style-name="gr1" draw:text-style-name="P1" draw:layer="layout" svg:width="0.131cm" svg:height="0.132cm" svg:x="7.3cm" svg:y="3.119cm" svg:viewBox="0 0 132 133" draw:points="132,95 93,133 38,133 0,95 0,39 38,0 93,0 132,39">
          <text:p/>
        </draw:polygon>
        <draw:path draw:style-name="gr9" draw:text-style-name="P3" draw:layer="layout" svg:width="0.081cm" svg:height="0.08cm" svg:x="7.325cm" svg:y="3.145cm" svg:viewBox="0 0 82 81" svg:d="M82 41c0 22-19 40-41 40-23 0-41-18-41-40s18-41 41-41c22 0 41 19 41 41z">
          <text:p/>
        </draw:path>
        <draw:polygon draw:style-name="gr1" draw:text-style-name="P1" draw:layer="layout" svg:width="0.131cm" svg:height="0.132cm" svg:x="6.54cm" svg:y="3.119cm" svg:viewBox="0 0 132 133" draw:points="132,95 94,133 38,133 0,95 0,39 38,0 94,0 132,39">
          <text:p/>
        </draw:polygon>
        <draw:path draw:style-name="gr9" draw:text-style-name="P3" draw:layer="layout" svg:width="0.081cm" svg:height="0.08cm" svg:x="6.565cm" svg:y="3.145cm" svg:viewBox="0 0 82 81" svg:d="M82 41c0 22-18 40-40 40-24 0-42-18-42-40s18-41 42-41c22 0 40 19 40 41z">
          <text:p/>
        </draw:path>
        <draw:polygon draw:style-name="gr1" draw:text-style-name="P1" draw:layer="layout" svg:width="0.132cm" svg:height="0.131cm" svg:x="5.384cm" svg:y="2.904cm" svg:viewBox="0 0 133 132" draw:points="133,94 94,132 38,132 0,94 0,38 38,0 94,0 133,38">
          <text:p/>
        </draw:polygon>
        <draw:path draw:style-name="gr9" draw:text-style-name="P3" draw:layer="layout" svg:width="0.08cm" svg:height="0.08cm" svg:x="5.41cm" svg:y="2.929cm" svg:viewBox="0 0 81 81" svg:d="M81 40c0 22-19 41-41 41s-40-19-40-41 18-40 40-40 41 18 41 40z">
          <text:p/>
        </draw:path>
        <draw:polygon draw:style-name="gr1" draw:text-style-name="P1" draw:layer="layout" svg:width="0.132cm" svg:height="0.131cm" svg:x="6.146cm" svg:y="2.904cm" svg:viewBox="0 0 133 132" draw:points="133,94 94,132 38,132 0,94 0,38 38,0 94,0 133,38">
          <text:p/>
        </draw:polygon>
        <draw:path draw:style-name="gr9" draw:text-style-name="P3" draw:layer="layout" svg:width="0.08cm" svg:height="0.08cm" svg:x="6.172cm" svg:y="2.929cm" svg:viewBox="0 0 81 81" svg:d="M81 40c0 22-18 41-40 41-23 0-41-19-41-41s18-40 41-40c22 0 40 18 40 40z">
          <text:p/>
        </draw:path>
        <draw:polygon draw:style-name="gr1" draw:text-style-name="P1" draw:layer="layout" svg:width="0.131cm" svg:height="0.131cm" svg:x="9.154cm" svg:y="1.634cm" svg:viewBox="0 0 132 132" draw:points="132,94 94,132 38,132 0,94 0,39 38,0 94,0 132,39">
          <text:p/>
        </draw:polygon>
        <draw:path draw:style-name="gr9" draw:text-style-name="P3" draw:layer="layout" svg:width="0.081cm" svg:height="0.08cm" svg:x="9.179cm" svg:y="1.659cm" svg:viewBox="0 0 82 81" svg:d="M82 40c0 23-18 41-41 41s-41-18-41-41c0-22 18-40 41-40s41 18 41 40z">
          <text:p/>
        </draw:path>
        <draw:polygon draw:style-name="gr1" draw:text-style-name="P1" draw:layer="layout" svg:width="0.131cm" svg:height="0.131cm" svg:x="9.154cm" svg:y="2.396cm" svg:viewBox="0 0 132 132" draw:points="132,94 94,132 38,132 0,94 0,39 38,0 94,0 132,39">
          <text:p/>
        </draw:polygon>
        <draw:path draw:style-name="gr9" draw:text-style-name="P3" draw:layer="layout" svg:width="0.081cm" svg:height="0.08cm" svg:x="9.179cm" svg:y="2.421cm" svg:viewBox="0 0 82 81" svg:d="M82 41c0 22-18 40-41 40s-41-18-41-40c0-23 18-41 41-41s41 18 41 41z">
          <text:p/>
        </draw:path>
        <draw:line draw:style-name="gr11" draw:text-style-name="P2" draw:layer="layout" svg:x1="9.704cm" svg:y1="4.872cm" svg:x2="9.573cm" svg:y2="4.872cm">
          <text:p/>
        </draw:line>
        <draw:path draw:style-name="gr9" draw:text-style-name="P3" draw:layer="layout" svg:width="0.08cm" svg:height="0.08cm" svg:x="9.599cm" svg:y="4.832cm" svg:viewBox="0 0 81 81" svg:d="M81 41c0 22-18 40-41 40-22 0-40-18-40-40s18-41 40-41c23 0 41 19 41 41z">
          <text:p/>
        </draw:path>
        <draw:line draw:style-name="gr11" draw:text-style-name="P2" draw:layer="layout" svg:x1="9.704cm" svg:y1="4.618cm" svg:x2="9.573cm" svg:y2="4.618cm">
          <text:p/>
        </draw:line>
        <draw:path draw:style-name="gr9" draw:text-style-name="P3" draw:layer="layout" svg:width="0.08cm" svg:height="0.08cm" svg:x="9.599cm" svg:y="4.578cm" svg:viewBox="0 0 81 81" svg:d="M81 41c0 22-18 40-41 40-22 0-40-18-40-40 0-23 18-41 40-41 23 0 41 18 41 41z">
          <text:p/>
        </draw:path>
        <draw:line draw:style-name="gr11" draw:text-style-name="P2" draw:layer="layout" svg:x1="9.704cm" svg:y1="3.35cm" svg:x2="9.573cm" svg:y2="3.35cm">
          <text:p/>
        </draw:line>
        <draw:path draw:style-name="gr9" draw:text-style-name="P3" draw:layer="layout" svg:width="0.08cm" svg:height="0.08cm" svg:x="9.599cm" svg:y="3.31cm" svg:viewBox="0 0 81 81" svg:d="M81 41c0 22-18 40-41 40-22 0-40-18-40-40s18-41 40-41c23 0 41 19 41 41z">
          <text:p/>
        </draw:path>
        <draw:line draw:style-name="gr11" draw:text-style-name="P2" draw:layer="layout" svg:x1="9.704cm" svg:y1="3.096cm" svg:x2="9.573cm" svg:y2="3.096cm">
          <text:p/>
        </draw:line>
        <draw:path draw:style-name="gr9" draw:text-style-name="P3" draw:layer="layout" svg:width="0.08cm" svg:height="0.08cm" svg:x="9.599cm" svg:y="3.056cm" svg:viewBox="0 0 81 81" svg:d="M81 41c0 22-18 40-41 40-22 0-40-18-40-40 0-23 18-41 40-41 23 0 41 18 41 41z">
          <text:p/>
        </draw:path>
        <draw:line draw:style-name="gr11" draw:text-style-name="P2" draw:layer="layout" svg:x1="9.704cm" svg:y1="4.364cm" svg:x2="9.573cm" svg:y2="4.364cm">
          <text:p/>
        </draw:line>
        <draw:path draw:style-name="gr9" draw:text-style-name="P3" draw:layer="layout" svg:width="0.08cm" svg:height="0.08cm" svg:x="9.599cm" svg:y="4.324cm" svg:viewBox="0 0 81 81" svg:d="M81 41c0 22-18 40-41 40-22 0-40-18-40-40 0-23 18-41 40-41 23 0 41 18 41 41z">
          <text:p/>
        </draw:path>
        <draw:line draw:style-name="gr11" draw:text-style-name="P2" draw:layer="layout" svg:x1="9.704cm" svg:y1="4.11cm" svg:x2="9.573cm" svg:y2="4.11cm">
          <text:p/>
        </draw:line>
        <draw:path draw:style-name="gr9" draw:text-style-name="P3" draw:layer="layout" svg:width="0.08cm" svg:height="0.08cm" svg:x="9.599cm" svg:y="4.07cm" svg:viewBox="0 0 81 81" svg:d="M81 40c0 23-18 41-41 41-22 0-40-18-40-41 0-22 18-40 40-40 23 0 41 18 41 40z">
          <text:p/>
        </draw:path>
        <draw:line draw:style-name="gr11" draw:text-style-name="P2" draw:layer="layout" svg:x1="9.704cm" svg:y1="3.604cm" svg:x2="9.573cm" svg:y2="3.604cm">
          <text:p/>
        </draw:line>
        <draw:path draw:style-name="gr9" draw:text-style-name="P3" draw:layer="layout" svg:width="0.08cm" svg:height="0.08cm" svg:x="9.599cm" svg:y="3.564cm" svg:viewBox="0 0 81 81" svg:d="M81 40c0 22-18 41-41 41-22 0-40-19-40-41s18-40 40-40c23 0 41 18 41 40z">
          <text:p/>
        </draw:path>
        <draw:line draw:style-name="gr11" draw:text-style-name="P2" draw:layer="layout" svg:x1="9.704cm" svg:y1="3.856cm" svg:x2="9.573cm" svg:y2="3.856cm">
          <text:p/>
        </draw:line>
        <draw:path draw:style-name="gr9" draw:text-style-name="P3" draw:layer="layout" svg:width="0.08cm" svg:height="0.08cm" svg:x="9.599cm" svg:y="3.816cm" svg:viewBox="0 0 81 81" svg:d="M81 40c0 22-18 41-41 41-22 0-40-19-40-41s18-40 40-40c23 0 41 18 41 40z">
          <text:p/>
        </draw:path>
        <draw:line draw:style-name="gr11" draw:text-style-name="P2" draw:layer="layout" svg:x1="8.942cm" svg:y1="3.096cm" svg:x2="8.811cm" svg:y2="3.096cm">
          <text:p/>
        </draw:line>
        <draw:path draw:style-name="gr9" draw:text-style-name="P3" draw:layer="layout" svg:width="0.08cm" svg:height="0.08cm" svg:x="8.837cm" svg:y="3.056cm" svg:viewBox="0 0 81 81" svg:d="M81 41c0 22-18 40-40 40s-41-18-41-40c0-23 19-41 41-41s40 18 40 41z">
          <text:p/>
        </draw:path>
        <draw:line draw:style-name="gr11" draw:text-style-name="P2" draw:layer="layout" svg:x1="8.942cm" svg:y1="3.35cm" svg:x2="8.811cm" svg:y2="3.35cm">
          <text:p/>
        </draw:line>
        <draw:path draw:style-name="gr9" draw:text-style-name="P3" draw:layer="layout" svg:width="0.08cm" svg:height="0.08cm" svg:x="8.837cm" svg:y="3.31cm" svg:viewBox="0 0 81 81" svg:d="M81 41c0 22-18 40-40 40s-41-18-41-40 19-41 41-41 40 19 40 41z">
          <text:p/>
        </draw:path>
        <draw:line draw:style-name="gr11" draw:text-style-name="P2" draw:layer="layout" svg:x1="8.942cm" svg:y1="3.604cm" svg:x2="8.811cm" svg:y2="3.604cm">
          <text:p/>
        </draw:line>
        <draw:path draw:style-name="gr9" draw:text-style-name="P3" draw:layer="layout" svg:width="0.08cm" svg:height="0.08cm" svg:x="8.837cm" svg:y="3.564cm" svg:viewBox="0 0 81 81" svg:d="M81 40c0 22-18 41-40 41s-41-19-41-41 19-40 41-40 40 18 40 40z">
          <text:p/>
        </draw:path>
        <draw:line draw:style-name="gr11" draw:text-style-name="P2" draw:layer="layout" svg:x1="8.942cm" svg:y1="3.856cm" svg:x2="8.811cm" svg:y2="3.856cm">
          <text:p/>
        </draw:line>
        <draw:path draw:style-name="gr9" draw:text-style-name="P3" draw:layer="layout" svg:width="0.08cm" svg:height="0.08cm" svg:x="8.837cm" svg:y="3.816cm" svg:viewBox="0 0 81 81" svg:d="M81 40c0 22-18 41-40 41s-41-19-41-41 19-40 41-40 40 18 40 40z">
          <text:p/>
        </draw:path>
        <draw:line draw:style-name="gr11" draw:text-style-name="P2" draw:layer="layout" svg:x1="8.942cm" svg:y1="4.11cm" svg:x2="8.811cm" svg:y2="4.11cm">
          <text:p/>
        </draw:line>
        <draw:path draw:style-name="gr9" draw:text-style-name="P3" draw:layer="layout" svg:width="0.08cm" svg:height="0.08cm" svg:x="8.837cm" svg:y="4.07cm" svg:viewBox="0 0 81 81" svg:d="M81 40c0 23-18 41-40 41s-41-18-41-41c0-22 19-40 41-40s40 18 40 40z">
          <text:p/>
        </draw:path>
        <draw:line draw:style-name="gr11" draw:text-style-name="P2" draw:layer="layout" svg:x1="8.942cm" svg:y1="4.364cm" svg:x2="8.811cm" svg:y2="4.364cm">
          <text:p/>
        </draw:line>
        <draw:path draw:style-name="gr9" draw:text-style-name="P3" draw:layer="layout" svg:width="0.08cm" svg:height="0.08cm" svg:x="8.837cm" svg:y="4.324cm" svg:viewBox="0 0 81 81" svg:d="M81 41c0 22-18 40-40 40s-41-18-41-40c0-23 19-41 41-41s40 18 40 41z">
          <text:p/>
        </draw:path>
        <draw:line draw:style-name="gr11" draw:text-style-name="P2" draw:layer="layout" svg:x1="8.942cm" svg:y1="4.618cm" svg:x2="8.811cm" svg:y2="4.618cm">
          <text:p/>
        </draw:line>
        <draw:path draw:style-name="gr9" draw:text-style-name="P3" draw:layer="layout" svg:width="0.08cm" svg:height="0.08cm" svg:x="8.837cm" svg:y="4.578cm" svg:viewBox="0 0 81 81" svg:d="M81 41c0 22-18 40-40 40s-41-18-41-40c0-23 19-41 41-41s40 18 40 41z">
          <text:p/>
        </draw:path>
        <draw:line draw:style-name="gr11" draw:text-style-name="P2" draw:layer="layout" svg:x1="8.942cm" svg:y1="4.872cm" svg:x2="8.811cm" svg:y2="4.872cm">
          <text:p/>
        </draw:line>
        <draw:path draw:style-name="gr9" draw:text-style-name="P3" draw:layer="layout" svg:width="0.08cm" svg:height="0.08cm" svg:x="8.837cm" svg:y="4.832cm" svg:viewBox="0 0 81 81" svg:d="M81 41c0 22-18 40-40 40s-41-18-41-40 19-41 41-41 40 19 40 41z">
          <text:p/>
        </draw:path>
        <draw:line draw:style-name="gr10" draw:text-style-name="P2" draw:layer="layout" svg:x1="10.221cm" svg:y1="4.872cm" svg:x2="10.071cm" svg:y2="4.872cm">
          <text:p/>
        </draw:line>
        <draw:path draw:style-name="gr9" draw:text-style-name="P3" draw:layer="layout" svg:width="0.102cm" svg:height="0.102cm" svg:x="10.096cm" svg:y="4.821cm" svg:viewBox="0 0 103 103" svg:d="M103 51c0 29-23 52-52 52-28 0-51-23-51-52 0-28 23-51 51-51 29 0 52 23 52 51z">
          <text:p/>
        </draw:path>
        <draw:line draw:style-name="gr10" draw:text-style-name="P2" draw:layer="layout" svg:x1="10.221cm" svg:y1="4.618cm" svg:x2="10.071cm" svg:y2="4.618cm">
          <text:p/>
        </draw:line>
        <draw:path draw:style-name="gr9" draw:text-style-name="P3" draw:layer="layout" svg:width="0.102cm" svg:height="0.102cm" svg:x="10.096cm" svg:y="4.567cm" svg:viewBox="0 0 103 103" svg:d="M103 52c0 28-23 51-52 51-28 0-51-23-51-51 0-29 23-52 51-52 29 0 52 23 52 52z">
          <text:p/>
        </draw:path>
        <draw:line draw:style-name="gr10" draw:text-style-name="P2" draw:layer="layout" svg:x1="10.221cm" svg:y1="4.364cm" svg:x2="10.071cm" svg:y2="4.364cm">
          <text:p/>
        </draw:line>
        <draw:path draw:style-name="gr9" draw:text-style-name="P3" draw:layer="layout" svg:width="0.102cm" svg:height="0.102cm" svg:x="10.096cm" svg:y="4.313cm" svg:viewBox="0 0 103 103" svg:d="M103 51c0 28-23 52-52 52-28 0-51-24-51-52s23-51 51-51c29 0 52 23 52 51z">
          <text:p/>
        </draw:path>
        <draw:line draw:style-name="gr10" draw:text-style-name="P2" draw:layer="layout" svg:x1="10.221cm" svg:y1="4.11cm" svg:x2="10.071cm" svg:y2="4.11cm">
          <text:p/>
        </draw:line>
        <draw:path draw:style-name="gr9" draw:text-style-name="P3" draw:layer="layout" svg:width="0.102cm" svg:height="0.102cm" svg:x="10.096cm" svg:y="4.059cm" svg:viewBox="0 0 103 103" svg:d="M103 52c0 28-23 51-52 51-28 0-51-23-51-51 0-29 23-52 51-52 29 0 52 23 52 52z">
          <text:p/>
        </draw:path>
        <draw:line draw:style-name="gr10" draw:text-style-name="P2" draw:layer="layout" svg:x1="10.221cm" svg:y1="3.856cm" svg:x2="10.071cm" svg:y2="3.856cm">
          <text:p/>
        </draw:line>
        <draw:path draw:style-name="gr9" draw:text-style-name="P3" draw:layer="layout" svg:width="0.102cm" svg:height="0.102cm" svg:x="10.096cm" svg:y="3.805cm" svg:viewBox="0 0 103 103" svg:d="M103 51c0 28-23 52-52 52-28 0-51-24-51-52s23-51 51-51c29 0 52 23 52 51z">
          <text:p/>
        </draw:path>
        <draw:line draw:style-name="gr10" draw:text-style-name="P2" draw:layer="layout" svg:x1="10.221cm" svg:y1="3.604cm" svg:x2="10.071cm" svg:y2="3.604cm">
          <text:p/>
        </draw:line>
        <draw:path draw:style-name="gr9" draw:text-style-name="P3" draw:layer="layout" svg:width="0.102cm" svg:height="0.102cm" svg:x="10.096cm" svg:y="3.553cm" svg:viewBox="0 0 103 103" svg:d="M103 52c0 28-23 51-52 51-28 0-51-23-51-51 0-29 23-52 51-52 29 0 52 23 52 52z">
          <text:p/>
        </draw:path>
        <draw:line draw:style-name="gr10" draw:text-style-name="P2" draw:layer="layout" svg:x1="10.221cm" svg:y1="3.35cm" svg:x2="10.071cm" svg:y2="3.35cm">
          <text:p/>
        </draw:line>
        <draw:path draw:style-name="gr9" draw:text-style-name="P3" draw:layer="layout" svg:width="0.102cm" svg:height="0.102cm" svg:x="10.096cm" svg:y="3.299cm" svg:viewBox="0 0 103 103" svg:d="M103 51c0 28-23 52-52 52-28 0-51-24-51-52s23-51 51-51c29 0 52 23 52 51z">
          <text:p/>
        </draw:path>
        <draw:line draw:style-name="gr10" draw:text-style-name="P2" draw:layer="layout" svg:x1="10.221cm" svg:y1="3.096cm" svg:x2="10.071cm" svg:y2="3.096cm">
          <text:p/>
        </draw:line>
        <draw:path draw:style-name="gr9" draw:text-style-name="P3" draw:layer="layout" svg:width="0.102cm" svg:height="0.102cm" svg:x="10.096cm" svg:y="3.045cm" svg:viewBox="0 0 103 103" svg:d="M103 52c0 28-23 51-52 51-28 0-51-23-51-51 0-29 23-52 51-52 29 0 52 23 52 52z">
          <text:p/>
        </draw:path>
        <draw:line draw:style-name="gr10" draw:text-style-name="P2" draw:layer="layout" svg:x1="10.071cm" svg:y1="1.445cm" svg:x2="10.221cm" svg:y2="1.445cm">
          <text:p/>
        </draw:line>
        <draw:path draw:style-name="gr9" draw:text-style-name="P3" draw:layer="layout" svg:width="0.102cm" svg:height="0.102cm" svg:x="10.096cm" svg:y="1.394cm" svg:viewBox="0 0 103 103" svg:d="M103 51c0 29-23 52-52 52-28 0-51-23-51-52 0-28 23-51 51-51 29 0 52 23 52 51z">
          <text:p/>
        </draw:path>
        <draw:line draw:style-name="gr10" draw:text-style-name="P2" draw:layer="layout" svg:x1="10.071cm" svg:y1="1.699cm" svg:x2="10.221cm" svg:y2="1.699cm">
          <text:p/>
        </draw:line>
        <draw:path draw:style-name="gr9" draw:text-style-name="P3" draw:layer="layout" svg:width="0.102cm" svg:height="0.102cm" svg:x="10.096cm" svg:y="1.648cm" svg:viewBox="0 0 103 103" svg:d="M103 52c0 28-23 51-52 51-28 0-51-23-51-51s23-52 51-52c29 0 52 24 52 52z">
          <text:p/>
        </draw:path>
        <draw:line draw:style-name="gr10" draw:text-style-name="P2" draw:layer="layout" svg:x1="10.071cm" svg:y1="1.953cm" svg:x2="10.221cm" svg:y2="1.953cm">
          <text:p/>
        </draw:line>
        <draw:path draw:style-name="gr9" draw:text-style-name="P3" draw:layer="layout" svg:width="0.102cm" svg:height="0.102cm" svg:x="10.096cm" svg:y="1.902cm" svg:viewBox="0 0 103 103" svg:d="M103 51c0 29-23 52-52 52-28 0-51-23-51-52 0-28 23-51 51-51 29 0 52 23 52 51z">
          <text:p/>
        </draw:path>
        <draw:line draw:style-name="gr10" draw:text-style-name="P2" draw:layer="layout" svg:x1="10.071cm" svg:y1="2.207cm" svg:x2="10.221cm" svg:y2="2.207cm">
          <text:p/>
        </draw:line>
        <draw:path draw:style-name="gr9" draw:text-style-name="P3" draw:layer="layout" svg:width="0.102cm" svg:height="0.102cm" svg:x="10.096cm" svg:y="2.156cm" svg:viewBox="0 0 103 103" svg:d="M103 52c0 28-23 51-52 51-28 0-51-23-51-51s23-52 51-52c29 0 52 24 52 52z">
          <text:p/>
        </draw:path>
        <draw:line draw:style-name="gr10" draw:text-style-name="P2" draw:layer="layout" svg:x1="10.071cm" svg:y1="2.461cm" svg:x2="10.221cm" svg:y2="2.461cm">
          <text:p/>
        </draw:line>
        <draw:path draw:style-name="gr9" draw:text-style-name="P3" draw:layer="layout" svg:width="0.102cm" svg:height="0.102cm" svg:x="10.096cm" svg:y="2.41cm" svg:viewBox="0 0 103 103" svg:d="M103 51c0 29-23 52-52 52-28 0-51-23-51-52 0-28 23-51 51-51 29 0 52 23 52 51z">
          <text:p/>
        </draw:path>
        <draw:line draw:style-name="gr10" draw:text-style-name="P2" draw:layer="layout" svg:x1="8.547cm" svg:y1="1.445cm" svg:x2="8.699cm" svg:y2="1.445cm">
          <text:p/>
        </draw:line>
        <draw:path draw:style-name="gr9" draw:text-style-name="P3" draw:layer="layout" svg:width="0.102cm" svg:height="0.102cm" svg:x="8.572cm" svg:y="1.394cm" svg:viewBox="0 0 103 103" svg:d="M103 51c0 29-23 52-52 52-28 0-51-23-51-52 0-28 23-51 51-51 29 0 52 23 52 51z">
          <text:p/>
        </draw:path>
        <draw:line draw:style-name="gr10" draw:text-style-name="P2" draw:layer="layout" svg:x1="8.547cm" svg:y1="1.699cm" svg:x2="8.699cm" svg:y2="1.699cm">
          <text:p/>
        </draw:line>
        <draw:path draw:style-name="gr9" draw:text-style-name="P3" draw:layer="layout" svg:width="0.102cm" svg:height="0.102cm" svg:x="8.572cm" svg:y="1.648cm" svg:viewBox="0 0 103 103" svg:d="M103 52c0 28-23 51-52 51-28 0-51-23-51-51s23-52 51-52c29 0 52 24 52 52z">
          <text:p/>
        </draw:path>
        <draw:line draw:style-name="gr10" draw:text-style-name="P2" draw:layer="layout" svg:x1="8.547cm" svg:y1="1.953cm" svg:x2="8.699cm" svg:y2="1.953cm">
          <text:p/>
        </draw:line>
        <draw:path draw:style-name="gr9" draw:text-style-name="P3" draw:layer="layout" svg:width="0.102cm" svg:height="0.102cm" svg:x="8.572cm" svg:y="1.902cm" svg:viewBox="0 0 103 103" svg:d="M103 51c0 29-23 52-52 52-28 0-51-23-51-52 0-28 23-51 51-51 29 0 52 23 52 51z">
          <text:p/>
        </draw:path>
        <draw:line draw:style-name="gr10" draw:text-style-name="P2" draw:layer="layout" svg:x1="8.547cm" svg:y1="2.207cm" svg:x2="8.699cm" svg:y2="2.207cm">
          <text:p/>
        </draw:line>
        <draw:path draw:style-name="gr9" draw:text-style-name="P3" draw:layer="layout" svg:width="0.102cm" svg:height="0.102cm" svg:x="8.572cm" svg:y="2.156cm" svg:viewBox="0 0 103 103" svg:d="M103 52c0 28-23 51-52 51-28 0-51-23-51-51s23-52 51-52c29 0 52 24 52 52z">
          <text:p/>
        </draw:path>
        <draw:line draw:style-name="gr10" draw:text-style-name="P2" draw:layer="layout" svg:x1="8.547cm" svg:y1="2.461cm" svg:x2="8.699cm" svg:y2="2.461cm">
          <text:p/>
        </draw:line>
        <draw:path draw:style-name="gr9" draw:text-style-name="P3" draw:layer="layout" svg:width="0.102cm" svg:height="0.102cm" svg:x="8.572cm" svg:y="2.41cm" svg:viewBox="0 0 103 103" svg:d="M103 51c0 29-23 52-52 52-28 0-51-23-51-52 0-28 23-51 51-51 29 0 52 23 52 51z">
          <text:p/>
        </draw:path>
        <draw:line draw:style-name="gr10" draw:text-style-name="P2" draw:layer="layout" svg:x1="2.451cm" svg:y1="1.648cm" svg:x2="2.451cm" svg:y2="1.496cm">
          <text:p/>
        </draw:line>
        <draw:path draw:style-name="gr9" draw:text-style-name="P3" draw:layer="layout" svg:width="0.101cm" svg:height="0.102cm" svg:x="2.4cm" svg:y="1.521cm" svg:viewBox="0 0 102 103" svg:d="M102 52c0 28-22 51-51 51-28 0-51-23-51-51 0-29 23-52 51-52 29 0 51 23 51 52z">
          <text:p/>
        </draw:path>
        <draw:line draw:style-name="gr10" draw:text-style-name="P2" draw:layer="layout" svg:x1="2.101cm" svg:y1="1.648cm" svg:x2="2.101cm" svg:y2="1.496cm">
          <text:p/>
        </draw:line>
        <draw:path draw:style-name="gr9" draw:text-style-name="P3" draw:layer="layout" svg:width="0.101cm" svg:height="0.102cm" svg:x="2.051cm" svg:y="1.521cm" svg:viewBox="0 0 102 103" svg:d="M102 52c0 28-23 51-51 51s-51-23-51-51c0-29 23-52 51-52s51 23 51 52z">
          <text:p/>
        </draw:path>
        <draw:line draw:style-name="gr10" draw:text-style-name="P2" draw:layer="layout" svg:x1="6.263cm" svg:y1="3.731cm" svg:x2="6.413cm" svg:y2="3.731cm">
          <text:p/>
        </draw:line>
        <draw:path draw:style-name="gr9" draw:text-style-name="P3" draw:layer="layout" svg:width="0.102cm" svg:height="0.102cm" svg:x="6.288cm" svg:y="3.68cm" svg:viewBox="0 0 103 103" svg:d="M103 52c0 28-23 51-51 51-29 0-52-23-52-51s23-52 52-52c28 0 51 24 51 52z">
          <text:p/>
        </draw:path>
        <draw:line draw:style-name="gr10" draw:text-style-name="P2" draw:layer="layout" svg:x1="6.263cm" svg:y1="3.983cm" svg:x2="6.413cm" svg:y2="3.983cm">
          <text:p/>
        </draw:line>
        <draw:path draw:style-name="gr9" draw:text-style-name="P3" draw:layer="layout" svg:width="0.102cm" svg:height="0.102cm" svg:x="6.288cm" svg:y="3.932cm" svg:viewBox="0 0 103 103" svg:d="M103 51c0 29-23 52-51 52-29 0-52-23-52-52 0-28 23-51 52-51 28 0 51 23 51 51z">
          <text:p/>
        </draw:path>
        <draw:line draw:style-name="gr10" draw:text-style-name="P2" draw:layer="layout" svg:x1="6.263cm" svg:y1="4.237cm" svg:x2="6.413cm" svg:y2="4.237cm">
          <text:p/>
        </draw:line>
        <draw:path draw:style-name="gr9" draw:text-style-name="P3" draw:layer="layout" svg:width="0.102cm" svg:height="0.102cm" svg:x="6.288cm" svg:y="4.186cm" svg:viewBox="0 0 103 103" svg:d="M103 52c0 28-23 51-51 51-29 0-52-23-52-51s23-52 52-52c28 0 51 24 51 52z">
          <text:p/>
        </draw:path>
        <draw:line draw:style-name="gr10" draw:text-style-name="P2" draw:layer="layout" svg:x1="6.263cm" svg:y1="4.491cm" svg:x2="6.413cm" svg:y2="4.491cm">
          <text:p/>
        </draw:line>
        <draw:path draw:style-name="gr9" draw:text-style-name="P3" draw:layer="layout" svg:width="0.102cm" svg:height="0.102cm" svg:x="6.288cm" svg:y="4.44cm" svg:viewBox="0 0 103 103" svg:d="M103 51c0 29-23 52-51 52-29 0-52-23-52-52 0-28 23-51 52-51 28 0 51 23 51 51z">
          <text:p/>
        </draw:path>
        <draw:line draw:style-name="gr10" draw:text-style-name="P2" draw:layer="layout" svg:x1="2.501cm" svg:y1="4.694cm" svg:x2="2.501cm" svg:y2="4.544cm">
          <text:p/>
        </draw:line>
        <draw:path draw:style-name="gr9" draw:text-style-name="P3" draw:layer="layout" svg:width="0.101cm" svg:height="0.102cm" svg:x="2.451cm" svg:y="4.567cm" svg:viewBox="0 0 102 103" svg:d="M102 52c0 28-23 51-51 51-29 0-51-23-51-51 0-29 22-52 51-52 28 0 51 23 51 52z">
          <text:p/>
        </draw:path>
        <draw:line draw:style-name="gr10" draw:text-style-name="P2" draw:layer="layout" svg:x1="2.152cm" svg:y1="4.694cm" svg:x2="2.152cm" svg:y2="4.544cm">
          <text:p/>
        </draw:line>
        <draw:path draw:style-name="gr9" draw:text-style-name="P3" draw:layer="layout" svg:width="0.102cm" svg:height="0.102cm" svg:x="2.101cm" svg:y="4.567cm" svg:viewBox="0 0 103 103" svg:d="M103 52c0 28-23 51-52 51-28 0-51-23-51-51 0-29 23-52 51-52 29 0 52 23 52 52z">
          <text:p/>
        </draw:path>
        <draw:polygon draw:style-name="gr1" draw:text-style-name="P1" draw:layer="layout" svg:width="0.118cm" svg:height="0.118cm" svg:x="8.183cm" svg:y="1.386cm" svg:viewBox="0 0 119 119" draw:points="0,0 119,0 119,119 0,119">
          <text:p/>
        </draw:polygon>
        <draw:path draw:style-name="gr9" draw:text-style-name="P3" draw:layer="layout" svg:width="0.08cm" svg:height="0.08cm" svg:x="8.202cm" svg:y="1.405cm" svg:viewBox="0 0 81 81" svg:d="M81 40c0 22-19 41-41 41s-40-19-40-41 18-40 40-40 41 18 41 40z">
          <text:p/>
        </draw:path>
        <draw:polygon draw:style-name="gr1" draw:text-style-name="P1" draw:layer="layout" svg:width="0.118cm" svg:height="0.118cm" svg:x="3.232cm" svg:y="2.91cm" svg:viewBox="0 0 119 119" draw:points="0,0 119,0 119,119 0,119">
          <text:p/>
        </draw:polygon>
        <draw:path draw:style-name="gr9" draw:text-style-name="P3" draw:layer="layout" svg:width="0.08cm" svg:height="0.08cm" svg:x="3.251cm" svg:y="2.929cm" svg:viewBox="0 0 81 81" svg:d="M81 40c0 22-19 41-41 41s-40-19-40-41 18-40 40-40 41 18 41 40z">
          <text:p/>
        </draw:path>
        <draw:polygon draw:style-name="gr1" draw:text-style-name="P1" draw:layer="layout" svg:width="0.118cm" svg:height="0.118cm" svg:x="7.548cm" svg:y="4.813cm" svg:viewBox="0 0 119 119" draw:points="0,0 119,0 119,119 0,119">
          <text:p/>
        </draw:polygon>
        <draw:path draw:style-name="gr9" draw:text-style-name="P3" draw:layer="layout" svg:width="0.08cm" svg:height="0.08cm" svg:x="7.567cm" svg:y="4.832cm" svg:viewBox="0 0 81 81" svg:d="M81 41c0 22-19 40-41 40s-40-18-40-40 18-41 40-41 41 19 41 41z">
          <text:p/>
        </draw:path>
        <draw:polygon draw:style-name="gr1" draw:text-style-name="P1" draw:layer="layout" svg:width="0.118cm" svg:height="0.118cm" svg:x="8.183cm" svg:y="1.64cm" svg:viewBox="0 0 119 119" draw:points="0,0 119,0 119,119 0,119">
          <text:p/>
        </draw:polygon>
        <draw:path draw:style-name="gr9" draw:text-style-name="P3" draw:layer="layout" svg:width="0.08cm" svg:height="0.08cm" svg:x="8.202cm" svg:y="1.659cm" svg:viewBox="0 0 81 81" svg:d="M81 40c0 23-19 41-41 41s-40-18-40-41c0-22 18-40 40-40s41 18 41 40z">
          <text:p/>
        </draw:path>
        <draw:polygon draw:style-name="gr1" draw:text-style-name="P1" draw:layer="layout" svg:width="0.118cm" svg:height="0.118cm" svg:x="6.28cm" svg:y="4.686cm" svg:viewBox="0 0 119 119" draw:points="0,0 119,0 119,119 0,119">
          <text:p/>
        </draw:polygon>
        <draw:path draw:style-name="gr9" draw:text-style-name="P3" draw:layer="layout" svg:width="0.08cm" svg:height="0.08cm" svg:x="6.299cm" svg:y="4.705cm" svg:viewBox="0 0 81 81" svg:d="M81 40c0 23-18 41-41 41-22 0-40-18-40-41 0-22 18-40 40-40 23 0 41 18 41 40z">
          <text:p/>
        </draw:path>
        <draw:polygon draw:style-name="gr1" draw:text-style-name="P1" draw:layer="layout" svg:width="0.119cm" svg:height="0.118cm" svg:x="4.044cm" svg:y="1.742cm" svg:viewBox="0 0 120 119" draw:points="0,0 120,0 120,119 0,119">
          <text:p/>
        </draw:polygon>
        <draw:path draw:style-name="gr9" draw:text-style-name="P3" draw:layer="layout" svg:width="0.08cm" svg:height="0.08cm" svg:x="4.064cm" svg:y="1.761cm" svg:viewBox="0 0 81 81" svg:d="M81 41c0 22-18 40-41 40-22 0-40-18-40-40 0-23 18-41 40-41 23 0 41 18 41 41z">
          <text:p/>
        </draw:path>
        <draw:polygon draw:style-name="gr1" draw:text-style-name="P1" draw:layer="layout" svg:width="0.118cm" svg:height="0.118cm" svg:x="4.883cm" svg:y="3.797cm" svg:viewBox="0 0 119 119" draw:points="0,0 119,0 119,119 0,119">
          <text:p/>
        </draw:polygon>
        <draw:path draw:style-name="gr9" draw:text-style-name="P3" draw:layer="layout" svg:width="0.08cm" svg:height="0.08cm" svg:x="4.902cm" svg:y="3.816cm" svg:viewBox="0 0 81 81" svg:d="M81 40c0 22-18 41-40 41s-41-19-41-41 19-40 41-40 40 18 40 40z">
          <text:p/>
        </draw:path>
        <draw:polygon draw:style-name="gr1" draw:text-style-name="P1" draw:layer="layout" svg:width="0.118cm" svg:height="0.118cm" svg:x="3.994cm" svg:y="3.291cm" svg:viewBox="0 0 119 119" draw:points="0,0 119,0 119,119 0,119">
          <text:p/>
        </draw:polygon>
        <draw:path draw:style-name="gr9" draw:text-style-name="P3" draw:layer="layout" svg:width="0.08cm" svg:height="0.08cm" svg:x="4.013cm" svg:y="3.31cm" svg:viewBox="0 0 81 81" svg:d="M81 41c0 22-18 40-40 40-23 0-41-18-41-40s18-41 41-41c22 0 40 19 40 41z">
          <text:p/>
        </draw:path>
        <draw:polygon draw:style-name="gr1" draw:text-style-name="P1" draw:layer="layout" svg:width="0.118cm" svg:height="0.118cm" svg:x="7.675cm" svg:y="3.291cm" svg:viewBox="0 0 119 119" draw:points="0,0 119,0 119,119 0,119">
          <text:p/>
        </draw:polygon>
        <draw:path draw:style-name="gr9" draw:text-style-name="P3" draw:layer="layout" svg:width="0.08cm" svg:height="0.08cm" svg:x="7.694cm" svg:y="3.31cm" svg:viewBox="0 0 81 81" svg:d="M81 41c0 22-18 40-40 40-23 0-41-18-41-40s18-41 41-41c22 0 40 19 40 41z">
          <text:p/>
        </draw:path>
        <draw:polygon draw:style-name="gr1" draw:text-style-name="P1" draw:layer="layout" svg:width="0.118cm" svg:height="0.118cm" svg:x="8.183cm" svg:y="1.894cm" svg:viewBox="0 0 119 119" draw:points="0,0 119,0 119,119 0,119">
          <text:p/>
        </draw:polygon>
        <draw:path draw:style-name="gr9" draw:text-style-name="P3" draw:layer="layout" svg:width="0.08cm" svg:height="0.08cm" svg:x="8.202cm" svg:y="1.913cm" svg:viewBox="0 0 81 81" svg:d="M81 40c0 23-19 41-41 41s-40-18-40-41c0-22 18-40 40-40s41 18 41 40z">
          <text:p/>
        </draw:path>
        <draw:polygon draw:style-name="gr1" draw:text-style-name="P1" draw:layer="layout" svg:width="0.118cm" svg:height="0.118cm" svg:x="7.802cm" svg:y="3.545cm" svg:viewBox="0 0 119 119" draw:points="0,0 119,0 119,119 0,119">
          <text:p/>
        </draw:polygon>
        <draw:path draw:style-name="gr9" draw:text-style-name="P3" draw:layer="layout" svg:width="0.08cm" svg:height="0.08cm" svg:x="7.821cm" svg:y="3.564cm" svg:viewBox="0 0 81 81" svg:d="M81 40c0 22-18 41-41 41-22 0-40-19-40-41s18-40 40-40c23 0 41 18 41 40z">
          <text:p/>
        </draw:path>
        <draw:polygon draw:style-name="gr1" draw:text-style-name="P1" draw:layer="layout" svg:width="0.118cm" svg:height="0.118cm" svg:x="8.221cm" svg:y="2.656cm" svg:viewBox="0 0 119 119" draw:points="0,0 119,0 119,119 0,119">
          <text:p/>
        </draw:polygon>
        <draw:path draw:style-name="gr9" draw:text-style-name="P3" draw:layer="layout" svg:width="0.08cm" svg:height="0.08cm" svg:x="8.24cm" svg:y="2.675cm" svg:viewBox="0 0 81 81" svg:d="M81 41c0 22-18 40-40 40-23 0-41-18-41-40s18-41 41-41c22 0 40 19 40 41z">
          <text:p/>
        </draw:path>
        <draw:polygon draw:style-name="gr1" draw:text-style-name="P1" draw:layer="layout" svg:width="0.118cm" svg:height="0.118cm" svg:x="8.335cm" svg:y="2.91cm" svg:viewBox="0 0 119 119" draw:points="0,0 119,0 119,119 0,119">
          <text:p/>
        </draw:polygon>
        <draw:path draw:style-name="gr9" draw:text-style-name="P3" draw:layer="layout" svg:width="0.08cm" svg:height="0.08cm" svg:x="8.354cm" svg:y="2.929cm" svg:viewBox="0 0 81 81" svg:d="M81 40c0 22-18 41-40 41s-41-19-41-41 19-40 41-40 40 18 40 40z">
          <text:p/>
        </draw:path>
        <draw:polygon draw:style-name="gr1" draw:text-style-name="P1" draw:layer="layout" svg:width="0.119cm" svg:height="0.118cm" svg:x="7.992cm" svg:y="3.545cm" svg:viewBox="0 0 120 119" draw:points="0,0 120,0 120,119 0,119">
          <text:p/>
        </draw:polygon>
        <draw:path draw:style-name="gr9" draw:text-style-name="P3" draw:layer="layout" svg:width="0.081cm" svg:height="0.08cm" svg:x="8.011cm" svg:y="3.564cm" svg:viewBox="0 0 82 81" svg:d="M82 40c0 22-18 41-41 41s-41-19-41-41 18-40 41-40 41 18 41 40z">
          <text:p/>
        </draw:path>
        <draw:polygon draw:style-name="gr1" draw:text-style-name="P1" draw:layer="layout" svg:width="0.118cm" svg:height="0.118cm" svg:x="3.867cm" svg:y="4.305cm" svg:viewBox="0 0 119 119" draw:points="0,0 119,0 119,119 0,119">
          <text:p/>
        </draw:polygon>
        <draw:path draw:style-name="gr9" draw:text-style-name="P3" draw:layer="layout" svg:width="0.08cm" svg:height="0.08cm" svg:x="3.886cm" svg:y="4.324cm" svg:viewBox="0 0 81 81" svg:d="M81 41c0 22-19 40-41 40s-40-18-40-40c0-23 18-41 40-41s41 18 41 41z">
          <text:p/>
        </draw:path>
        <draw:polygon draw:style-name="gr1" draw:text-style-name="P1" draw:layer="layout" svg:width="0.118cm" svg:height="0.118cm" svg:x="3.232cm" svg:y="4.305cm" svg:viewBox="0 0 119 119" draw:points="0,0 119,0 119,119 0,119">
          <text:p/>
        </draw:polygon>
        <draw:path draw:style-name="gr9" draw:text-style-name="P3" draw:layer="layout" svg:width="0.08cm" svg:height="0.08cm" svg:x="3.251cm" svg:y="4.324cm" svg:viewBox="0 0 81 81" svg:d="M81 41c0 22-19 40-41 40s-40-18-40-40c0-23 18-41 40-41s41 18 41 41z">
          <text:p/>
        </draw:path>
        <draw:polygon draw:style-name="gr1" draw:text-style-name="P1" draw:layer="layout" svg:width="0.118cm" svg:height="0.118cm" svg:x="3.867cm" svg:y="3.797cm" svg:viewBox="0 0 119 119" draw:points="0,0 119,0 119,119 0,119">
          <text:p/>
        </draw:polygon>
        <draw:path draw:style-name="gr9" draw:text-style-name="P3" draw:layer="layout" svg:width="0.08cm" svg:height="0.08cm" svg:x="3.886cm" svg:y="3.816cm" svg:viewBox="0 0 81 81" svg:d="M81 40c0 22-19 41-41 41s-40-19-40-41 18-40 40-40 41 18 41 40z">
          <text:p/>
        </draw:path>
        <draw:polygon draw:style-name="gr1" draw:text-style-name="P1" draw:layer="layout" svg:width="0.118cm" svg:height="0.118cm" svg:x="3.232cm" svg:y="3.797cm" svg:viewBox="0 0 119 119" draw:points="0,0 119,0 119,119 0,119">
          <text:p/>
        </draw:polygon>
        <draw:path draw:style-name="gr9" draw:text-style-name="P3" draw:layer="layout" svg:width="0.08cm" svg:height="0.08cm" svg:x="3.251cm" svg:y="3.816cm" svg:viewBox="0 0 81 81" svg:d="M81 40c0 22-19 41-41 41s-40-19-40-41 18-40 40-40 41 18 41 40z">
          <text:p/>
        </draw:path>
        <draw:polygon draw:style-name="gr1" draw:text-style-name="P1" draw:layer="layout" svg:width="0.254cm" svg:height="0.11cm" svg:x="15.086cm" svg:y="1.304cm" svg:viewBox="0 0 255 111" draw:points="0,0 255,0 255,111 0,111">
          <text:p/>
        </draw:polygon>
        <draw:polygon draw:style-name="gr1" draw:text-style-name="P1" draw:layer="layout" svg:width="0.254cm" svg:height="0.11cm" svg:x="15.086cm" svg:y="1.704cm" svg:viewBox="0 0 255 111" draw:points="0,0 255,0 255,111 0,111">
          <text:p/>
        </draw:polygon>
        <draw:polygon draw:style-name="gr1" draw:text-style-name="P1" draw:layer="layout" svg:width="0.254cm" svg:height="0.11cm" svg:x="15.086cm" svg:y="1.903cm" svg:viewBox="0 0 255 111" draw:points="0,0 255,0 255,111 0,111">
          <text:p/>
        </draw:polygon>
        <draw:polygon draw:style-name="gr1" draw:text-style-name="P1" draw:layer="layout" svg:width="0.254cm" svg:height="0.11cm" svg:x="15.086cm" svg:y="2.102cm" svg:viewBox="0 0 255 111" draw:points="0,0 255,0 255,111 0,111">
          <text:p/>
        </draw:polygon>
        <draw:polygon draw:style-name="gr1" draw:text-style-name="P1" draw:layer="layout" svg:width="0.254cm" svg:height="0.11cm" svg:x="15.086cm" svg:y="2.303cm" svg:viewBox="0 0 255 111" draw:points="0,0 255,0 255,111 0,111">
          <text:p/>
        </draw:polygon>
        <draw:polygon draw:style-name="gr1" draw:text-style-name="P1" draw:layer="layout" svg:width="0.254cm" svg:height="0.11cm" svg:x="15.086cm" svg:y="2.502cm" svg:viewBox="0 0 255 111" draw:points="0,0 255,0 255,111 0,111">
          <text:p/>
        </draw:polygon>
        <draw:polygon draw:style-name="gr1" draw:text-style-name="P1" draw:layer="layout" svg:width="0.254cm" svg:height="0.11cm" svg:x="16.684cm" svg:y="1.304cm" svg:viewBox="0 0 255 111" draw:points="0,0 255,0 255,111 0,111">
          <text:p/>
        </draw:polygon>
        <draw:polygon draw:style-name="gr1" draw:text-style-name="P1" draw:layer="layout" svg:width="0.254cm" svg:height="0.11cm" svg:x="16.684cm" svg:y="1.503cm" svg:viewBox="0 0 255 111" draw:points="0,0 255,0 255,111 0,111">
          <text:p/>
        </draw:polygon>
        <draw:polygon draw:style-name="gr1" draw:text-style-name="P1" draw:layer="layout" svg:width="0.254cm" svg:height="0.11cm" svg:x="16.684cm" svg:y="1.704cm" svg:viewBox="0 0 255 111" draw:points="0,0 255,0 255,111 0,111">
          <text:p/>
        </draw:polygon>
        <draw:polygon draw:style-name="gr1" draw:text-style-name="P1" draw:layer="layout" svg:width="0.254cm" svg:height="0.11cm" svg:x="16.684cm" svg:y="1.903cm" svg:viewBox="0 0 255 111" draw:points="0,0 255,0 255,111 0,111">
          <text:p/>
        </draw:polygon>
        <draw:polygon draw:style-name="gr1" draw:text-style-name="P1" draw:layer="layout" svg:width="0.254cm" svg:height="0.11cm" svg:x="16.684cm" svg:y="2.102cm" svg:viewBox="0 0 255 111" draw:points="0,0 255,0 255,111 0,111">
          <text:p/>
        </draw:polygon>
        <draw:polygon draw:style-name="gr1" draw:text-style-name="P1" draw:layer="layout" svg:width="0.254cm" svg:height="0.11cm" svg:x="16.684cm" svg:y="2.303cm" svg:viewBox="0 0 255 111" draw:points="0,0 255,0 255,111 0,111">
          <text:p/>
        </draw:polygon>
        <draw:polygon draw:style-name="gr1" draw:text-style-name="P1" draw:layer="layout" svg:width="0.254cm" svg:height="0.11cm" svg:x="16.684cm" svg:y="2.502cm" svg:viewBox="0 0 255 111" draw:points="0,0 255,0 255,111 0,111">
          <text:p/>
        </draw:polygon>
        <draw:polygon draw:style-name="gr1" draw:text-style-name="P1" draw:layer="layout" svg:width="0.254cm" svg:height="0.11cm" svg:x="15.086cm" svg:y="2.703cm" svg:viewBox="0 0 255 111" draw:points="0,0 255,0 255,111 0,111">
          <text:p/>
        </draw:polygon>
        <draw:polygon draw:style-name="gr1" draw:text-style-name="P1" draw:layer="layout" svg:width="0.254cm" svg:height="0.11cm" svg:x="16.684cm" svg:y="2.703cm" svg:viewBox="0 0 255 111" draw:points="0,0 255,0 255,111 0,111">
          <text:p/>
        </draw:polygon>
        <draw:polygon draw:style-name="gr1" draw:text-style-name="P1" draw:layer="layout" svg:width="0.254cm" svg:height="0.11cm" svg:x="15.086cm" svg:y="1.503cm" svg:viewBox="0 0 255 111" draw:points="0,0 255,0 255,111 0,111">
          <text:p/>
        </draw:polygon>
        <draw:polygon draw:style-name="gr1" draw:text-style-name="P1" draw:layer="layout" svg:width="0.166cm" svg:height="0.038cm" svg:x="17.401cm" svg:y="4.708cm" svg:viewBox="0 0 167 39" draw:points="0,0 167,0 167,39 0,39">
          <text:p/>
        </draw:polygon>
        <draw:polygon draw:style-name="gr1" draw:text-style-name="P1" draw:layer="layout" svg:width="0.166cm" svg:height="0.038cm" svg:x="17.401cm" svg:y="4.642cm" svg:viewBox="0 0 167 39" draw:points="0,0 167,0 167,39 0,39">
          <text:p/>
        </draw:polygon>
        <draw:polygon draw:style-name="gr1" draw:text-style-name="P1" draw:layer="layout" svg:width="0.166cm" svg:height="0.038cm" svg:x="17.401cm" svg:y="4.579cm" svg:viewBox="0 0 167 39" draw:points="0,0 167,0 167,39 0,39">
          <text:p/>
        </draw:polygon>
        <draw:polygon draw:style-name="gr1" draw:text-style-name="P1" draw:layer="layout" svg:width="0.166cm" svg:height="0.038cm" svg:x="17.401cm" svg:y="4.447cm" svg:viewBox="0 0 167 39" draw:points="0,0 167,0 167,39 0,39">
          <text:p/>
        </draw:polygon>
        <draw:polygon draw:style-name="gr1" draw:text-style-name="P1" draw:layer="layout" svg:width="0.166cm" svg:height="0.038cm" svg:x="17.401cm" svg:y="4.513cm" svg:viewBox="0 0 167 39" draw:points="0,0 167,0 167,39 0,39">
          <text:p/>
        </draw:polygon>
        <draw:polygon draw:style-name="gr1" draw:text-style-name="P1" draw:layer="layout" svg:width="0.166cm" svg:height="0.038cm" svg:x="17.401cm" svg:y="4.384cm" svg:viewBox="0 0 167 39" draw:points="0,0 167,0 167,39 0,39">
          <text:p/>
        </draw:polygon>
        <draw:polygon draw:style-name="gr1" draw:text-style-name="P1" draw:layer="layout" svg:width="0.166cm" svg:height="0.038cm" svg:x="17.401cm" svg:y="4.318cm" svg:viewBox="0 0 167 39" draw:points="0,0 167,0 167,39 0,39">
          <text:p/>
        </draw:polygon>
        <draw:polygon draw:style-name="gr1" draw:text-style-name="P1" draw:layer="layout" svg:width="0.166cm" svg:height="0.038cm" svg:x="17.401cm" svg:y="4.253cm" svg:viewBox="0 0 167 39" draw:points="0,0 167,0 167,39 0,39">
          <text:p/>
        </draw:polygon>
        <draw:polygon draw:style-name="gr1" draw:text-style-name="P1" draw:layer="layout" svg:width="0.166cm" svg:height="0.038cm" svg:x="17.401cm" svg:y="4.189cm" svg:viewBox="0 0 167 39" draw:points="0,0 167,0 167,39 0,39">
          <text:p/>
        </draw:polygon>
        <draw:polygon draw:style-name="gr1" draw:text-style-name="P1" draw:layer="layout" svg:width="0.166cm" svg:height="0.038cm" svg:x="17.401cm" svg:y="4.124cm" svg:viewBox="0 0 167 39" draw:points="0,0 167,0 167,39 0,39">
          <text:p/>
        </draw:polygon>
        <draw:polygon draw:style-name="gr1" draw:text-style-name="P1" draw:layer="layout" svg:width="0.165cm" svg:height="0.038cm" svg:x="18.011cm" svg:y="4.708cm" svg:viewBox="0 0 166 39" draw:points="0,0 166,0 166,39 0,39">
          <text:p/>
        </draw:polygon>
        <draw:polygon draw:style-name="gr1" draw:text-style-name="P1" draw:layer="layout" svg:width="0.165cm" svg:height="0.038cm" svg:x="18.011cm" svg:y="4.642cm" svg:viewBox="0 0 166 39" draw:points="0,0 166,0 166,39 0,39">
          <text:p/>
        </draw:polygon>
        <draw:polygon draw:style-name="gr1" draw:text-style-name="P1" draw:layer="layout" svg:width="0.165cm" svg:height="0.038cm" svg:x="18.011cm" svg:y="4.579cm" svg:viewBox="0 0 166 39" draw:points="0,0 166,0 166,39 0,39">
          <text:p/>
        </draw:polygon>
        <draw:polygon draw:style-name="gr1" draw:text-style-name="P1" draw:layer="layout" svg:width="0.165cm" svg:height="0.038cm" svg:x="18.011cm" svg:y="4.513cm" svg:viewBox="0 0 166 39" draw:points="0,0 166,0 166,39 0,39">
          <text:p/>
        </draw:polygon>
        <draw:polygon draw:style-name="gr1" draw:text-style-name="P1" draw:layer="layout" svg:width="0.165cm" svg:height="0.038cm" svg:x="18.011cm" svg:y="4.447cm" svg:viewBox="0 0 166 39" draw:points="0,0 166,0 166,39 0,39">
          <text:p/>
        </draw:polygon>
        <draw:polygon draw:style-name="gr1" draw:text-style-name="P1" draw:layer="layout" svg:width="0.165cm" svg:height="0.038cm" svg:x="18.011cm" svg:y="4.384cm" svg:viewBox="0 0 166 39" draw:points="0,0 166,0 166,39 0,39">
          <text:p/>
        </draw:polygon>
        <draw:polygon draw:style-name="gr1" draw:text-style-name="P1" draw:layer="layout" svg:width="0.165cm" svg:height="0.038cm" svg:x="18.011cm" svg:y="4.318cm" svg:viewBox="0 0 166 39" draw:points="0,0 166,0 166,39 0,39">
          <text:p/>
        </draw:polygon>
        <draw:polygon draw:style-name="gr1" draw:text-style-name="P1" draw:layer="layout" svg:width="0.165cm" svg:height="0.038cm" svg:x="18.011cm" svg:y="4.253cm" svg:viewBox="0 0 166 39" draw:points="0,0 166,0 166,39 0,39">
          <text:p/>
        </draw:polygon>
        <draw:polygon draw:style-name="gr1" draw:text-style-name="P1" draw:layer="layout" svg:width="0.165cm" svg:height="0.038cm" svg:x="18.011cm" svg:y="4.189cm" svg:viewBox="0 0 166 39" draw:points="0,0 166,0 166,39 0,39">
          <text:p/>
        </draw:polygon>
        <draw:polygon draw:style-name="gr1" draw:text-style-name="P1" draw:layer="layout" svg:width="0.165cm" svg:height="0.038cm" svg:x="18.011cm" svg:y="4.124cm" svg:viewBox="0 0 166 39" draw:points="0,0 166,0 166,39 0,39">
          <text:p/>
        </draw:polygon>
        <draw:polygon draw:style-name="gr1" draw:text-style-name="P1" draw:layer="layout" svg:width="0.165cm" svg:height="0.038cm" svg:x="18.011cm" svg:y="4.058cm" svg:viewBox="0 0 166 39" draw:points="0,0 166,0 166,39 0,39">
          <text:p/>
        </draw:polygon>
        <draw:polygon draw:style-name="gr1" draw:text-style-name="P1" draw:layer="layout" svg:width="0.165cm" svg:height="0.039cm" svg:x="18.011cm" svg:y="3.994cm" svg:viewBox="0 0 166 40" draw:points="0,0 166,0 166,40 0,40">
          <text:p/>
        </draw:polygon>
        <draw:polygon draw:style-name="gr1" draw:text-style-name="P1" draw:layer="layout" svg:width="0.166cm" svg:height="0.039cm" svg:x="17.401cm" svg:y="3.994cm" svg:viewBox="0 0 167 40" draw:points="0,0 167,0 167,40 0,40">
          <text:p/>
        </draw:polygon>
        <draw:polygon draw:style-name="gr1" draw:text-style-name="P1" draw:layer="layout" svg:width="0.166cm" svg:height="0.038cm" svg:x="17.401cm" svg:y="4.058cm" svg:viewBox="0 0 167 39" draw:points="0,0 167,0 167,39 0,39">
          <text:p/>
        </draw:polygon>
        <draw:polygon draw:style-name="gr1" draw:text-style-name="P1" draw:layer="layout" svg:width="0.131cm" svg:height="0.148cm" svg:x="12.857cm" svg:y="3.535cm" svg:viewBox="0 0 132 149" draw:points="0,0 132,0 132,149 0,149">
          <text:p/>
        </draw:polygon>
        <draw:polygon draw:style-name="gr1" draw:text-style-name="P1" draw:layer="layout" svg:width="0.132cm" svg:height="0.148cm" svg:x="13.026cm" svg:y="3.535cm" svg:viewBox="0 0 133 149" draw:points="0,0 133,0 133,149 0,149">
          <text:p/>
        </draw:polygon>
        <draw:polygon draw:style-name="gr1" draw:text-style-name="P1" draw:layer="layout" svg:width="0.131cm" svg:height="0.148cm" svg:x="13.198cm" svg:y="3.535cm" svg:viewBox="0 0 132 149" draw:points="0,0 132,0 132,149 0,149">
          <text:p/>
        </draw:polygon>
        <draw:polygon draw:style-name="gr1" draw:text-style-name="P1" draw:layer="layout" svg:width="0.131cm" svg:height="0.148cm" svg:x="12.857cm" svg:y="4.041cm" svg:viewBox="0 0 132 149" draw:points="0,0 132,0 132,149 0,149">
          <text:p/>
        </draw:polygon>
        <draw:polygon draw:style-name="gr1" draw:text-style-name="P1" draw:layer="layout" svg:width="0.132cm" svg:height="0.148cm" svg:x="13.026cm" svg:y="4.041cm" svg:viewBox="0 0 133 149" draw:points="0,0 133,0 133,149 0,149">
          <text:p/>
        </draw:polygon>
        <draw:polygon draw:style-name="gr1" draw:text-style-name="P1" draw:layer="layout" svg:width="0.131cm" svg:height="0.148cm" svg:x="13.198cm" svg:y="4.041cm" svg:viewBox="0 0 132 149" draw:points="0,0 132,0 132,149 0,149">
          <text:p/>
        </draw:polygon>
        <draw:polygon draw:style-name="gr1" draw:text-style-name="P1" draw:layer="layout" svg:width="0.131cm" svg:height="0.148cm" svg:x="12.857cm" svg:y="4.549cm" svg:viewBox="0 0 132 149" draw:points="0,0 132,0 132,149 0,149">
          <text:p/>
        </draw:polygon>
        <draw:polygon draw:style-name="gr1" draw:text-style-name="P1" draw:layer="layout" svg:width="0.132cm" svg:height="0.148cm" svg:x="13.026cm" svg:y="4.549cm" svg:viewBox="0 0 133 149" draw:points="0,0 133,0 133,149 0,149">
          <text:p/>
        </draw:polygon>
        <draw:polygon draw:style-name="gr1" draw:text-style-name="P1" draw:layer="layout" svg:width="0.131cm" svg:height="0.148cm" svg:x="13.198cm" svg:y="4.549cm" svg:viewBox="0 0 132 149" draw:points="0,0 132,0 132,149 0,149">
          <text:p/>
        </draw:polygon>
        <draw:line draw:style-name="gr2" draw:text-style-name="P2" draw:layer="layout" svg:x1="18.424cm" svg:y1="1.45cm" svg:x2="19.948cm" svg:y2="1.45cm">
          <text:p/>
        </draw:line>
        <draw:line draw:style-name="gr2" draw:text-style-name="P2" draw:layer="layout" svg:x1="18.043cm" svg:y1="1.45cm" svg:x2="18.424cm" svg:y2="1.45cm">
          <text:p/>
        </draw:line>
        <draw:line draw:style-name="gr2" draw:text-style-name="P2" draw:layer="layout" svg:x1="12.459cm" svg:y1="3.988cm" svg:x2="12.459cm" svg:y2="3.609cm">
          <text:p/>
        </draw:line>
        <draw:line draw:style-name="gr2" draw:text-style-name="P2" draw:layer="layout" svg:x1="12.459cm" svg:y1="3.61cm" svg:x2="12.839cm" svg:y2="3.228cm">
          <text:p/>
        </draw:line>
        <draw:line draw:style-name="gr2" draw:text-style-name="P2" draw:layer="layout" svg:x1="12.838cm" svg:y1="2.593cm" svg:x2="12.838cm" svg:y2="2.974cm">
          <text:p/>
        </draw:line>
        <draw:line draw:style-name="gr2" draw:text-style-name="P2" draw:layer="layout" svg:x1="12.838cm" svg:y1="2.974cm" svg:x2="12.838cm" svg:y2="3.228cm">
          <text:p/>
        </draw:line>
        <draw:line draw:style-name="gr2" draw:text-style-name="P2" draw:layer="layout" svg:x1="13.092cm" svg:y1="2.974cm" svg:x2="12.838cm" svg:y2="2.974cm">
          <text:p/>
        </draw:line>
        <draw:line draw:style-name="gr3" draw:text-style-name="P2" draw:layer="layout" svg:x1="13.263cm" svg:y1="3.609cm" svg:x2="13.263cm" svg:y2="4.115cm">
          <text:p/>
        </draw:line>
        <draw:line draw:style-name="gr3" draw:text-style-name="P2" draw:layer="layout" svg:x1="13.263cm" svg:y1="4.115cm" svg:x2="13.263cm" svg:y2="4.623cm">
          <text:p/>
        </draw:line>
        <draw:line draw:style-name="gr2" draw:text-style-name="P2" draw:layer="layout" svg:x1="14.616cm" svg:y1="3.101cm" svg:x2="14.692cm" svg:y2="3.101cm">
          <text:p/>
        </draw:line>
        <draw:line draw:style-name="gr2" draw:text-style-name="P2" draw:layer="layout" svg:x1="14.692cm" svg:y1="3.101cm" svg:x2="14.884cm" svg:y2="3.293cm">
          <text:p/>
        </draw:line>
        <draw:line draw:style-name="gr4" draw:text-style-name="P2" draw:layer="layout" svg:x1="15.252cm" svg:y1="2.975cm" svg:x2="15.213cm" svg:y2="2.936cm">
          <text:p/>
        </draw:line>
        <draw:line draw:style-name="gr4" draw:text-style-name="P2" draw:layer="layout" svg:x1="15.213cm" svg:y1="2.936cm" svg:x2="15.213cm" svg:y2="2.758cm">
          <text:p/>
        </draw:line>
        <draw:line draw:style-name="gr5" draw:text-style-name="P2" draw:layer="layout" svg:x1="17.157cm" svg:y1="4.728cm" svg:x2="17.154cm" svg:y2="4.725cm">
          <text:p/>
        </draw:line>
        <draw:line draw:style-name="gr3" draw:text-style-name="P2" draw:layer="layout" svg:x1="14.236cm" svg:y1="1.831cm" svg:x2="14.121cm" svg:y2="1.845cm">
          <text:p/>
        </draw:line>
        <draw:line draw:style-name="gr3" draw:text-style-name="P2" draw:layer="layout" svg:x1="14.121cm" svg:y1="1.844cm" svg:x2="14.324cm" svg:y2="1.844cm">
          <text:p/>
        </draw:line>
        <draw:line draw:style-name="gr4" draw:text-style-name="P2" draw:layer="layout" svg:x1="14.324cm" svg:y1="1.844cm" svg:x2="14.324cm" svg:y2="2.593cm">
          <text:p/>
        </draw:line>
        <draw:line draw:style-name="gr4" draw:text-style-name="P2" draw:layer="layout" svg:x1="14.324cm" svg:y1="2.593cm" svg:x2="14.324cm" svg:y2="3.063cm">
          <text:p/>
        </draw:line>
        <draw:line draw:style-name="gr3" draw:text-style-name="P2" draw:layer="layout" svg:x1="14.324cm" svg:y1="3.063cm" svg:x2="14.363cm" svg:y2="3.102cm">
          <text:p/>
        </draw:line>
        <draw:line draw:style-name="gr4" draw:text-style-name="P2" draw:layer="layout" svg:x1="14.362cm" svg:y1="3.101cm" svg:x2="14.616cm" svg:y2="3.101cm">
          <text:p/>
        </draw:line>
        <draw:line draw:style-name="gr6" draw:text-style-name="P2" draw:layer="layout" svg:x1="17.408cm" svg:y1="4.75cm" svg:x2="17.408cm" svg:y2="4.877cm">
          <text:p/>
        </draw:line>
        <draw:line draw:style-name="gr5" draw:text-style-name="P2" draw:layer="layout" svg:x1="17.484cm" svg:y1="4.727cm" svg:x2="17.156cm" svg:y2="4.727cm">
          <text:p/>
        </draw:line>
        <draw:line draw:style-name="gr5" draw:text-style-name="P2" draw:layer="layout" svg:x1="17.485cm" svg:y1="4.727cm" svg:x2="17.461cm" svg:y2="4.751cm">
          <text:p/>
        </draw:line>
        <draw:line draw:style-name="gr5" draw:text-style-name="P2" draw:layer="layout" svg:x1="17.461cm" svg:y1="4.75cm" svg:x2="17.408cm" svg:y2="4.75cm">
          <text:p/>
        </draw:line>
        <draw:line draw:style-name="gr4" draw:text-style-name="P2" draw:layer="layout" svg:x1="14.883cm" svg:y1="3.293cm" svg:x2="15.201cm" svg:y2="2.974cm">
          <text:p/>
        </draw:line>
        <draw:line draw:style-name="gr4" draw:text-style-name="P2" draw:layer="layout" svg:x1="15.2cm" svg:y1="2.974cm" svg:x2="15.251cm" svg:y2="2.974cm">
          <text:p/>
        </draw:line>
        <draw:line draw:style-name="gr2" draw:text-style-name="P2" draw:layer="layout" svg:x1="18.424cm" svg:y1="1.704cm" svg:x2="19.427cm" svg:y2="1.704cm">
          <text:p/>
        </draw:line>
        <draw:line draw:style-name="gr2" draw:text-style-name="P2" draw:layer="layout" svg:x1="19.021cm" svg:y1="1.704cm" svg:x2="19.427cm" svg:y2="1.704cm">
          <text:p/>
        </draw:line>
        <draw:line draw:style-name="gr2" draw:text-style-name="P2" draw:layer="layout" svg:x1="19.021cm" svg:y1="1.704cm" svg:x2="19.948cm" svg:y2="1.704cm">
          <text:p/>
        </draw:line>
        <draw:line draw:style-name="gr2" draw:text-style-name="P2" draw:layer="layout" svg:x1="18.424cm" svg:y1="1.704cm" svg:x2="18.043cm" svg:y2="1.704cm">
          <text:p/>
        </draw:line>
        <draw:line draw:style-name="gr2" draw:text-style-name="P2" draw:layer="layout" svg:x1="13.263cm" svg:y1="3.609cm" svg:x2="14.108cm" svg:y2="3.609cm">
          <text:p/>
        </draw:line>
        <draw:line draw:style-name="gr2" draw:text-style-name="P2" draw:layer="layout" svg:x1="14.108cm" svg:y1="3.609cm" svg:x2="14.362cm" svg:y2="3.609cm">
          <text:p/>
        </draw:line>
        <draw:line draw:style-name="gr2" draw:text-style-name="P2" draw:layer="layout" svg:x1="14.362cm" svg:y1="3.609cm" svg:x2="14.362cm" svg:y2="3.101cm">
          <text:p/>
        </draw:line>
        <draw:line draw:style-name="gr2" draw:text-style-name="P2" draw:layer="layout" svg:x1="14.108cm" svg:y1="3.609cm" svg:x2="14.108cm" svg:y2="4.75cm">
          <text:p/>
        </draw:line>
        <draw:line draw:style-name="gr2" draw:text-style-name="P2" draw:layer="layout" svg:x1="14.108cm" svg:y1="4.75cm" svg:x2="16.14cm" svg:y2="4.75cm">
          <text:p/>
        </draw:line>
        <draw:line draw:style-name="gr2" draw:text-style-name="P2" draw:layer="layout" svg:x1="14.063cm" svg:y1="1.808cm" svg:x2="14.004cm" svg:y2="1.808cm">
          <text:p/>
        </draw:line>
        <draw:line draw:style-name="gr2" draw:text-style-name="P2" draw:layer="layout" svg:x1="14.063cm" svg:y1="1.808cm" svg:x2="14.086cm" svg:y2="1.832cm">
          <text:p/>
        </draw:line>
        <draw:line draw:style-name="gr2" draw:text-style-name="P2" draw:layer="layout" svg:x1="14.085cm" svg:y1="1.831cm" svg:x2="14.235cm" svg:y2="1.831cm">
          <text:p/>
        </draw:line>
        <draw:line draw:style-name="gr2" draw:text-style-name="P2" draw:layer="layout" svg:x1="14.024cm" svg:y1="1.832cm" svg:x2="13.996cm" svg:y2="1.821cm">
          <text:p/>
        </draw:line>
        <draw:line draw:style-name="gr2" draw:text-style-name="P2" draw:layer="layout" svg:x1="13.997cm" svg:y1="1.822cm" svg:x2="13.979cm" svg:y2="1.806cm">
          <text:p/>
        </draw:line>
        <draw:line draw:style-name="gr2" draw:text-style-name="P2" draw:layer="layout" svg:x1="12.838cm" svg:y1="2.339cm" svg:x2="13.219cm" svg:y2="2.339cm">
          <text:p/>
        </draw:line>
        <draw:line draw:style-name="gr2" draw:text-style-name="P2" draw:layer="layout" svg:x1="13.219cm" svg:y1="2.339cm" svg:x2="13.474cm" svg:y2="2.594cm">
          <text:p/>
        </draw:line>
        <draw:line draw:style-name="gr4" draw:text-style-name="P2" draw:layer="layout" svg:x1="13.473cm" svg:y1="2.593cm" svg:x2="14.324cm" svg:y2="2.593cm">
          <text:p/>
        </draw:line>
        <draw:line draw:style-name="gr2" draw:text-style-name="P2" draw:layer="layout" svg:x1="13.905cm" svg:y1="1.806cm" svg:x2="13.979cm" svg:y2="1.806cm">
          <text:p/>
        </draw:line>
        <draw:line draw:style-name="gr2" draw:text-style-name="P2" draw:layer="layout" svg:x1="14.235cm" svg:y1="1.831cm" svg:x2="14.023cm" svg:y2="1.831cm">
          <text:p/>
        </draw:line>
        <draw:line draw:style-name="gr2" draw:text-style-name="P2" draw:layer="layout" svg:x1="12.253cm" svg:y1="2.587cm" svg:x2="12.247cm" svg:y2="2.594cm">
          <text:p/>
        </draw:line>
        <draw:line draw:style-name="gr2" draw:text-style-name="P2" draw:layer="layout" svg:x1="12.247cm" svg:y1="2.593cm" svg:x2="12.247cm" svg:y2="3.186cm">
          <text:p/>
        </draw:line>
        <draw:line draw:style-name="gr2" draw:text-style-name="P2" draw:layer="layout" svg:x1="12.205cm" svg:y1="3.228cm" svg:x2="12.205cm" svg:y2="3.988cm">
          <text:p/>
        </draw:line>
        <draw:line draw:style-name="gr2" draw:text-style-name="P2" draw:layer="layout" svg:x1="12.205cm" svg:y1="3.988cm" svg:x2="12.205cm" svg:y2="4.526cm">
          <text:p/>
        </draw:line>
        <draw:line draw:style-name="gr2" draw:text-style-name="P2" draw:layer="layout" svg:x1="12.302cm" svg:y1="4.623cm" svg:x2="12.761cm" svg:y2="4.724cm">
          <text:p/>
        </draw:line>
        <draw:line draw:style-name="gr2" draw:text-style-name="P2" draw:layer="layout" svg:x1="12.923cm" svg:y1="4.623cm" svg:x2="12.923cm" svg:y2="4.115cm">
          <text:p/>
        </draw:line>
        <draw:line draw:style-name="gr2" draw:text-style-name="P2" draw:layer="layout" svg:x1="12.923cm" svg:y1="4.115cm" svg:x2="12.923cm" svg:y2="3.609cm">
          <text:p/>
        </draw:line>
        <draw:line draw:style-name="gr2" draw:text-style-name="P2" draw:layer="layout" svg:x1="12.76cm" svg:y1="4.724cm" svg:x2="12.924cm" svg:y2="4.623cm">
          <text:p/>
        </draw:line>
        <draw:line draw:style-name="gr2" draw:text-style-name="P2" draw:layer="layout" svg:x1="16.14cm" svg:y1="4.496cm" svg:x2="16.419cm" svg:y2="4.496cm">
          <text:p/>
        </draw:line>
        <draw:line draw:style-name="gr2" draw:text-style-name="P2" draw:layer="layout" svg:x1="18.424cm" svg:y1="1.958cm" svg:x2="19.948cm" svg:y2="1.958cm">
          <text:p/>
        </draw:line>
        <draw:line draw:style-name="gr4" draw:text-style-name="P2" draw:layer="layout" svg:x1="16.811cm" svg:y1="2.758cm" svg:x2="16.811cm" svg:y2="3.194cm">
          <text:p/>
        </draw:line>
        <draw:line draw:style-name="gr4" draw:text-style-name="P2" draw:layer="layout" svg:x1="16.811cm" svg:y1="3.19cm" svg:x2="16.811cm" svg:y2="3.194cm">
          <text:p/>
        </draw:line>
        <draw:line draw:style-name="gr4" draw:text-style-name="P2" draw:layer="layout" svg:x1="16.408cm" svg:y1="3.19cm" svg:x2="16.115cm" svg:y2="3.483cm">
          <text:p/>
        </draw:line>
        <draw:line draw:style-name="gr4" draw:text-style-name="P2" draw:layer="layout" svg:x1="16.115cm" svg:y1="3.482cm" svg:x2="15.505cm" svg:y2="3.482cm">
          <text:p/>
        </draw:line>
        <draw:line draw:style-name="gr4" draw:text-style-name="P2" draw:layer="layout" svg:x1="15.505cm" svg:y1="3.482cm" svg:x2="15.505cm" svg:y2="3.228cm">
          <text:p/>
        </draw:line>
        <draw:line draw:style-name="gr2" draw:text-style-name="P2" draw:layer="layout" svg:x1="14.743cm" svg:y1="3.861cm" svg:x2="15.251cm" svg:y2="3.861cm">
          <text:p/>
        </draw:line>
        <draw:line draw:style-name="gr2" draw:text-style-name="P2" draw:layer="layout" svg:x1="15.251cm" svg:y1="3.861cm" svg:x2="15.378cm" svg:y2="3.861cm">
          <text:p/>
        </draw:line>
        <draw:line draw:style-name="gr2" draw:text-style-name="P2" draw:layer="layout" svg:x1="15.378cm" svg:y1="3.862cm" svg:x2="15.506cm" svg:y2="3.736cm">
          <text:p/>
        </draw:line>
        <draw:line draw:style-name="gr2" draw:text-style-name="P2" draw:layer="layout" svg:x1="15.505cm" svg:y1="3.736cm" svg:x2="15.505cm" svg:y2="3.482cm">
          <text:p/>
        </draw:line>
        <draw:line draw:style-name="gr2" draw:text-style-name="P2" draw:layer="layout" svg:x1="18.424cm" svg:y1="1.958cm" svg:x2="18.043cm" svg:y2="1.958cm">
          <text:p/>
        </draw:line>
        <draw:line draw:style-name="gr4" draw:text-style-name="P2" draw:layer="layout" svg:x1="16.811cm" svg:y1="3.19cm" svg:x2="16.773cm" svg:y2="3.19cm">
          <text:p/>
        </draw:line>
        <draw:line draw:style-name="gr4" draw:text-style-name="P2" draw:layer="layout" svg:x1="16.773cm" svg:y1="3.19cm" svg:x2="16.407cm" svg:y2="3.19cm">
          <text:p/>
        </draw:line>
        <draw:line draw:style-name="gr5" draw:text-style-name="P2" draw:layer="layout" svg:x1="18.095cm" svg:y1="4.014cm" svg:x2="18.043cm" svg:y2="3.961cm">
          <text:p/>
        </draw:line>
        <draw:line draw:style-name="gr4" draw:text-style-name="P2" draw:layer="layout" svg:x1="18.043cm" svg:y1="3.961cm" svg:x2="18.043cm" svg:y2="3.861cm">
          <text:p/>
        </draw:line>
        <draw:line draw:style-name="gr2" draw:text-style-name="P2" draw:layer="layout" svg:x1="18.043cm" svg:y1="3.861cm" svg:x2="18.043cm" svg:y2="3.355cm">
          <text:p/>
        </draw:line>
        <draw:line draw:style-name="gr2" draw:text-style-name="P2" draw:layer="layout" svg:x1="17.535cm" svg:y1="3.355cm" svg:x2="16.773cm" svg:y2="3.355cm">
          <text:p/>
        </draw:line>
        <draw:line draw:style-name="gr2" draw:text-style-name="P2" draw:layer="layout" svg:x1="16.773cm" svg:y1="3.355cm" svg:x2="16.773cm" svg:y2="3.19cm">
          <text:p/>
        </draw:line>
        <draw:line draw:style-name="gr2" draw:text-style-name="P2" draw:layer="layout" svg:x1="16.14cm" svg:y1="4.496cm" svg:x2="15.251cm" svg:y2="4.496cm">
          <text:p/>
        </draw:line>
        <draw:line draw:style-name="gr2" draw:text-style-name="P2" draw:layer="layout" svg:x1="15.251cm" svg:y1="4.496cm" svg:x2="15.251cm" svg:y2="3.861cm">
          <text:p/>
        </draw:line>
        <draw:line draw:style-name="gr2" draw:text-style-name="P2" draw:layer="layout" svg:x1="16.419cm" svg:y1="4.496cm" svg:x2="16.647cm" svg:y2="4.726cm">
          <text:p/>
        </draw:line>
        <draw:line draw:style-name="gr2" draw:text-style-name="P2" draw:layer="layout" svg:x1="12.252cm" svg:y1="1.577cm" svg:x2="12.252cm" svg:y2="2.085cm">
          <text:p/>
        </draw:line>
        <draw:line draw:style-name="gr2" draw:text-style-name="P2" draw:layer="layout" svg:x1="12.252cm" svg:y1="2.085cm" svg:x2="12.252cm" svg:y2="2.587cm">
          <text:p/>
        </draw:line>
        <draw:line draw:style-name="gr2" draw:text-style-name="P2" draw:layer="layout" svg:x1="12.332cm" svg:y1="3.228cm" svg:x2="12.205cm" svg:y2="3.228cm">
          <text:p/>
        </draw:line>
        <draw:line draw:style-name="gr2" draw:text-style-name="P2" draw:layer="layout" svg:x1="12.838cm" svg:y1="2.085cm" svg:x2="12.252cm" svg:y2="2.085cm">
          <text:p/>
        </draw:line>
        <draw:line draw:style-name="gr2" draw:text-style-name="P2" draw:layer="layout" svg:x1="12.303cm" svg:y1="4.624cm" svg:x2="12.205cm" svg:y2="4.526cm">
          <text:p/>
        </draw:line>
        <draw:line draw:style-name="gr2" draw:text-style-name="P2" draw:layer="layout" svg:x1="12.248cm" svg:y1="3.186cm" svg:x2="12.205cm" svg:y2="3.229cm">
          <text:p/>
        </draw:line>
        <draw:line draw:style-name="gr2" draw:text-style-name="P2" draw:layer="layout" svg:x1="13.473cm" svg:y1="2.085cm" svg:x2="12.838cm" svg:y2="2.085cm">
          <text:p/>
        </draw:line>
        <draw:line draw:style-name="gr2" draw:text-style-name="P2" draw:layer="layout" svg:x1="13.473cm" svg:y1="2.085cm" svg:x2="14.108cm" svg:y2="2.085cm">
          <text:p/>
        </draw:line>
        <draw:line draw:style-name="gr2" draw:text-style-name="P2" draw:layer="layout" svg:x1="13.601cm" svg:y1="3.101cm" svg:x2="13.473cm" svg:y2="3.229cm">
          <text:p/>
        </draw:line>
        <draw:line draw:style-name="gr2" draw:text-style-name="P2" draw:layer="layout" svg:x1="13.473cm" svg:y1="3.228cm" svg:x2="13.092cm" svg:y2="3.228cm">
          <text:p/>
        </draw:line>
        <draw:line draw:style-name="gr2" draw:text-style-name="P2" draw:layer="layout" svg:x1="13.092cm" svg:y1="3.228cm" svg:x2="13.092cm" svg:y2="3.355cm">
          <text:p/>
        </draw:line>
        <draw:line draw:style-name="gr2" draw:text-style-name="P2" draw:layer="layout" svg:x1="13.092cm" svg:y1="3.355cm" svg:x2="13.028cm" svg:y2="3.355cm">
          <text:p/>
        </draw:line>
        <draw:line draw:style-name="gr2" draw:text-style-name="P2" draw:layer="layout" svg:x1="12.923cm" svg:y1="3.461cm" svg:x2="12.923cm" svg:y2="3.609cm">
          <text:p/>
        </draw:line>
        <draw:line draw:style-name="gr2" draw:text-style-name="P2" draw:layer="layout" svg:x1="14.108cm" svg:y1="3.101cm" svg:x2="13.854cm" svg:y2="3.101cm">
          <text:p/>
        </draw:line>
        <draw:line draw:style-name="gr2" draw:text-style-name="P2" draw:layer="layout" svg:x1="13.854cm" svg:y1="3.101cm" svg:x2="13.6cm" svg:y2="3.101cm">
          <text:p/>
        </draw:line>
        <draw:line draw:style-name="gr2" draw:text-style-name="P2" draw:layer="layout" svg:x1="13.029cm" svg:y1="3.355cm" svg:x2="12.923cm" svg:y2="3.462cm">
          <text:p/>
        </draw:line>
        <draw:line draw:style-name="gr2" draw:text-style-name="P2" draw:layer="layout" svg:x1="13.854cm" svg:y1="3.355cm" svg:x2="13.854cm" svg:y2="3.101cm">
          <text:p/>
        </draw:line>
        <draw:line draw:style-name="gr2" draw:text-style-name="P2" draw:layer="layout" svg:x1="18.043cm" svg:y1="3.355cm" svg:x2="17.535cm" svg:y2="3.355cm">
          <text:p/>
        </draw:line>
        <draw:line draw:style-name="gr4" draw:text-style-name="P2" draw:layer="layout" svg:x1="16.811cm" svg:y1="1.759cm" svg:x2="17.484cm" svg:y2="1.759cm">
          <text:p/>
        </draw:line>
        <draw:line draw:style-name="gr4" draw:text-style-name="P2" draw:layer="layout" svg:x1="17.816cm" svg:y1="2.545cm" svg:x2="17.993cm" svg:y2="2.721cm">
          <text:p/>
        </draw:line>
        <draw:line draw:style-name="gr4" draw:text-style-name="P2" draw:layer="layout" svg:x1="18.081cm" svg:y1="2.72cm" svg:x2="17.992cm" svg:y2="2.72cm">
          <text:p/>
        </draw:line>
        <draw:line draw:style-name="gr4" draw:text-style-name="P2" draw:layer="layout" svg:x1="17.484cm" svg:y1="1.759cm" svg:x2="17.484cm" svg:y2="2.212cm">
          <text:p/>
        </draw:line>
        <draw:line draw:style-name="gr4" draw:text-style-name="P2" draw:layer="layout" svg:x1="18.081cm" svg:y1="2.72cm" svg:x2="19.008cm" svg:y2="2.72cm">
          <text:p/>
        </draw:line>
        <draw:line draw:style-name="gr4" draw:text-style-name="P2" draw:layer="layout" svg:x1="19.008cm" svg:y1="2.721cm" svg:x2="19.022cm" svg:y2="2.707cm">
          <text:p/>
        </draw:line>
        <draw:line draw:style-name="gr4" draw:text-style-name="P2" draw:layer="layout" svg:x1="19.948cm" svg:y1="2.212cm" svg:x2="19.021cm" svg:y2="2.212cm">
          <text:p/>
        </draw:line>
        <draw:line draw:style-name="gr5" draw:text-style-name="P2" draw:layer="layout" svg:x1="17.484cm" svg:y1="4.598cm" svg:x2="17.626cm" svg:y2="4.598cm">
          <text:p/>
        </draw:line>
        <draw:line draw:style-name="gr5" draw:text-style-name="P2" draw:layer="layout" svg:x1="17.662cm" svg:y1="4.56cm" svg:x2="17.662cm" svg:y2="3.609cm">
          <text:p/>
        </draw:line>
        <draw:line draw:style-name="gr5" draw:text-style-name="P2" draw:layer="layout" svg:x1="17.626cm" svg:y1="4.599cm" svg:x2="17.663cm" svg:y2="4.56cm">
          <text:p/>
        </draw:line>
        <draw:line draw:style-name="gr4" draw:text-style-name="P2" draw:layer="layout" svg:x1="19.021cm" svg:y1="2.707cm" svg:x2="19.021cm" svg:y2="2.466cm">
          <text:p/>
        </draw:line>
        <draw:line draw:style-name="gr4" draw:text-style-name="P2" draw:layer="layout" svg:x1="19.021cm" svg:y1="2.466cm" svg:x2="19.021cm" svg:y2="2.212cm">
          <text:p/>
        </draw:line>
        <draw:line draw:style-name="gr4" draw:text-style-name="P2" draw:layer="layout" svg:x1="17.484cm" svg:y1="2.212cm" svg:x2="17.817cm" svg:y2="2.546cm">
          <text:p/>
        </draw:line>
        <draw:line draw:style-name="gr4" draw:text-style-name="P2" draw:layer="layout" svg:x1="18.081cm" svg:y1="2.72cm" svg:x2="18.084cm" svg:y2="2.723cm">
          <text:p/>
        </draw:line>
        <draw:line draw:style-name="gr4" draw:text-style-name="P2" draw:layer="layout" svg:x1="16.811cm" svg:y1="1.958cm" svg:x2="17.027cm" svg:y2="1.958cm">
          <text:p/>
        </draw:line>
        <draw:line draw:style-name="gr4" draw:text-style-name="P2" draw:layer="layout" svg:x1="17.23cm" svg:y1="2.174cm" svg:x2="17.637cm" svg:y2="2.581cm">
          <text:p/>
        </draw:line>
        <draw:line draw:style-name="gr4" draw:text-style-name="P2" draw:layer="layout" svg:x1="17.636cm" svg:y1="2.58cm" svg:x2="17.636cm" svg:y2="2.72cm">
          <text:p/>
        </draw:line>
        <draw:line draw:style-name="gr4" draw:text-style-name="P2" draw:layer="layout" svg:x1="17.636cm" svg:y1="2.72cm" svg:x2="17.891cm" svg:y2="2.975cm">
          <text:p/>
        </draw:line>
        <draw:line draw:style-name="gr4" draw:text-style-name="P2" draw:layer="layout" svg:x1="17.027cm" svg:y1="1.958cm" svg:x2="17.231cm" svg:y2="2.162cm">
          <text:p/>
        </draw:line>
        <draw:line draw:style-name="gr4" draw:text-style-name="P2" draw:layer="layout" svg:x1="17.89cm" svg:y1="2.974cm" svg:x2="18.195cm" svg:y2="2.974cm">
          <text:p/>
        </draw:line>
        <draw:line draw:style-name="gr4" draw:text-style-name="P2" draw:layer="layout" svg:x1="18.195cm" svg:y1="2.974cm" svg:x2="18.462cm" svg:y2="2.974cm">
          <text:p/>
        </draw:line>
        <draw:line draw:style-name="gr4" draw:text-style-name="P2" draw:layer="layout" svg:x1="18.462cm" svg:y1="2.975cm" svg:x2="18.526cm" svg:y2="2.911cm">
          <text:p/>
        </draw:line>
        <draw:line draw:style-name="gr4" draw:text-style-name="P2" draw:layer="layout" svg:x1="18.525cm" svg:y1="2.911cm" svg:x2="19.376cm" svg:y2="2.911cm">
          <text:p/>
        </draw:line>
        <draw:line draw:style-name="gr4" draw:text-style-name="P2" draw:layer="layout" svg:x1="19.376cm" svg:y1="2.912cm" svg:x2="19.441cm" svg:y2="2.847cm">
          <text:p/>
        </draw:line>
        <draw:line draw:style-name="gr4" draw:text-style-name="P2" draw:layer="layout" svg:x1="19.441cm" svg:y1="2.848cm" svg:x2="19.427cm" svg:y2="2.834cm">
          <text:p/>
        </draw:line>
        <draw:line draw:style-name="gr4" draw:text-style-name="P2" draw:layer="layout" svg:x1="19.427cm" svg:y1="2.834cm" svg:x2="19.427cm" svg:y2="2.466cm">
          <text:p/>
        </draw:line>
        <draw:line draw:style-name="gr4" draw:text-style-name="P2" draw:layer="layout" svg:x1="19.427cm" svg:y1="2.466cm" svg:x2="19.948cm" svg:y2="2.466cm">
          <text:p/>
        </draw:line>
        <draw:line draw:style-name="gr5" draw:text-style-name="P2" draw:layer="layout" svg:x1="17.484cm" svg:y1="4.661cm" svg:x2="17.738cm" svg:y2="4.661cm">
          <text:p/>
        </draw:line>
        <draw:line draw:style-name="gr5" draw:text-style-name="P2" draw:layer="layout" svg:x1="17.852cm" svg:y1="3.609cm" svg:x2="17.852cm" svg:y2="4.547cm">
          <text:p/>
        </draw:line>
        <draw:line draw:style-name="gr5" draw:text-style-name="P2" draw:layer="layout" svg:x1="17.738cm" svg:y1="4.662cm" svg:x2="17.853cm" svg:y2="4.547cm">
          <text:p/>
        </draw:line>
        <draw:line draw:style-name="gr4" draw:text-style-name="P2" draw:layer="layout" svg:x1="17.23cm" svg:y1="2.161cm" svg:x2="17.23cm" svg:y2="2.174cm">
          <text:p/>
        </draw:line>
        <draw:line draw:style-name="gr4" draw:text-style-name="P2" draw:layer="layout" svg:x1="18.424cm" svg:y1="2.212cm" svg:x2="17.967cm" svg:y2="2.212cm">
          <text:p/>
        </draw:line>
        <draw:line draw:style-name="gr4" draw:text-style-name="P2" draw:layer="layout" svg:x1="17.968cm" svg:y1="2.213cm" svg:x2="17.84cm" svg:y2="2.085cm">
          <text:p/>
        </draw:line>
        <draw:line draw:style-name="gr4" draw:text-style-name="P2" draw:layer="layout" svg:x1="17.84cm" svg:y1="2.085cm" svg:x2="17.84cm" svg:y2="1.374cm">
          <text:p/>
        </draw:line>
        <draw:line draw:style-name="gr4" draw:text-style-name="P2" draw:layer="layout" svg:x1="17.841cm" svg:y1="1.375cm" svg:x2="17.825cm" svg:y2="1.359cm">
          <text:p/>
        </draw:line>
        <draw:line draw:style-name="gr4" draw:text-style-name="P2" draw:layer="layout" svg:x1="17.825cm" svg:y1="1.359cm" svg:x2="16.811cm" svg:y2="1.359cm">
          <text:p/>
        </draw:line>
        <draw:line draw:style-name="gr4" draw:text-style-name="P2" draw:layer="layout" svg:x1="16.824cm" svg:y1="1.545cm" svg:x2="17.662cm" svg:y2="1.545cm">
          <text:p/>
        </draw:line>
        <draw:line draw:style-name="gr4" draw:text-style-name="P2" draw:layer="layout" svg:x1="17.662cm" svg:y1="1.545cm" svg:x2="17.662cm" svg:y2="2.149cm">
          <text:p/>
        </draw:line>
        <draw:line draw:style-name="gr4" draw:text-style-name="P2" draw:layer="layout" svg:x1="17.662cm" svg:y1="2.149cm" svg:x2="17.891cm" svg:y2="2.378cm">
          <text:p/>
        </draw:line>
        <draw:line draw:style-name="gr4" draw:text-style-name="P2" draw:layer="layout" svg:x1="17.89cm" svg:y1="2.377cm" svg:x2="18.335cm" svg:y2="2.377cm">
          <text:p/>
        </draw:line>
        <draw:line draw:style-name="gr4" draw:text-style-name="P2" draw:layer="layout" svg:x1="18.335cm" svg:y1="2.377cm" svg:x2="18.425cm" svg:y2="2.467cm">
          <text:p/>
        </draw:line>
        <draw:line draw:style-name="gr4" draw:text-style-name="P2" draw:layer="layout" svg:x1="16.811cm" svg:y1="1.559cm" svg:x2="16.825cm" svg:y2="1.545cm">
          <text:p/>
        </draw:line>
        <draw:line draw:style-name="gr4" draw:text-style-name="P2" draw:layer="layout" svg:x1="16.811cm" svg:y1="2.557cm" svg:x2="17.124cm" svg:y2="2.557cm">
          <text:p/>
        </draw:line>
        <draw:line draw:style-name="gr4" draw:text-style-name="P2" draw:layer="layout" svg:x1="17.124cm" svg:y1="2.557cm" svg:x2="17.168cm" svg:y2="2.573cm">
          <text:p/>
        </draw:line>
        <draw:line draw:style-name="gr4" draw:text-style-name="P2" draw:layer="layout" svg:x1="17.167cm" svg:y1="2.572cm" svg:x2="17.167cm" svg:y2="3.19cm">
          <text:p/>
        </draw:line>
        <draw:line draw:style-name="gr5" draw:text-style-name="P2" draw:layer="layout" svg:x1="18.097cm" svg:y1="4.535cm" svg:x2="18.094cm" svg:y2="4.532cm">
          <text:p/>
        </draw:line>
        <draw:line draw:style-name="gr5" draw:text-style-name="P2" draw:layer="layout" svg:x1="18.449cm" svg:y1="4.877cm" svg:x2="18.449cm" svg:y2="4.687cm">
          <text:p/>
        </draw:line>
        <draw:line draw:style-name="gr5" draw:text-style-name="P2" draw:layer="layout" svg:x1="18.45cm" svg:y1="4.688cm" svg:x2="18.297cm" svg:y2="4.534cm">
          <text:p/>
        </draw:line>
        <draw:line draw:style-name="gr5" draw:text-style-name="P2" draw:layer="layout" svg:x1="18.297cm" svg:y1="4.534cm" svg:x2="18.096cm" svg:y2="4.534cm">
          <text:p/>
        </draw:line>
        <draw:line draw:style-name="gr5" draw:text-style-name="P2" draw:layer="layout" svg:x1="18.678cm" svg:y1="4.877cm" svg:x2="18.449cm" svg:y2="4.877cm">
          <text:p/>
        </draw:line>
        <draw:line draw:style-name="gr5" draw:text-style-name="P2" draw:layer="layout" svg:x1="18.099cm" svg:y1="4.473cm" svg:x2="18.094cm" svg:y2="4.466cm">
          <text:p/>
        </draw:line>
        <draw:line draw:style-name="gr5" draw:text-style-name="P2" draw:layer="layout" svg:x1="18.488cm" svg:y1="4.624cm" svg:x2="18.335cm" svg:y2="4.471cm">
          <text:p/>
        </draw:line>
        <draw:line draw:style-name="gr5" draw:text-style-name="P2" draw:layer="layout" svg:x1="18.335cm" svg:y1="4.471cm" svg:x2="18.098cm" svg:y2="4.471cm">
          <text:p/>
        </draw:line>
        <draw:line draw:style-name="gr5" draw:text-style-name="P2" draw:layer="layout" svg:x1="18.678cm" svg:y1="4.623cm" svg:x2="18.487cm" svg:y2="4.623cm">
          <text:p/>
        </draw:line>
        <draw:line draw:style-name="gr5" draw:text-style-name="P2" draw:layer="layout" svg:x1="18.094cm" svg:y1="4.403cm" svg:x2="18.354cm" svg:y2="4.403cm">
          <text:p/>
        </draw:line>
        <draw:line draw:style-name="gr5" draw:text-style-name="P2" draw:layer="layout" svg:x1="18.387cm" svg:y1="4.369cm" svg:x2="18.354cm" svg:y2="4.404cm">
          <text:p/>
        </draw:line>
        <draw:line draw:style-name="gr5" draw:text-style-name="P2" draw:layer="layout" svg:x1="18.678cm" svg:y1="4.369cm" svg:x2="18.386cm" svg:y2="4.369cm">
          <text:p/>
        </draw:line>
        <draw:line draw:style-name="gr5" draw:text-style-name="P2" draw:layer="layout" svg:x1="18.094cm" svg:y1="4.337cm" svg:x2="18.329cm" svg:y2="4.337cm">
          <text:p/>
        </draw:line>
        <draw:line draw:style-name="gr5" draw:text-style-name="P2" draw:layer="layout" svg:x1="18.329cm" svg:y1="4.338cm" svg:x2="18.552cm" svg:y2="4.115cm">
          <text:p/>
        </draw:line>
        <draw:line draw:style-name="gr5" draw:text-style-name="P2" draw:layer="layout" svg:x1="18.551cm" svg:y1="4.115cm" svg:x2="18.678cm" svg:y2="4.115cm">
          <text:p/>
        </draw:line>
        <draw:line draw:style-name="gr5" draw:text-style-name="P2" draw:layer="layout" svg:x1="18.678cm" svg:y1="3.861cm" svg:x2="18.551cm" svg:y2="3.861cm">
          <text:p/>
        </draw:line>
        <draw:line draw:style-name="gr5" draw:text-style-name="P2" draw:layer="layout" svg:x1="18.551cm" svg:y1="3.861cm" svg:x2="18.551cm" svg:y2="3.988cm">
          <text:p/>
        </draw:line>
        <draw:line draw:style-name="gr5" draw:text-style-name="P2" draw:layer="layout" svg:x1="18.552cm" svg:y1="3.988cm" svg:x2="18.5cm" svg:y2="4.04cm">
          <text:p/>
        </draw:line>
        <draw:line draw:style-name="gr5" draw:text-style-name="P2" draw:layer="layout" svg:x1="18.293cm" svg:y1="4.272cm" svg:x2="18.094cm" svg:y2="4.272cm">
          <text:p/>
        </draw:line>
        <draw:line draw:style-name="gr5" draw:text-style-name="P2" draw:layer="layout" svg:x1="18.5cm" svg:y1="4.039cm" svg:x2="18.5cm" svg:y2="4.064cm">
          <text:p/>
        </draw:line>
        <draw:line draw:style-name="gr5" draw:text-style-name="P2" draw:layer="layout" svg:x1="18.501cm" svg:y1="4.064cm" svg:x2="18.293cm" svg:y2="4.273cm">
          <text:p/>
        </draw:line>
        <draw:line draw:style-name="gr5" draw:text-style-name="P2" draw:layer="layout" svg:x1="18.094cm" svg:y1="4.208cm" svg:x2="18.257cm" svg:y2="4.208cm">
          <text:p/>
        </draw:line>
        <draw:line draw:style-name="gr5" draw:text-style-name="P2" draw:layer="layout" svg:x1="18.257cm" svg:y1="4.209cm" svg:x2="18.438cm" svg:y2="4.026cm">
          <text:p/>
        </draw:line>
        <draw:line draw:style-name="gr5" draw:text-style-name="P2" draw:layer="layout" svg:x1="18.437cm" svg:y1="4.026cm" svg:x2="18.437cm" svg:y2="3.874cm">
          <text:p/>
        </draw:line>
        <draw:line draw:style-name="gr5" draw:text-style-name="P2" draw:layer="layout" svg:x1="18.538cm" svg:y1="3.772cm" svg:x2="18.538cm" svg:y2="3.609cm">
          <text:p/>
        </draw:line>
        <draw:line draw:style-name="gr5" draw:text-style-name="P2" draw:layer="layout" svg:x1="18.538cm" svg:y1="3.609cm" svg:x2="18.678cm" svg:y2="3.609cm">
          <text:p/>
        </draw:line>
        <draw:line draw:style-name="gr5" draw:text-style-name="P2" draw:layer="layout" svg:x1="18.437cm" svg:y1="3.875cm" svg:x2="18.539cm" svg:y2="3.772cm">
          <text:p/>
        </draw:line>
        <draw:line draw:style-name="gr5" draw:text-style-name="P2" draw:layer="layout" svg:x1="18.094cm" svg:y1="4.143cm" svg:x2="18.221cm" svg:y2="4.143cm">
          <text:p/>
        </draw:line>
        <draw:line draw:style-name="gr5" draw:text-style-name="P2" draw:layer="layout" svg:x1="18.373cm" svg:y1="3.988cm" svg:x2="18.373cm" svg:y2="3.846cm">
          <text:p/>
        </draw:line>
        <draw:line draw:style-name="gr5" draw:text-style-name="P2" draw:layer="layout" svg:x1="18.462cm" svg:y1="3.355cm" svg:x2="18.462cm" svg:y2="3.757cm">
          <text:p/>
        </draw:line>
        <draw:line draw:style-name="gr5" draw:text-style-name="P2" draw:layer="layout" svg:x1="18.221cm" svg:y1="4.144cm" svg:x2="18.374cm" svg:y2="3.988cm">
          <text:p/>
        </draw:line>
        <draw:line draw:style-name="gr5" draw:text-style-name="P2" draw:layer="layout" svg:x1="18.373cm" svg:y1="3.847cm" svg:x2="18.463cm" svg:y2="3.757cm">
          <text:p/>
        </draw:line>
        <draw:line draw:style-name="gr5" draw:text-style-name="P2" draw:layer="layout" svg:x1="18.678cm" svg:y1="3.355cm" svg:x2="18.462cm" svg:y2="3.355cm">
          <text:p/>
        </draw:line>
        <draw:line draw:style-name="gr5" draw:text-style-name="P2" draw:layer="layout" svg:x1="18.094cm" svg:y1="4.077cm" svg:x2="18.195cm" svg:y2="4.077cm">
          <text:p/>
        </draw:line>
        <draw:line draw:style-name="gr5" draw:text-style-name="P2" draw:layer="layout" svg:x1="18.195cm" svg:y1="4.077cm" svg:x2="18.198cm" svg:y2="4.08cm">
          <text:p/>
        </draw:line>
        <draw:line draw:style-name="gr5" draw:text-style-name="P2" draw:layer="layout" svg:x1="18.195cm" svg:y1="4.078cm" svg:x2="18.311cm" svg:y2="3.963cm">
          <text:p/>
        </draw:line>
        <draw:line draw:style-name="gr5" draw:text-style-name="P2" draw:layer="layout" svg:x1="18.31cm" svg:y1="3.963cm" svg:x2="18.31cm" svg:y2="3.81cm">
          <text:p/>
        </draw:line>
        <draw:line draw:style-name="gr5" draw:text-style-name="P2" draw:layer="layout" svg:x1="18.31cm" svg:y1="3.811cm" svg:x2="18.387cm" svg:y2="3.736cm">
          <text:p/>
        </draw:line>
        <draw:line draw:style-name="gr5" draw:text-style-name="P2" draw:layer="layout" svg:x1="18.425cm" svg:y1="3.101cm" svg:x2="18.386cm" svg:y2="3.14cm">
          <text:p/>
        </draw:line>
        <draw:line draw:style-name="gr5" draw:text-style-name="P2" draw:layer="layout" svg:x1="18.386cm" svg:y1="3.736cm" svg:x2="18.386cm" svg:y2="3.139cm">
          <text:p/>
        </draw:line>
        <draw:line draw:style-name="gr5" draw:text-style-name="P2" draw:layer="layout" svg:x1="18.678cm" svg:y1="3.101cm" svg:x2="18.424cm" svg:y2="3.101cm">
          <text:p/>
        </draw:line>
        <draw:line draw:style-name="gr5" draw:text-style-name="P2" draw:layer="layout" svg:x1="16.9cm" svg:y1="3.861cm" svg:x2="17.051cm" svg:y2="4.014cm">
          <text:p/>
        </draw:line>
        <draw:line draw:style-name="gr5" draw:text-style-name="P2" draw:layer="layout" svg:x1="17.05cm" svg:y1="4.013cm" svg:x2="17.484cm" svg:y2="4.013cm">
          <text:p/>
        </draw:line>
        <draw:line draw:style-name="gr5" draw:text-style-name="P2" draw:layer="layout" svg:x1="16.646cm" svg:y1="3.988cm" svg:x2="16.736cm" svg:y2="4.078cm">
          <text:p/>
        </draw:line>
        <draw:line draw:style-name="gr5" draw:text-style-name="P2" draw:layer="layout" svg:x1="16.735cm" svg:y1="4.077cm" svg:x2="17.484cm" svg:y2="4.077cm">
          <text:p/>
        </draw:line>
        <draw:line draw:style-name="gr5" draw:text-style-name="P2" draw:layer="layout" svg:x1="18.095cm" svg:y1="4.854cm" svg:x2="18.068cm" svg:y2="4.88cm">
          <text:p/>
        </draw:line>
        <draw:line draw:style-name="gr5" draw:text-style-name="P2" draw:layer="layout" svg:x1="18.068cm" svg:y1="4.879cm" svg:x2="17.981cm" svg:y2="4.879cm">
          <text:p/>
        </draw:line>
        <draw:line draw:style-name="gr5" draw:text-style-name="P2" draw:layer="layout" svg:x1="17.941cm" svg:y1="4.839cm" svg:x2="17.852cm" svg:y2="4.839cm">
          <text:p/>
        </draw:line>
        <draw:line draw:style-name="gr5" draw:text-style-name="P2" draw:layer="layout" svg:x1="18.094cm" svg:y1="4.727cm" svg:x2="18.094cm" svg:y2="4.854cm">
          <text:p/>
        </draw:line>
        <draw:line draw:style-name="gr5" draw:text-style-name="P2" draw:layer="layout" svg:x1="17.941cm" svg:y1="4.839cm" svg:x2="17.982cm" svg:y2="4.88cm">
          <text:p/>
        </draw:line>
        <draw:line draw:style-name="gr5" draw:text-style-name="P2" draw:layer="layout" svg:x1="17.853cm" svg:y1="4.839cm" svg:x2="17.814cm" svg:y2="4.878cm">
          <text:p/>
        </draw:line>
        <draw:line draw:style-name="gr5" draw:text-style-name="P2" draw:layer="layout" svg:x1="17.484cm" svg:y1="4.143cm" svg:x2="16.546cm" svg:y2="4.143cm">
          <text:p/>
        </draw:line>
        <draw:line draw:style-name="gr5" draw:text-style-name="P2" draw:layer="layout" svg:x1="16.547cm" svg:y1="4.144cm" svg:x2="16.14cm" svg:y2="3.736cm">
          <text:p/>
        </draw:line>
        <draw:line draw:style-name="gr5" draw:text-style-name="P2" draw:layer="layout" svg:x1="17.484cm" svg:y1="4.208cm" svg:x2="16.358cm" svg:y2="4.208cm">
          <text:p/>
        </draw:line>
        <draw:line draw:style-name="gr5" draw:text-style-name="P2" draw:layer="layout" svg:x1="16.359cm" svg:y1="4.209cm" svg:x2="16.14cm" svg:y2="3.988cm">
          <text:p/>
        </draw:line>
        <draw:line draw:style-name="gr5" draw:text-style-name="P2" draw:layer="layout" svg:x1="17.484cm" svg:y1="4.272cm" svg:x2="16.17cm" svg:y2="4.272cm">
          <text:p/>
        </draw:line>
        <draw:line draw:style-name="gr5" draw:text-style-name="P2" draw:layer="layout" svg:x1="16.171cm" svg:y1="4.273cm" svg:x2="16.14cm" svg:y2="4.242cm">
          <text:p/>
        </draw:line>
        <draw:line draw:style-name="gr4" draw:text-style-name="P2" draw:layer="layout" svg:x1="14.921cm" svg:y1="2.531cm" svg:x2="15.093cm" svg:y2="2.358cm">
          <text:p/>
        </draw:line>
        <draw:line draw:style-name="gr4" draw:text-style-name="P2" draw:layer="layout" svg:x1="15.092cm" svg:y1="2.358cm" svg:x2="15.213cm" svg:y2="2.358cm">
          <text:p/>
        </draw:line>
        <draw:line draw:style-name="gr4" draw:text-style-name="P2" draw:layer="layout" svg:x1="14.883cm" svg:y1="2.53cm" svg:x2="14.921cm" svg:y2="2.53cm">
          <text:p/>
        </draw:line>
        <draw:line draw:style-name="gr4" draw:text-style-name="P2" draw:layer="layout" svg:x1="15.213cm" svg:y1="2.557cm" svg:x2="15.107cm" svg:y2="2.557cm">
          <text:p/>
        </draw:line>
        <draw:line draw:style-name="gr4" draw:text-style-name="P2" draw:layer="layout" svg:x1="15.108cm" svg:y1="2.557cm" svg:x2="14.946cm" svg:y2="2.721cm">
          <text:p/>
        </draw:line>
        <draw:line draw:style-name="gr4" draw:text-style-name="P2" draw:layer="layout" svg:x1="14.946cm" svg:y1="2.72cm" svg:x2="14.603cm" svg:y2="2.72cm">
          <text:p/>
        </draw:line>
        <draw:line draw:style-name="gr4" draw:text-style-name="P2" draw:layer="layout" svg:x1="14.604cm" svg:y1="2.721cm" svg:x2="14.514cm" svg:y2="2.631cm">
          <text:p/>
        </draw:line>
        <draw:line draw:style-name="gr4" draw:text-style-name="P2" draw:layer="layout" svg:x1="14.335cm" svg:y1="1.551cm" svg:x2="14.216cm" svg:y2="1.431cm">
          <text:p/>
        </draw:line>
        <draw:line draw:style-name="gr4" draw:text-style-name="P2" draw:layer="layout" svg:x1="14.216cm" svg:y1="1.431cm" svg:x2="13.822cm" svg:y2="1.431cm">
          <text:p/>
        </draw:line>
        <draw:line draw:style-name="gr4" draw:text-style-name="P2" draw:layer="layout" svg:x1="13.823cm" svg:y1="1.431cm" svg:x2="13.613cm" svg:y2="1.642cm">
          <text:p/>
        </draw:line>
        <draw:line draw:style-name="gr4" draw:text-style-name="P2" draw:layer="layout" svg:x1="13.613cm" svg:y1="1.641cm" svg:x2="13.486cm" svg:y2="1.641cm">
          <text:p/>
        </draw:line>
        <draw:line draw:style-name="gr4" draw:text-style-name="P2" draw:layer="layout" svg:x1="14.335cm" svg:y1="1.55cm" svg:x2="14.324cm" svg:y2="1.559cm">
          <text:p/>
        </draw:line>
        <draw:line draw:style-name="gr4" draw:text-style-name="P2" draw:layer="layout" svg:x1="15.213cm" svg:y1="1.558cm" svg:x2="14.324cm" svg:y2="1.558cm">
          <text:p/>
        </draw:line>
        <draw:line draw:style-name="gr4" draw:text-style-name="P2" draw:layer="layout" svg:x1="14.972cm" svg:y1="2.085cm" svg:x2="14.87cm" svg:y2="2.085cm">
          <text:p/>
        </draw:line>
        <draw:line draw:style-name="gr4" draw:text-style-name="P2" draw:layer="layout" svg:x1="15.213cm" svg:y1="1.958cm" svg:x2="15.099cm" svg:y2="1.958cm">
          <text:p/>
        </draw:line>
        <draw:line draw:style-name="gr4" draw:text-style-name="P2" draw:layer="layout" svg:x1="15.1cm" svg:y1="1.958cm" svg:x2="14.972cm" svg:y2="2.086cm">
          <text:p/>
        </draw:line>
        <draw:line draw:style-name="gr4" draw:text-style-name="P2" draw:layer="layout" svg:x1="15.759cm" svg:y1="3.229cm" svg:x2="16.014cm" svg:y2="2.974cm">
          <text:p/>
        </draw:line>
        <draw:line draw:style-name="gr5" draw:text-style-name="P2" draw:layer="layout" svg:x1="16.811cm" svg:y1="2.157cm" svg:x2="16.688cm" svg:y2="2.157cm">
          <text:p/>
        </draw:line>
        <draw:line draw:style-name="gr5" draw:text-style-name="P2" draw:layer="layout" svg:x1="16.013cm" svg:y1="2.834cm" svg:x2="16.013cm" svg:y2="2.974cm">
          <text:p/>
        </draw:line>
        <draw:line draw:style-name="gr5" draw:text-style-name="P2" draw:layer="layout" svg:x1="16.689cm" svg:y1="2.157cm" svg:x2="16.013cm" svg:y2="2.835cm">
          <text:p/>
        </draw:line>
        <draw:line draw:style-name="gr4" draw:text-style-name="P2" draw:layer="layout" svg:x1="16.811cm" svg:y1="2.358cm" svg:x2="17.173cm" svg:y2="2.358cm">
          <text:p/>
        </draw:line>
        <draw:line draw:style-name="gr4" draw:text-style-name="P2" draw:layer="layout" svg:x1="17.173cm" svg:y1="2.358cm" svg:x2="17.409cm" svg:y2="2.594cm">
          <text:p/>
        </draw:line>
        <draw:line draw:style-name="gr4" draw:text-style-name="P2" draw:layer="layout" svg:x1="17.408cm" svg:y1="2.593cm" svg:x2="17.408cm" svg:y2="2.974cm">
          <text:p/>
        </draw:line>
        <draw:line draw:style-name="gr2" draw:text-style-name="P2" draw:layer="layout" svg:x1="11.951cm" svg:y1="3.482cm" svg:x2="11.951cm" svg:y2="3.988cm">
          <text:p/>
        </draw:line>
        <draw:line draw:style-name="gr2" draw:text-style-name="P2" draw:layer="layout" svg:x1="11.951cm" svg:y1="4.621cm" svg:x2="11.951cm" svg:y2="3.988cm">
          <text:p/>
        </draw:line>
        <draw:line draw:style-name="gr2" draw:text-style-name="P2" draw:layer="layout" svg:x1="11.954cm" svg:y1="4.624cm" svg:x2="11.951cm" svg:y2="4.621cm">
          <text:p/>
        </draw:line>
        <draw:line draw:style-name="gr2" draw:text-style-name="P2" draw:layer="layout" svg:x1="19.948cm" svg:y1="4.877cm" svg:x2="19.44cm" svg:y2="4.877cm">
          <text:p/>
        </draw:line>
        <draw:line draw:style-name="gr2" draw:text-style-name="P2" draw:layer="layout" svg:x1="19.948cm" svg:y1="4.623cm" svg:x2="19.44cm" svg:y2="4.623cm">
          <text:p/>
        </draw:line>
        <draw:line draw:style-name="gr2" draw:text-style-name="P2" draw:layer="layout" svg:x1="19.948cm" svg:y1="4.369cm" svg:x2="19.44cm" svg:y2="4.369cm">
          <text:p/>
        </draw:line>
        <draw:line draw:style-name="gr2" draw:text-style-name="P2" draw:layer="layout" svg:x1="19.948cm" svg:y1="4.115cm" svg:x2="19.44cm" svg:y2="4.115cm">
          <text:p/>
        </draw:line>
        <draw:line draw:style-name="gr2" draw:text-style-name="P2" draw:layer="layout" svg:x1="19.948cm" svg:y1="3.861cm" svg:x2="19.44cm" svg:y2="3.861cm">
          <text:p/>
        </draw:line>
        <draw:line draw:style-name="gr2" draw:text-style-name="P2" draw:layer="layout" svg:x1="19.948cm" svg:y1="3.609cm" svg:x2="19.44cm" svg:y2="3.609cm">
          <text:p/>
        </draw:line>
        <draw:line draw:style-name="gr2" draw:text-style-name="P2" draw:layer="layout" svg:x1="19.948cm" svg:y1="3.355cm" svg:x2="19.44cm" svg:y2="3.355cm">
          <text:p/>
        </draw:line>
        <draw:line draw:style-name="gr2" draw:text-style-name="P2" draw:layer="layout" svg:x1="19.948cm" svg:y1="3.101cm" svg:x2="19.44cm" svg:y2="3.101cm">
          <text:p/>
        </draw:line>
        <draw:line draw:style-name="gr5" draw:text-style-name="P2" draw:layer="layout" svg:x1="18.094cm" svg:y1="4.598cm" svg:x2="18.271cm" svg:y2="4.598cm">
          <text:p/>
        </draw:line>
        <draw:line draw:style-name="gr5" draw:text-style-name="P2" draw:layer="layout" svg:x1="18.373cm" svg:y1="5.106cm" svg:x2="13.206cm" svg:y2="5.106cm">
          <text:p/>
        </draw:line>
        <draw:line draw:style-name="gr5" draw:text-style-name="P2" draw:layer="layout" svg:x1="13.207cm" svg:y1="5.107cm" svg:x2="13.092cm" svg:y2="4.991cm">
          <text:p/>
        </draw:line>
        <draw:line draw:style-name="gr5" draw:text-style-name="P2" draw:layer="layout" svg:x1="18.271cm" svg:y1="4.598cm" svg:x2="18.374cm" svg:y2="4.7cm">
          <text:p/>
        </draw:line>
        <draw:line draw:style-name="gr5" draw:text-style-name="P2" draw:layer="layout" svg:x1="18.373cm" svg:y1="4.699cm" svg:x2="18.373cm" svg:y2="5.106cm">
          <text:p/>
        </draw:line>
        <draw:line draw:style-name="gr5" draw:text-style-name="P2" draw:layer="layout" svg:x1="13.092cm" svg:y1="4.991cm" svg:x2="13.092cm" svg:y2="4.623cm">
          <text:p/>
        </draw:line>
        <draw:line draw:style-name="gr6" draw:text-style-name="P2" draw:layer="layout" svg:x1="13.092cm" svg:y1="4.115cm" svg:x2="13.092cm" svg:y2="4.369cm">
          <text:p/>
        </draw:line>
        <draw:line draw:style-name="gr5" draw:text-style-name="P2" draw:layer="layout" svg:x1="13.727cm" svg:y1="4.369cm" svg:x2="13.727cm" svg:y2="5.004cm">
          <text:p/>
        </draw:line>
        <draw:line draw:style-name="gr5" draw:text-style-name="P2" draw:layer="layout" svg:x1="13.727cm" svg:y1="5.004cm" svg:x2="18.297cm" svg:y2="5.004cm">
          <text:p/>
        </draw:line>
        <draw:line draw:style-name="gr5" draw:text-style-name="P2" draw:layer="layout" svg:x1="18.297cm" svg:y1="5.004cm" svg:x2="18.297cm" svg:y2="4.75cm">
          <text:p/>
        </draw:line>
        <draw:line draw:style-name="gr5" draw:text-style-name="P2" draw:layer="layout" svg:x1="18.157cm" svg:y1="4.661cm" svg:x2="18.16cm" svg:y2="4.664cm">
          <text:p/>
        </draw:line>
        <draw:line draw:style-name="gr5" draw:text-style-name="P2" draw:layer="layout" svg:x1="18.298cm" svg:y1="4.751cm" svg:x2="18.216cm" svg:y2="4.67cm">
          <text:p/>
        </draw:line>
        <draw:line draw:style-name="gr5" draw:text-style-name="P2" draw:layer="layout" svg:x1="18.216cm" svg:y1="4.67cm" svg:x2="18.166cm" svg:y2="4.67cm">
          <text:p/>
        </draw:line>
        <draw:line draw:style-name="gr5" draw:text-style-name="P2" draw:layer="layout" svg:x1="18.094cm" svg:y1="4.661cm" svg:x2="18.157cm" svg:y2="4.661cm">
          <text:p/>
        </draw:line>
        <draw:line draw:style-name="gr5" draw:text-style-name="P2" draw:layer="layout" svg:x1="18.157cm" svg:y1="4.661cm" svg:x2="18.167cm" svg:y2="4.671cm">
          <text:p/>
        </draw:line>
        <draw:line draw:style-name="gr6" draw:text-style-name="P2" draw:layer="layout" svg:x1="13.092cm" svg:y1="3.609cm" svg:x2="13.092cm" svg:y2="3.861cm">
          <text:p/>
        </draw:line>
        <draw:line draw:style-name="gr5" draw:text-style-name="P2" draw:layer="layout" svg:x1="16.407cm" svg:y1="4.902cm" svg:x2="16.394cm" svg:y2="4.902cm">
          <text:p/>
        </draw:line>
        <draw:line draw:style-name="gr5" draw:text-style-name="P2" draw:layer="layout" svg:x1="16.394cm" svg:y1="4.902cm" svg:x2="13.879cm" svg:y2="4.902cm">
          <text:p/>
        </draw:line>
        <draw:line draw:style-name="gr5" draw:text-style-name="P2" draw:layer="layout" svg:x1="13.88cm" svg:y1="4.903cm" svg:x2="13.854cm" svg:y2="4.877cm">
          <text:p/>
        </draw:line>
        <draw:line draw:style-name="gr5" draw:text-style-name="P2" draw:layer="layout" svg:x1="13.854cm" svg:y1="4.877cm" svg:x2="13.854cm" svg:y2="3.861cm">
          <text:p/>
        </draw:line>
        <draw:line draw:style-name="gr5" draw:text-style-name="P2" draw:layer="layout" svg:x1="13.854cm" svg:y1="3.861cm" svg:x2="13.727cm" svg:y2="3.861cm">
          <text:p/>
        </draw:line>
        <draw:line draw:style-name="gr5" draw:text-style-name="P2" draw:layer="layout" svg:x1="17.484cm" svg:y1="4.532cm" svg:x2="17.082cm" svg:y2="4.532cm">
          <text:p/>
        </draw:line>
        <draw:line draw:style-name="gr5" draw:text-style-name="P2" draw:layer="layout" svg:x1="17.083cm" svg:y1="4.532cm" svg:x2="16.976cm" svg:y2="4.637cm">
          <text:p/>
        </draw:line>
        <draw:line draw:style-name="gr5" draw:text-style-name="P2" draw:layer="layout" svg:x1="16.976cm" svg:y1="4.877cm" svg:x2="16.976cm" svg:y2="4.636cm">
          <text:p/>
        </draw:line>
        <draw:line draw:style-name="gr5" draw:text-style-name="P2" draw:layer="layout" svg:x1="16.407cm" svg:y1="4.902cm" svg:x2="16.951cm" svg:y2="4.902cm">
          <text:p/>
        </draw:line>
        <draw:line draw:style-name="gr5" draw:text-style-name="P2" draw:layer="layout" svg:x1="16.951cm" svg:y1="4.903cm" svg:x2="16.977cm" svg:y2="4.877cm">
          <text:p/>
        </draw:line>
        <draw:line draw:style-name="gr4" draw:text-style-name="P2" draw:layer="layout" svg:x1="15.213cm" svg:y1="1.759cm" svg:x2="15.069cm" svg:y2="1.759cm">
          <text:p/>
        </draw:line>
        <draw:line draw:style-name="gr4" draw:text-style-name="P2" draw:layer="layout" svg:x1="15.07cm" svg:y1="1.759cm" svg:x2="14.997cm" svg:y2="1.832cm">
          <text:p/>
        </draw:line>
        <draw:line draw:style-name="gr4" draw:text-style-name="P2" draw:layer="layout" svg:x1="14.997cm" svg:y1="1.831cm" svg:x2="14.743cm" svg:y2="1.831cm">
          <text:p/>
        </draw:line>
        <draw:line draw:style-name="gr4" draw:text-style-name="P2" draw:layer="layout" svg:x1="15.213cm" svg:y1="1.359cm" svg:x2="14.673cm" svg:y2="1.359cm">
          <text:p/>
        </draw:line>
        <draw:line draw:style-name="gr4" draw:text-style-name="P2" draw:layer="layout" svg:x1="14.687cm" svg:y1="1.373cm" svg:x2="14.673cm" svg:y2="1.359cm">
          <text:p/>
        </draw:line>
        <draw:line draw:style-name="gr2" draw:text-style-name="P2" draw:layer="layout" svg:x1="11.951cm" svg:y1="1.626cm" svg:x2="11.951cm" svg:y2="2.466cm">
          <text:p/>
        </draw:line>
        <draw:line draw:style-name="gr2" draw:text-style-name="P2" draw:layer="layout" svg:x1="11.902cm" svg:y1="1.577cm" svg:x2="11.952cm" svg:y2="1.627cm">
          <text:p/>
        </draw:line>
        <draw:line draw:style-name="gr4" draw:text-style-name="P2" draw:layer="layout" svg:x1="15.213cm" svg:y1="2.157cm" svg:x2="15.101cm" svg:y2="2.157cm">
          <text:p/>
        </draw:line>
        <draw:line draw:style-name="gr4" draw:text-style-name="P2" draw:layer="layout" svg:x1="15.023cm" svg:y1="2.238cm" svg:x2="14.946cm" svg:y2="2.315cm">
          <text:p/>
        </draw:line>
        <draw:line draw:style-name="gr4" draw:text-style-name="P2" draw:layer="layout" svg:x1="15.102cm" svg:y1="2.157cm" svg:x2="15.022cm" svg:y2="2.239cm">
          <text:p/>
        </draw:line>
        <draw:line draw:style-name="gr4" draw:text-style-name="P2" draw:layer="layout" svg:x1="14.946cm" svg:y1="2.314cm" svg:x2="14.514cm" svg:y2="2.314cm">
          <text:p/>
        </draw:line>
        <draw:line draw:style-name="gr5" draw:text-style-name="P2" draw:layer="layout" svg:x1="10.427cm" svg:y1="5.258cm" svg:x2="11.443cm" svg:y2="5.258cm">
          <text:p/>
        </draw:line>
        <draw:line draw:style-name="gr5" draw:text-style-name="P2" draw:layer="layout" svg:x1="11.443cm" svg:y1="5.258cm" svg:x2="20.456cm" svg:y2="5.258cm">
          <text:p/>
        </draw:line>
        <draw:line draw:style-name="gr7" draw:text-style-name="P2" draw:layer="layout" svg:x1="11.443cm" svg:y1="5.258cm" svg:x2="11.443cm" svg:y2="1.196cm">
          <text:p/>
        </draw:line>
        <draw:line draw:style-name="gr8" draw:text-style-name="P2" draw:layer="layout" svg:x1="19.059cm" svg:y1="3.861cm" svg:x2="19.059cm" svg:y2="4.115cm">
          <text:p/>
        </draw:line>
        <draw:line draw:style-name="gr8" draw:text-style-name="P2" draw:layer="layout" svg:x1="18.932cm" svg:y1="3.988cm" svg:x2="19.186cm" svg:y2="3.988cm">
          <text:p/>
        </draw:line>
        <draw:line draw:style-name="gr8" draw:text-style-name="P2" draw:layer="layout" svg:x1="14.616cm" svg:y1="4.242cm" svg:x2="14.616cm" svg:y2="4.496cm">
          <text:p/>
        </draw:line>
        <draw:line draw:style-name="gr8" draw:text-style-name="P2" draw:layer="layout" svg:x1="14.489cm" svg:y1="4.369cm" svg:x2="14.743cm" svg:y2="4.369cm">
          <text:p/>
        </draw:line>
        <draw:line draw:style-name="gr8" draw:text-style-name="P2" draw:layer="layout" svg:x1="12.965cm" svg:y1="1.45cm" svg:x2="12.965cm" svg:y2="1.704cm">
          <text:p/>
        </draw:line>
        <draw:line draw:style-name="gr8" draw:text-style-name="P2" draw:layer="layout" svg:x1="12.838cm" svg:y1="1.577cm" svg:x2="13.092cm" svg:y2="1.577cm">
          <text:p/>
        </draw:line>
        <draw:polygon draw:style-name="gr1" draw:text-style-name="P1" draw:layer="layout" svg:width="0.131cm" svg:height="0.131cm" svg:x="17.088cm" svg:y="4.659cm" svg:viewBox="0 0 132 132" draw:points="132,93 93,132 38,132 0,93 0,38 38,0 93,0 132,38">
          <text:p/>
        </draw:polygon>
        <draw:path draw:style-name="gr9" draw:text-style-name="P3" draw:layer="layout" svg:width="0.08cm" svg:height="0.082cm" svg:x="17.114cm" svg:y="4.684cm" svg:viewBox="0 0 81 83" svg:d="M81 42c0 22-18 41-40 41s-41-19-41-41c0-23 19-42 41-42s40 19 40 42z">
          <text:p/>
        </draw:path>
        <draw:polygon draw:style-name="gr1" draw:text-style-name="P1" draw:layer="layout" svg:width="0.131cm" svg:height="0.131cm" svg:x="16.58cm" svg:y="4.659cm" svg:viewBox="0 0 132 132" draw:points="132,93 93,132 38,132 0,93 0,38 38,0 93,0 132,38">
          <text:p/>
        </draw:polygon>
        <draw:path draw:style-name="gr9" draw:text-style-name="P3" draw:layer="layout" svg:width="0.08cm" svg:height="0.082cm" svg:x="16.606cm" svg:y="4.684cm" svg:viewBox="0 0 81 83" svg:d="M81 42c0 22-18 41-40 41-23 0-41-19-41-41 0-23 18-42 41-42 22 0 40 19 40 42z">
          <text:p/>
        </draw:path>
        <draw:polygon draw:style-name="gr1" draw:text-style-name="P1" draw:layer="layout" svg:width="0.132cm" svg:height="0.131cm" svg:x="14.55cm" svg:y="3.036cm" svg:viewBox="0 0 133 132" draw:points="133,94 94,132 39,132 0,94 0,38 39,0 94,0 133,38">
          <text:p/>
        </draw:polygon>
        <draw:path draw:style-name="gr9" draw:text-style-name="P3" draw:layer="layout" svg:width="0.08cm" svg:height="0.08cm" svg:x="14.576cm" svg:y="3.061cm" svg:viewBox="0 0 81 81" svg:d="M81 41c0 22-19 40-41 40s-40-18-40-40c0-23 18-41 40-41s41 18 41 41z">
          <text:p/>
        </draw:path>
        <draw:polygon draw:style-name="gr1" draw:text-style-name="P1" draw:layer="layout" svg:width="0.132cm" svg:height="0.131cm" svg:x="14.042cm" svg:y="3.036cm" svg:viewBox="0 0 133 132" draw:points="133,94 94,132 39,132 0,94 0,38 39,0 94,0 133,38">
          <text:p/>
        </draw:polygon>
        <draw:path draw:style-name="gr9" draw:text-style-name="P3" draw:layer="layout" svg:width="0.08cm" svg:height="0.08cm" svg:x="14.068cm" svg:y="3.061cm" svg:viewBox="0 0 81 81" svg:d="M81 41c0 22-18 40-40 40s-41-18-41-40c0-23 19-41 41-41s40 18 40 41z">
          <text:p/>
        </draw:path>
        <draw:polygon draw:style-name="gr1" draw:text-style-name="P1" draw:layer="layout" svg:width="0.132cm" svg:height="0.131cm" svg:x="12.772cm" svg:y="3.163cm" svg:viewBox="0 0 133 132" draw:points="133,94 93,132 38,132 0,94 0,38 38,0 93,0 133,38">
          <text:p/>
        </draw:polygon>
        <draw:path draw:style-name="gr9" draw:text-style-name="P3" draw:layer="layout" svg:width="0.08cm" svg:height="0.08cm" svg:x="12.798cm" svg:y="3.188cm" svg:viewBox="0 0 81 81" svg:d="M81 40c0 23-18 41-40 41s-41-18-41-41c0-22 19-40 41-40s40 18 40 40z">
          <text:p/>
        </draw:path>
        <draw:polygon draw:style-name="gr1" draw:text-style-name="P1" draw:layer="layout" svg:width="0.132cm" svg:height="0.131cm" svg:x="12.266cm" svg:y="3.163cm" svg:viewBox="0 0 133 132" draw:points="133,94 95,132 39,132 0,94 0,38 39,0 95,0 133,38">
          <text:p/>
        </draw:polygon>
        <draw:path draw:style-name="gr9" draw:text-style-name="P3" draw:layer="layout" svg:width="0.08cm" svg:height="0.08cm" svg:x="12.292cm" svg:y="3.188cm" svg:viewBox="0 0 81 81" svg:d="M81 40c0 23-18 41-40 41-23 0-41-18-41-41 0-22 18-40 41-40 22 0 40 18 40 40z">
          <text:p/>
        </draw:path>
        <draw:polygon draw:style-name="gr1" draw:text-style-name="P1" draw:layer="layout" svg:width="0.132cm" svg:height="0.131cm" svg:x="13.407cm" svg:y="2.528cm" svg:viewBox="0 0 133 132" draw:points="133,94 93,132 38,132 0,94 0,39 38,0 93,0 133,39">
          <text:p/>
        </draw:polygon>
        <draw:path draw:style-name="gr9" draw:text-style-name="P3" draw:layer="layout" svg:width="0.08cm" svg:height="0.08cm" svg:x="13.433cm" svg:y="2.553cm" svg:viewBox="0 0 81 81" svg:d="M81 40c0 23-18 41-40 41s-41-18-41-41c0-22 19-40 41-40s40 18 40 40z">
          <text:p/>
        </draw:path>
        <draw:polygon draw:style-name="gr1" draw:text-style-name="P1" draw:layer="layout" svg:width="0.132cm" svg:height="0.131cm" svg:x="13.407cm" svg:y="2.02cm" svg:viewBox="0 0 133 132" draw:points="133,94 93,132 38,132 0,94 0,39 38,0 93,0 133,39">
          <text:p/>
        </draw:polygon>
        <draw:path draw:style-name="gr9" draw:text-style-name="P3" draw:layer="layout" svg:width="0.08cm" svg:height="0.08cm" svg:x="13.433cm" svg:y="2.045cm" svg:viewBox="0 0 81 81" svg:d="M81 40c0 22-18 41-40 41s-41-19-41-41 19-40 41-40 40 18 40 40z">
          <text:p/>
        </draw:path>
        <draw:path draw:style-name="gr1" draw:text-style-name="P1" draw:layer="layout" svg:width="0.17cm" svg:height="0.169cm" svg:x="11.866cm" svg:y="2.382cm" svg:viewBox="0 0 171 170" svg:d="M171 85c0 47-38 85-85 85-48 0-86-38-86-85 0-48 38-85 86-85 47 0 85 37 85 85z">
          <text:p/>
        </draw:path>
        <draw:path draw:style-name="gr9" draw:text-style-name="P3" draw:layer="layout" svg:width="0.11cm" svg:height="0.11cm" svg:x="11.896cm" svg:y="2.411cm" svg:viewBox="0 0 111 111" svg:d="M111 55c0 32-25 56-55 56-31 0-56-24-56-56 0-30 25-55 56-55 30 0 55 25 55 55z">
          <text:p/>
        </draw:path>
        <draw:path draw:style-name="gr1" draw:text-style-name="P1" draw:layer="layout" svg:width="0.17cm" svg:height="0.169cm" svg:x="11.866cm" svg:y="3.398cm" svg:viewBox="0 0 171 170" svg:d="M171 85c0 47-38 85-85 85-48 0-86-38-86-85 0-48 38-85 86-85 47 0 85 37 85 85z">
          <text:p/>
        </draw:path>
        <draw:path draw:style-name="gr9" draw:text-style-name="P3" draw:layer="layout" svg:width="0.11cm" svg:height="0.11cm" svg:x="11.896cm" svg:y="3.427cm" svg:viewBox="0 0 111 111" svg:d="M111 56c0 31-25 55-55 55-31 0-56-24-56-55s25-56 56-56c30 0 55 25 55 56z">
          <text:p/>
        </draw:path>
        <draw:line draw:style-name="gr10" draw:text-style-name="P2" draw:layer="layout" svg:x1="11.951cm" svg:y1="4.064cm" svg:x2="11.951cm" svg:y2="3.912cm">
          <text:p/>
        </draw:line>
        <draw:path draw:style-name="gr9" draw:text-style-name="P3" draw:layer="layout" svg:width="0.102cm" svg:height="0.102cm" svg:x="11.9cm" svg:y="3.937cm" svg:viewBox="0 0 103 103" svg:d="M103 51c0 29-23 52-52 52-28 0-51-23-51-52 0-28 23-51 51-51 29 0 52 23 52 51z">
          <text:p/>
        </draw:path>
        <draw:line draw:style-name="gr10" draw:text-style-name="P2" draw:layer="layout" svg:x1="12.205cm" svg:y1="4.064cm" svg:x2="12.205cm" svg:y2="3.912cm">
          <text:p/>
        </draw:line>
        <draw:path draw:style-name="gr9" draw:text-style-name="P3" draw:layer="layout" svg:width="0.102cm" svg:height="0.102cm" svg:x="12.154cm" svg:y="3.937cm" svg:viewBox="0 0 103 103" svg:d="M103 51c0 29-23 52-51 52s-52-23-52-52c0-28 24-51 52-51s51 23 51 51z">
          <text:p/>
        </draw:path>
        <draw:line draw:style-name="gr10" draw:text-style-name="P2" draw:layer="layout" svg:x1="12.459cm" svg:y1="4.064cm" svg:x2="12.459cm" svg:y2="3.912cm">
          <text:p/>
        </draw:line>
        <draw:path draw:style-name="gr9" draw:text-style-name="P3" draw:layer="layout" svg:width="0.102cm" svg:height="0.102cm" svg:x="12.408cm" svg:y="3.937cm" svg:viewBox="0 0 103 103" svg:d="M103 51c0 29-23 52-52 52-28 0-51-23-51-52 0-28 23-51 51-51 29 0 52 23 52 51z">
          <text:p/>
        </draw:path>
        <draw:line draw:style-name="gr10" draw:text-style-name="P2" draw:layer="layout" svg:x1="12.762cm" svg:y1="2.085cm" svg:x2="12.914cm" svg:y2="2.085cm">
          <text:p/>
        </draw:line>
        <draw:path draw:style-name="gr9" draw:text-style-name="P3" draw:layer="layout" svg:width="0.102cm" svg:height="0.102cm" svg:x="12.787cm" svg:y="2.034cm" svg:viewBox="0 0 103 103" svg:d="M103 52c0 28-24 51-52 51s-51-23-51-51c0-29 23-52 51-52s52 23 52 52z">
          <text:p/>
        </draw:path>
        <draw:line draw:style-name="gr10" draw:text-style-name="P2" draw:layer="layout" svg:x1="12.762cm" svg:y1="2.339cm" svg:x2="12.914cm" svg:y2="2.339cm">
          <text:p/>
        </draw:line>
        <draw:path draw:style-name="gr9" draw:text-style-name="P3" draw:layer="layout" svg:width="0.102cm" svg:height="0.102cm" svg:x="12.787cm" svg:y="2.288cm" svg:viewBox="0 0 103 103" svg:d="M103 51c0 28-24 52-52 52s-51-24-51-52 23-51 51-51 52 23 52 51z">
          <text:p/>
        </draw:path>
        <draw:line draw:style-name="gr10" draw:text-style-name="P2" draw:layer="layout" svg:x1="12.762cm" svg:y1="2.593cm" svg:x2="12.914cm" svg:y2="2.593cm">
          <text:p/>
        </draw:line>
        <draw:path draw:style-name="gr9" draw:text-style-name="P3" draw:layer="layout" svg:width="0.102cm" svg:height="0.102cm" svg:x="12.787cm" svg:y="2.542cm" svg:viewBox="0 0 103 103" svg:d="M103 52c0 28-24 51-52 51s-51-23-51-51c0-29 23-52 51-52s52 23 52 52z">
          <text:p/>
        </draw:path>
        <draw:path draw:style-name="gr1" draw:text-style-name="P1" draw:layer="layout" svg:width="0.186cm" svg:height="0.186cm" svg:x="15.666cm" svg:y="3.135cm" svg:viewBox="0 0 187 187" svg:d="M187 93c0 53-43 94-94 94-52 0-93-41-93-94 0-51 41-93 93-93 51 0 94 42 94 93z">
          <text:p/>
        </draw:path>
        <draw:path draw:style-name="gr9" draw:text-style-name="P3" draw:layer="layout" svg:width="0.102cm" svg:height="0.102cm" svg:x="15.708cm" svg:y="3.177cm" svg:viewBox="0 0 103 103" svg:d="M103 52c0 28-23 51-51 51s-52-23-52-51 24-52 52-52 51 24 51 52z">
          <text:p/>
        </draw:path>
        <draw:path draw:style-name="gr1" draw:text-style-name="P1" draw:layer="layout" svg:width="0.186cm" svg:height="0.186cm" svg:x="15.412cm" svg:y="3.135cm" svg:viewBox="0 0 187 187" svg:d="M187 93c0 53-42 94-93 94-53 0-94-41-94-94 0-51 41-93 94-93 51 0 93 42 93 93z">
          <text:p/>
        </draw:path>
        <draw:path draw:style-name="gr9" draw:text-style-name="P3" draw:layer="layout" svg:width="0.102cm" svg:height="0.102cm" svg:x="15.454cm" svg:y="3.177cm" svg:viewBox="0 0 103 103" svg:d="M103 52c0 28-23 51-52 51-28 0-51-23-51-51s23-52 51-52c29 0 52 24 52 52z">
          <text:p/>
        </draw:path>
        <draw:polygon draw:style-name="gr1" draw:text-style-name="P1" draw:layer="layout" svg:width="0.153cm" svg:height="0.153cm" svg:x="13.409cm" svg:y="1.564cm" svg:viewBox="0 0 154 154" draw:points="154,109 108,154 45,154 0,109 0,46 45,0 108,0 154,46">
          <text:p/>
        </draw:polygon>
        <draw:path draw:style-name="gr9" draw:text-style-name="P3" draw:layer="layout" svg:width="0.101cm" svg:height="0.101cm" svg:x="13.435cm" svg:y="1.59cm" svg:viewBox="0 0 102 102" svg:d="M102 51c0 28-22 51-51 51-28 0-51-23-51-51s23-51 51-51c29 0 51 23 51 51z">
          <text:p/>
        </draw:path>
        <draw:polygon draw:style-name="gr1" draw:text-style-name="P1" draw:layer="layout" svg:width="0.153cm" svg:height="0.152cm" svg:x="14.438cm" svg:y="2.238cm" svg:viewBox="0 0 154 153" draw:points="154,108 108,153 45,153 0,108 0,44 45,0 108,0 154,44">
          <text:p/>
        </draw:polygon>
        <draw:path draw:style-name="gr9" draw:text-style-name="P3" draw:layer="layout" svg:width="0.101cm" svg:height="0.102cm" svg:x="14.464cm" svg:y="2.263cm" svg:viewBox="0 0 102 103" svg:d="M102 52c0 28-23 51-51 51-29 0-51-23-51-51s22-52 51-52c28 0 51 24 51 52z">
          <text:p/>
        </draw:path>
        <draw:polygon draw:style-name="gr1" draw:text-style-name="P1" draw:layer="layout" svg:width="0.153cm" svg:height="0.152cm" svg:x="14.438cm" svg:y="2.555cm" svg:viewBox="0 0 154 153" draw:points="154,108 108,153 45,153 0,108 0,45 45,0 108,0 154,45">
          <text:p/>
        </draw:polygon>
        <draw:path draw:style-name="gr9" draw:text-style-name="P3" draw:layer="layout" svg:width="0.101cm" svg:height="0.103cm" svg:x="14.464cm" svg:y="2.58cm" svg:viewBox="0 0 102 104" svg:d="M102 52c0 28-23 52-51 52-29 0-51-24-51-52s22-52 51-52c28 0 51 24 51 52z">
          <text:p/>
        </draw:path>
        <draw:polygon draw:style-name="gr1" draw:text-style-name="P1" draw:layer="layout" svg:width="0.152cm" svg:height="0.152cm" svg:x="17.332cm" svg:y="2.898cm" svg:viewBox="0 0 153 153" draw:points="153,109 108,153 44,153 0,109 0,44 44,0 108,0 153,44">
          <text:p/>
        </draw:polygon>
        <draw:path draw:style-name="gr9" draw:text-style-name="P3" draw:layer="layout" svg:width="0.102cm" svg:height="0.102cm" svg:x="17.357cm" svg:y="2.923cm" svg:viewBox="0 0 103 103" svg:d="M103 51c0 29-23 52-52 52-28 0-51-23-51-52 0-28 23-51 51-51 29 0 52 23 52 51z">
          <text:p/>
        </draw:path>
        <draw:polygon draw:style-name="gr1" draw:text-style-name="P1" draw:layer="layout" svg:width="0.152cm" svg:height="0.152cm" svg:x="16.824cm" svg:y="3.785cm" svg:viewBox="0 0 153 153" draw:points="153,109 109,153 44,153 0,109 0,44 44,0 109,0 153,44">
          <text:p/>
        </draw:polygon>
        <draw:path draw:style-name="gr9" draw:text-style-name="P3" draw:layer="layout" svg:width="0.102cm" svg:height="0.102cm" svg:x="16.849cm" svg:y="3.81cm" svg:viewBox="0 0 103 103" svg:d="M103 51c0 28-23 52-52 52-28 0-51-24-51-52s23-51 51-51c29 0 52 23 52 51z">
          <text:p/>
        </draw:path>
        <draw:polygon draw:style-name="gr1" draw:text-style-name="P1" draw:layer="layout" svg:width="0.152cm" svg:height="0.152cm" svg:x="16.57cm" svg:y="3.912cm" svg:viewBox="0 0 153 153" draw:points="153,108 108,153 44,153 0,108 0,44 44,0 108,0 153,44">
          <text:p/>
        </draw:polygon>
        <draw:path draw:style-name="gr9" draw:text-style-name="P3" draw:layer="layout" svg:width="0.102cm" svg:height="0.102cm" svg:x="16.595cm" svg:y="3.937cm" svg:viewBox="0 0 103 103" svg:d="M103 51c0 29-23 52-51 52-29 0-52-23-52-52 0-28 23-51 52-51 28 0 51 23 51 51z">
          <text:p/>
        </draw:path>
        <draw:polygon draw:style-name="gr1" draw:text-style-name="P1" draw:layer="layout" svg:width="0.152cm" svg:height="0.152cm" svg:x="17.738cm" svg:y="4.801cm" svg:viewBox="0 0 153 153" draw:points="153,108 109,153 45,153 0,108 0,44 45,0 109,0 153,44">
          <text:p/>
        </draw:polygon>
        <draw:path draw:style-name="gr9" draw:text-style-name="P3" draw:layer="layout" svg:width="0.102cm" svg:height="0.102cm" svg:x="17.763cm" svg:y="4.826cm" svg:viewBox="0 0 103 103" svg:d="M103 51c0 29-23 52-52 52-28 0-51-23-51-52 0-28 23-51 51-51 29 0 52 23 52 51z">
          <text:p/>
        </draw:path>
        <draw:polygon draw:style-name="gr1" draw:text-style-name="P1" draw:layer="layout" svg:width="0.14cm" svg:height="0.14cm" svg:x="14.616cm" svg:y="1.302cm" svg:viewBox="0 0 141 141" draw:points="0,86 11,33 55,0 108,11 141,56 130,109 85,141 32,130">
          <text:p/>
        </draw:polygon>
        <draw:path draw:style-name="gr9" draw:text-style-name="P3" draw:layer="layout" svg:width="0.08cm" svg:height="0.08cm" svg:x="14.646cm" svg:y="1.332cm" svg:viewBox="0 0 81 81" svg:d="M81 40c0 22-19 41-41 41s-40-19-40-41 18-40 40-40 41 18 41 40z">
          <text:p/>
        </draw:path>
        <draw:polygon draw:style-name="gr1" draw:text-style-name="P1" draw:layer="layout" svg:width="0.139cm" svg:height="0.14cm" svg:x="13.994cm" svg:y="1.738cm" svg:viewBox="0 0 140 141" draw:points="0,86 10,33 56,0 109,12 140,56 130,109 85,141 31,130">
          <text:p/>
        </draw:polygon>
        <draw:path draw:style-name="gr9" draw:text-style-name="P3" draw:layer="layout" svg:width="0.081cm" svg:height="0.08cm" svg:x="14.023cm" svg:y="1.768cm" svg:viewBox="0 0 82 81" svg:d="M82 41c0 22-18 40-42 40-22 0-40-18-40-40 0-23 18-41 40-41 24 0 42 18 42 41z">
          <text:p/>
        </draw:path>
        <draw:polygon draw:style-name="gr1" draw:text-style-name="P1" draw:layer="layout" svg:width="0.132cm" svg:height="0.131cm" svg:x="19.361cm" svg:y="1.639cm" svg:viewBox="0 0 133 132" draw:points="133,94 95,132 39,132 0,94 0,39 39,0 95,0 133,39">
          <text:p/>
        </draw:polygon>
        <draw:path draw:style-name="gr9" draw:text-style-name="P3" draw:layer="layout" svg:width="0.08cm" svg:height="0.08cm" svg:x="19.387cm" svg:y="1.664cm" svg:viewBox="0 0 81 81" svg:d="M81 40c0 23-18 41-41 41-22 0-40-18-40-41 0-22 18-40 40-40 23 0 41 18 41 40z">
          <text:p/>
        </draw:path>
        <draw:polygon draw:style-name="gr1" draw:text-style-name="P1" draw:layer="layout" svg:width="0.132cm" svg:height="0.131cm" svg:x="19.361cm" svg:y="2.401cm" svg:viewBox="0 0 133 132" draw:points="133,94 95,132 39,132 0,94 0,39 39,0 95,0 133,39">
          <text:p/>
        </draw:polygon>
        <draw:path draw:style-name="gr9" draw:text-style-name="P3" draw:layer="layout" svg:width="0.08cm" svg:height="0.08cm" svg:x="19.387cm" svg:y="2.426cm" svg:viewBox="0 0 81 81" svg:d="M81 41c0 22-18 40-41 40-22 0-40-18-40-40 0-23 18-41 40-41 23 0 41 18 41 41z">
          <text:p/>
        </draw:path>
        <draw:polygon draw:style-name="gr1" draw:text-style-name="P1" draw:layer="layout" svg:width="0.132cm" svg:height="0.131cm" svg:x="14.677cm" svg:y="1.766cm" svg:viewBox="0 0 133 132" draw:points="133,94 94,132 39,132 0,94 0,39 39,0 94,0 133,39">
          <text:p/>
        </draw:polygon>
        <draw:path draw:style-name="gr9" draw:text-style-name="P3" draw:layer="layout" svg:width="0.08cm" svg:height="0.08cm" svg:x="14.703cm" svg:y="1.791cm" svg:viewBox="0 0 81 81" svg:d="M81 41c0 22-18 40-40 40s-41-18-41-40 19-41 41-41 40 19 40 41z">
          <text:p/>
        </draw:path>
        <draw:polygon draw:style-name="gr1" draw:text-style-name="P1" draw:layer="layout" svg:width="0.132cm" svg:height="0.131cm" svg:x="14.169cm" svg:y="1.766cm" svg:viewBox="0 0 133 132" draw:points="133,94 94,132 39,132 0,94 0,39 39,0 94,0 133,39">
          <text:p/>
        </draw:polygon>
        <draw:path draw:style-name="gr9" draw:text-style-name="P3" draw:layer="layout" svg:width="0.08cm" svg:height="0.08cm" svg:x="14.195cm" svg:y="1.791cm" svg:viewBox="0 0 81 81" svg:d="M81 41c0 22-18 40-41 40-22 0-40-18-40-40s18-41 40-41c23 0 41 19 41 41z">
          <text:p/>
        </draw:path>
        <draw:polygon draw:style-name="gr1" draw:text-style-name="P1" draw:layer="layout" svg:width="0.131cm" svg:height="0.131cm" svg:x="14.817cm" svg:y="2.464cm" svg:viewBox="0 0 132 132" draw:points="132,93 94,132 39,132 0,93 0,38 39,0 94,0 132,38">
          <text:p/>
        </draw:polygon>
        <draw:path draw:style-name="gr9" draw:text-style-name="P3" draw:layer="layout" svg:width="0.081cm" svg:height="0.081cm" svg:x="14.842cm" svg:y="2.489cm" svg:viewBox="0 0 82 82" svg:d="M82 42c0 22-18 40-40 40-24 0-42-18-42-40 0-24 18-42 42-42 22 0 40 18 40 42z">
          <text:p/>
        </draw:path>
        <draw:polygon draw:style-name="gr1" draw:text-style-name="P1" draw:layer="layout" svg:width="0.131cm" svg:height="0.131cm" svg:x="14.817cm" svg:y="3.226cm" svg:viewBox="0 0 132 132" draw:points="132,93 94,132 39,132 0,93 0,38 39,0 94,0 132,38">
          <text:p/>
        </draw:polygon>
        <draw:path draw:style-name="gr9" draw:text-style-name="P3" draw:layer="layout" svg:width="0.081cm" svg:height="0.081cm" svg:x="14.842cm" svg:y="3.251cm" svg:viewBox="0 0 82 82" svg:d="M82 41c0 22-18 41-40 41-24 0-42-19-42-41 0-23 18-41 42-41 22 0 40 18 40 41z">
          <text:p/>
        </draw:path>
        <draw:polygon draw:style-name="gr1" draw:text-style-name="P1" draw:layer="layout" svg:width="0.132cm" svg:height="0.131cm" svg:x="14.042cm" svg:y="2.02cm" svg:viewBox="0 0 133 132" draw:points="133,94 94,132 39,132 0,94 0,39 39,0 94,0 133,39">
          <text:p/>
        </draw:polygon>
        <draw:path draw:style-name="gr9" draw:text-style-name="P3" draw:layer="layout" svg:width="0.08cm" svg:height="0.08cm" svg:x="14.068cm" svg:y="2.045cm" svg:viewBox="0 0 81 81" svg:d="M81 40c0 22-18 41-40 41s-41-19-41-41 19-40 41-40 40 18 40 40z">
          <text:p/>
        </draw:path>
        <draw:polygon draw:style-name="gr1" draw:text-style-name="P1" draw:layer="layout" svg:width="0.132cm" svg:height="0.131cm" svg:x="14.804cm" svg:y="2.02cm" svg:viewBox="0 0 133 132" draw:points="133,94 94,132 38,132 0,94 0,39 38,0 94,0 133,39">
          <text:p/>
        </draw:polygon>
        <draw:path draw:style-name="gr9" draw:text-style-name="P3" draw:layer="layout" svg:width="0.08cm" svg:height="0.08cm" svg:x="14.83cm" svg:y="2.045cm" svg:viewBox="0 0 81 81" svg:d="M81 40c0 22-18 41-41 41-22 0-40-19-40-41s18-40 40-40c23 0 41 18 41 40z">
          <text:p/>
        </draw:path>
        <draw:polygon draw:style-name="gr1" draw:text-style-name="P1" draw:layer="layout" svg:width="0.131cm" svg:height="0.132cm" svg:x="17.101cm" svg:y="3.124cm" svg:viewBox="0 0 132 133" draw:points="132,95 93,133 38,133 0,95 0,39 38,0 93,0 132,39">
          <text:p/>
        </draw:polygon>
        <draw:path draw:style-name="gr9" draw:text-style-name="P3" draw:layer="layout" svg:width="0.081cm" svg:height="0.08cm" svg:x="17.126cm" svg:y="3.15cm" svg:viewBox="0 0 82 81" svg:d="M82 41c0 22-19 40-41 40-23 0-41-18-41-40s18-41 41-41c22 0 41 19 41 41z">
          <text:p/>
        </draw:path>
        <draw:polygon draw:style-name="gr1" draw:text-style-name="P1" draw:layer="layout" svg:width="0.131cm" svg:height="0.132cm" svg:x="16.341cm" svg:y="3.124cm" svg:viewBox="0 0 132 133" draw:points="132,95 94,133 38,133 0,95 0,39 38,0 94,0 132,39">
          <text:p/>
        </draw:polygon>
        <draw:path draw:style-name="gr9" draw:text-style-name="P3" draw:layer="layout" svg:width="0.081cm" svg:height="0.08cm" svg:x="16.366cm" svg:y="3.15cm" svg:viewBox="0 0 82 81" svg:d="M82 41c0 22-18 40-40 40-24 0-42-18-42-40s18-41 42-41c22 0 40 19 40 41z">
          <text:p/>
        </draw:path>
        <draw:polygon draw:style-name="gr1" draw:text-style-name="P1" draw:layer="layout" svg:width="0.132cm" svg:height="0.131cm" svg:x="15.185cm" svg:y="2.909cm" svg:viewBox="0 0 133 132" draw:points="133,94 94,132 38,132 0,94 0,38 38,0 94,0 133,38">
          <text:p/>
        </draw:polygon>
        <draw:path draw:style-name="gr9" draw:text-style-name="P3" draw:layer="layout" svg:width="0.08cm" svg:height="0.08cm" svg:x="15.211cm" svg:y="2.934cm" svg:viewBox="0 0 81 81" svg:d="M81 40c0 22-19 41-41 41s-40-19-40-41 18-40 40-40 41 18 41 40z">
          <text:p/>
        </draw:path>
        <draw:polygon draw:style-name="gr1" draw:text-style-name="P1" draw:layer="layout" svg:width="0.132cm" svg:height="0.131cm" svg:x="15.947cm" svg:y="2.909cm" svg:viewBox="0 0 133 132" draw:points="133,94 94,132 38,132 0,94 0,38 38,0 94,0 133,38">
          <text:p/>
        </draw:polygon>
        <draw:path draw:style-name="gr9" draw:text-style-name="P3" draw:layer="layout" svg:width="0.08cm" svg:height="0.08cm" svg:x="15.973cm" svg:y="2.934cm" svg:viewBox="0 0 81 81" svg:d="M81 40c0 22-18 41-40 41-23 0-41-19-41-41s18-40 41-40c22 0 40 18 40 40z">
          <text:p/>
        </draw:path>
        <draw:polygon draw:style-name="gr1" draw:text-style-name="P1" draw:layer="layout" svg:width="0.131cm" svg:height="0.131cm" svg:x="18.955cm" svg:y="1.639cm" svg:viewBox="0 0 132 132" draw:points="132,94 94,132 38,132 0,94 0,39 38,0 94,0 132,39">
          <text:p/>
        </draw:polygon>
        <draw:path draw:style-name="gr9" draw:text-style-name="P3" draw:layer="layout" svg:width="0.081cm" svg:height="0.08cm" svg:x="18.98cm" svg:y="1.664cm" svg:viewBox="0 0 82 81" svg:d="M82 40c0 23-18 41-41 41s-41-18-41-41c0-22 18-40 41-40s41 18 41 40z">
          <text:p/>
        </draw:path>
        <draw:polygon draw:style-name="gr1" draw:text-style-name="P1" draw:layer="layout" svg:width="0.131cm" svg:height="0.131cm" svg:x="18.955cm" svg:y="2.401cm" svg:viewBox="0 0 132 132" draw:points="132,94 94,132 38,132 0,94 0,39 38,0 94,0 132,39">
          <text:p/>
        </draw:polygon>
        <draw:path draw:style-name="gr9" draw:text-style-name="P3" draw:layer="layout" svg:width="0.081cm" svg:height="0.08cm" svg:x="18.98cm" svg:y="2.426cm" svg:viewBox="0 0 82 81" svg:d="M82 41c0 22-18 40-41 40s-41-18-41-40c0-23 18-41 41-41s41 18 41 41z">
          <text:p/>
        </draw:path>
        <draw:line draw:style-name="gr11" draw:text-style-name="P2" draw:layer="layout" svg:x1="19.505cm" svg:y1="4.877cm" svg:x2="19.374cm" svg:y2="4.877cm">
          <text:p/>
        </draw:line>
        <draw:path draw:style-name="gr9" draw:text-style-name="P3" draw:layer="layout" svg:width="0.08cm" svg:height="0.08cm" svg:x="19.4cm" svg:y="4.837cm" svg:viewBox="0 0 81 81" svg:d="M81 41c0 22-18 40-41 40-22 0-40-18-40-40s18-41 40-41c23 0 41 19 41 41z">
          <text:p/>
        </draw:path>
        <draw:line draw:style-name="gr11" draw:text-style-name="P2" draw:layer="layout" svg:x1="19.505cm" svg:y1="4.623cm" svg:x2="19.374cm" svg:y2="4.623cm">
          <text:p/>
        </draw:line>
        <draw:path draw:style-name="gr9" draw:text-style-name="P3" draw:layer="layout" svg:width="0.08cm" svg:height="0.08cm" svg:x="19.4cm" svg:y="4.583cm" svg:viewBox="0 0 81 81" svg:d="M81 41c0 22-18 40-41 40-22 0-40-18-40-40 0-23 18-41 40-41 23 0 41 18 41 41z">
          <text:p/>
        </draw:path>
        <draw:line draw:style-name="gr11" draw:text-style-name="P2" draw:layer="layout" svg:x1="19.505cm" svg:y1="3.355cm" svg:x2="19.374cm" svg:y2="3.355cm">
          <text:p/>
        </draw:line>
        <draw:path draw:style-name="gr9" draw:text-style-name="P3" draw:layer="layout" svg:width="0.08cm" svg:height="0.08cm" svg:x="19.4cm" svg:y="3.315cm" svg:viewBox="0 0 81 81" svg:d="M81 41c0 22-18 40-41 40-22 0-40-18-40-40s18-41 40-41c23 0 41 19 41 41z">
          <text:p/>
        </draw:path>
        <draw:line draw:style-name="gr11" draw:text-style-name="P2" draw:layer="layout" svg:x1="19.505cm" svg:y1="3.101cm" svg:x2="19.374cm" svg:y2="3.101cm">
          <text:p/>
        </draw:line>
        <draw:path draw:style-name="gr9" draw:text-style-name="P3" draw:layer="layout" svg:width="0.08cm" svg:height="0.08cm" svg:x="19.4cm" svg:y="3.061cm" svg:viewBox="0 0 81 81" svg:d="M81 41c0 22-18 40-41 40-22 0-40-18-40-40 0-23 18-41 40-41 23 0 41 18 41 41z">
          <text:p/>
        </draw:path>
        <draw:line draw:style-name="gr11" draw:text-style-name="P2" draw:layer="layout" svg:x1="19.505cm" svg:y1="4.369cm" svg:x2="19.374cm" svg:y2="4.369cm">
          <text:p/>
        </draw:line>
        <draw:path draw:style-name="gr9" draw:text-style-name="P3" draw:layer="layout" svg:width="0.08cm" svg:height="0.08cm" svg:x="19.4cm" svg:y="4.329cm" svg:viewBox="0 0 81 81" svg:d="M81 41c0 22-18 40-41 40-22 0-40-18-40-40 0-23 18-41 40-41 23 0 41 18 41 41z">
          <text:p/>
        </draw:path>
        <draw:line draw:style-name="gr11" draw:text-style-name="P2" draw:layer="layout" svg:x1="19.505cm" svg:y1="4.115cm" svg:x2="19.374cm" svg:y2="4.115cm">
          <text:p/>
        </draw:line>
        <draw:path draw:style-name="gr9" draw:text-style-name="P3" draw:layer="layout" svg:width="0.08cm" svg:height="0.08cm" svg:x="19.4cm" svg:y="4.075cm" svg:viewBox="0 0 81 81" svg:d="M81 40c0 23-18 41-41 41-22 0-40-18-40-41 0-22 18-40 40-40 23 0 41 18 41 40z">
          <text:p/>
        </draw:path>
        <draw:line draw:style-name="gr11" draw:text-style-name="P2" draw:layer="layout" svg:x1="19.505cm" svg:y1="3.609cm" svg:x2="19.374cm" svg:y2="3.609cm">
          <text:p/>
        </draw:line>
        <draw:path draw:style-name="gr9" draw:text-style-name="P3" draw:layer="layout" svg:width="0.08cm" svg:height="0.08cm" svg:x="19.4cm" svg:y="3.569cm" svg:viewBox="0 0 81 81" svg:d="M81 40c0 22-18 41-41 41-22 0-40-19-40-41s18-40 40-40c23 0 41 18 41 40z">
          <text:p/>
        </draw:path>
        <draw:line draw:style-name="gr11" draw:text-style-name="P2" draw:layer="layout" svg:x1="19.505cm" svg:y1="3.861cm" svg:x2="19.374cm" svg:y2="3.861cm">
          <text:p/>
        </draw:line>
        <draw:path draw:style-name="gr9" draw:text-style-name="P3" draw:layer="layout" svg:width="0.08cm" svg:height="0.08cm" svg:x="19.4cm" svg:y="3.821cm" svg:viewBox="0 0 81 81" svg:d="M81 40c0 22-18 41-41 41-22 0-40-19-40-41s18-40 40-40c23 0 41 18 41 40z">
          <text:p/>
        </draw:path>
        <draw:line draw:style-name="gr11" draw:text-style-name="P2" draw:layer="layout" svg:x1="18.743cm" svg:y1="3.101cm" svg:x2="18.612cm" svg:y2="3.101cm">
          <text:p/>
        </draw:line>
        <draw:path draw:style-name="gr9" draw:text-style-name="P3" draw:layer="layout" svg:width="0.08cm" svg:height="0.08cm" svg:x="18.638cm" svg:y="3.061cm" svg:viewBox="0 0 81 81" svg:d="M81 41c0 22-18 40-40 40s-41-18-41-40c0-23 19-41 41-41s40 18 40 41z">
          <text:p/>
        </draw:path>
        <draw:line draw:style-name="gr11" draw:text-style-name="P2" draw:layer="layout" svg:x1="18.743cm" svg:y1="3.355cm" svg:x2="18.612cm" svg:y2="3.355cm">
          <text:p/>
        </draw:line>
        <draw:path draw:style-name="gr9" draw:text-style-name="P3" draw:layer="layout" svg:width="0.08cm" svg:height="0.08cm" svg:x="18.638cm" svg:y="3.315cm" svg:viewBox="0 0 81 81" svg:d="M81 41c0 22-18 40-40 40s-41-18-41-40 19-41 41-41 40 19 40 41z">
          <text:p/>
        </draw:path>
        <draw:line draw:style-name="gr11" draw:text-style-name="P2" draw:layer="layout" svg:x1="18.743cm" svg:y1="3.609cm" svg:x2="18.612cm" svg:y2="3.609cm">
          <text:p/>
        </draw:line>
        <draw:path draw:style-name="gr9" draw:text-style-name="P3" draw:layer="layout" svg:width="0.08cm" svg:height="0.08cm" svg:x="18.638cm" svg:y="3.569cm" svg:viewBox="0 0 81 81" svg:d="M81 40c0 22-18 41-40 41s-41-19-41-41 19-40 41-40 40 18 40 40z">
          <text:p/>
        </draw:path>
        <draw:line draw:style-name="gr11" draw:text-style-name="P2" draw:layer="layout" svg:x1="18.743cm" svg:y1="3.861cm" svg:x2="18.612cm" svg:y2="3.861cm">
          <text:p/>
        </draw:line>
        <draw:path draw:style-name="gr9" draw:text-style-name="P3" draw:layer="layout" svg:width="0.08cm" svg:height="0.08cm" svg:x="18.638cm" svg:y="3.821cm" svg:viewBox="0 0 81 81" svg:d="M81 40c0 22-18 41-40 41s-41-19-41-41 19-40 41-40 40 18 40 40z">
          <text:p/>
        </draw:path>
        <draw:line draw:style-name="gr11" draw:text-style-name="P2" draw:layer="layout" svg:x1="18.743cm" svg:y1="4.115cm" svg:x2="18.612cm" svg:y2="4.115cm">
          <text:p/>
        </draw:line>
        <draw:path draw:style-name="gr9" draw:text-style-name="P3" draw:layer="layout" svg:width="0.08cm" svg:height="0.08cm" svg:x="18.638cm" svg:y="4.075cm" svg:viewBox="0 0 81 81" svg:d="M81 40c0 23-18 41-40 41s-41-18-41-41c0-22 19-40 41-40s40 18 40 40z">
          <text:p/>
        </draw:path>
        <draw:line draw:style-name="gr11" draw:text-style-name="P2" draw:layer="layout" svg:x1="18.743cm" svg:y1="4.369cm" svg:x2="18.612cm" svg:y2="4.369cm">
          <text:p/>
        </draw:line>
        <draw:path draw:style-name="gr9" draw:text-style-name="P3" draw:layer="layout" svg:width="0.08cm" svg:height="0.08cm" svg:x="18.638cm" svg:y="4.329cm" svg:viewBox="0 0 81 81" svg:d="M81 41c0 22-18 40-40 40s-41-18-41-40c0-23 19-41 41-41s40 18 40 41z">
          <text:p/>
        </draw:path>
        <draw:line draw:style-name="gr11" draw:text-style-name="P2" draw:layer="layout" svg:x1="18.743cm" svg:y1="4.623cm" svg:x2="18.612cm" svg:y2="4.623cm">
          <text:p/>
        </draw:line>
        <draw:path draw:style-name="gr9" draw:text-style-name="P3" draw:layer="layout" svg:width="0.08cm" svg:height="0.08cm" svg:x="18.638cm" svg:y="4.583cm" svg:viewBox="0 0 81 81" svg:d="M81 41c0 22-18 40-40 40s-41-18-41-40c0-23 19-41 41-41s40 18 40 41z">
          <text:p/>
        </draw:path>
        <draw:line draw:style-name="gr11" draw:text-style-name="P2" draw:layer="layout" svg:x1="18.743cm" svg:y1="4.877cm" svg:x2="18.612cm" svg:y2="4.877cm">
          <text:p/>
        </draw:line>
        <draw:path draw:style-name="gr9" draw:text-style-name="P3" draw:layer="layout" svg:width="0.08cm" svg:height="0.08cm" svg:x="18.638cm" svg:y="4.837cm" svg:viewBox="0 0 81 81" svg:d="M81 41c0 22-18 40-40 40s-41-18-41-40 19-41 41-41 40 19 40 41z">
          <text:p/>
        </draw:path>
        <draw:line draw:style-name="gr10" draw:text-style-name="P2" draw:layer="layout" svg:x1="20.022cm" svg:y1="4.877cm" svg:x2="19.872cm" svg:y2="4.877cm">
          <text:p/>
        </draw:line>
        <draw:path draw:style-name="gr9" draw:text-style-name="P3" draw:layer="layout" svg:width="0.102cm" svg:height="0.102cm" svg:x="19.897cm" svg:y="4.826cm" svg:viewBox="0 0 103 103" svg:d="M103 51c0 29-23 52-52 52-28 0-51-23-51-52 0-28 23-51 51-51 29 0 52 23 52 51z">
          <text:p/>
        </draw:path>
        <draw:line draw:style-name="gr10" draw:text-style-name="P2" draw:layer="layout" svg:x1="20.022cm" svg:y1="4.623cm" svg:x2="19.872cm" svg:y2="4.623cm">
          <text:p/>
        </draw:line>
        <draw:path draw:style-name="gr9" draw:text-style-name="P3" draw:layer="layout" svg:width="0.102cm" svg:height="0.102cm" svg:x="19.897cm" svg:y="4.572cm" svg:viewBox="0 0 103 103" svg:d="M103 52c0 28-23 51-52 51-28 0-51-23-51-51 0-29 23-52 51-52 29 0 52 23 52 52z">
          <text:p/>
        </draw:path>
        <draw:line draw:style-name="gr10" draw:text-style-name="P2" draw:layer="layout" svg:x1="20.022cm" svg:y1="4.369cm" svg:x2="19.872cm" svg:y2="4.369cm">
          <text:p/>
        </draw:line>
        <draw:path draw:style-name="gr9" draw:text-style-name="P3" draw:layer="layout" svg:width="0.102cm" svg:height="0.102cm" svg:x="19.897cm" svg:y="4.318cm" svg:viewBox="0 0 103 103" svg:d="M103 51c0 28-23 52-52 52-28 0-51-24-51-52s23-51 51-51c29 0 52 23 52 51z">
          <text:p/>
        </draw:path>
        <draw:line draw:style-name="gr10" draw:text-style-name="P2" draw:layer="layout" svg:x1="20.022cm" svg:y1="4.115cm" svg:x2="19.872cm" svg:y2="4.115cm">
          <text:p/>
        </draw:line>
        <draw:path draw:style-name="gr9" draw:text-style-name="P3" draw:layer="layout" svg:width="0.102cm" svg:height="0.102cm" svg:x="19.897cm" svg:y="4.064cm" svg:viewBox="0 0 103 103" svg:d="M103 52c0 28-23 51-52 51-28 0-51-23-51-51 0-29 23-52 51-52 29 0 52 23 52 52z">
          <text:p/>
        </draw:path>
        <draw:line draw:style-name="gr10" draw:text-style-name="P2" draw:layer="layout" svg:x1="20.022cm" svg:y1="3.861cm" svg:x2="19.872cm" svg:y2="3.861cm">
          <text:p/>
        </draw:line>
        <draw:path draw:style-name="gr9" draw:text-style-name="P3" draw:layer="layout" svg:width="0.102cm" svg:height="0.102cm" svg:x="19.897cm" svg:y="3.81cm" svg:viewBox="0 0 103 103" svg:d="M103 51c0 28-23 52-52 52-28 0-51-24-51-52s23-51 51-51c29 0 52 23 52 51z">
          <text:p/>
        </draw:path>
        <draw:line draw:style-name="gr10" draw:text-style-name="P2" draw:layer="layout" svg:x1="20.022cm" svg:y1="3.609cm" svg:x2="19.872cm" svg:y2="3.609cm">
          <text:p/>
        </draw:line>
        <draw:path draw:style-name="gr9" draw:text-style-name="P3" draw:layer="layout" svg:width="0.102cm" svg:height="0.102cm" svg:x="19.897cm" svg:y="3.558cm" svg:viewBox="0 0 103 103" svg:d="M103 52c0 28-23 51-52 51-28 0-51-23-51-51 0-29 23-52 51-52 29 0 52 23 52 52z">
          <text:p/>
        </draw:path>
        <draw:line draw:style-name="gr10" draw:text-style-name="P2" draw:layer="layout" svg:x1="20.022cm" svg:y1="3.355cm" svg:x2="19.872cm" svg:y2="3.355cm">
          <text:p/>
        </draw:line>
        <draw:path draw:style-name="gr9" draw:text-style-name="P3" draw:layer="layout" svg:width="0.102cm" svg:height="0.102cm" svg:x="19.897cm" svg:y="3.304cm" svg:viewBox="0 0 103 103" svg:d="M103 51c0 28-23 52-52 52-28 0-51-24-51-52s23-51 51-51c29 0 52 23 52 51z">
          <text:p/>
        </draw:path>
        <draw:line draw:style-name="gr10" draw:text-style-name="P2" draw:layer="layout" svg:x1="20.022cm" svg:y1="3.101cm" svg:x2="19.872cm" svg:y2="3.101cm">
          <text:p/>
        </draw:line>
        <draw:path draw:style-name="gr9" draw:text-style-name="P3" draw:layer="layout" svg:width="0.102cm" svg:height="0.102cm" svg:x="19.897cm" svg:y="3.05cm" svg:viewBox="0 0 103 103" svg:d="M103 52c0 28-23 51-52 51-28 0-51-23-51-51 0-29 23-52 51-52 29 0 52 23 52 52z">
          <text:p/>
        </draw:path>
        <draw:line draw:style-name="gr10" draw:text-style-name="P2" draw:layer="layout" svg:x1="19.872cm" svg:y1="1.45cm" svg:x2="20.022cm" svg:y2="1.45cm">
          <text:p/>
        </draw:line>
        <draw:path draw:style-name="gr9" draw:text-style-name="P3" draw:layer="layout" svg:width="0.102cm" svg:height="0.102cm" svg:x="19.897cm" svg:y="1.399cm" svg:viewBox="0 0 103 103" svg:d="M103 51c0 29-23 52-52 52-28 0-51-23-51-52 0-28 23-51 51-51 29 0 52 23 52 51z">
          <text:p/>
        </draw:path>
        <draw:line draw:style-name="gr10" draw:text-style-name="P2" draw:layer="layout" svg:x1="19.872cm" svg:y1="1.704cm" svg:x2="20.022cm" svg:y2="1.704cm">
          <text:p/>
        </draw:line>
        <draw:path draw:style-name="gr9" draw:text-style-name="P3" draw:layer="layout" svg:width="0.102cm" svg:height="0.102cm" svg:x="19.897cm" svg:y="1.653cm" svg:viewBox="0 0 103 103" svg:d="M103 52c0 28-23 51-52 51-28 0-51-23-51-51s23-52 51-52c29 0 52 24 52 52z">
          <text:p/>
        </draw:path>
        <draw:line draw:style-name="gr10" draw:text-style-name="P2" draw:layer="layout" svg:x1="19.872cm" svg:y1="1.958cm" svg:x2="20.022cm" svg:y2="1.958cm">
          <text:p/>
        </draw:line>
        <draw:path draw:style-name="gr9" draw:text-style-name="P3" draw:layer="layout" svg:width="0.102cm" svg:height="0.102cm" svg:x="19.897cm" svg:y="1.907cm" svg:viewBox="0 0 103 103" svg:d="M103 51c0 29-23 52-52 52-28 0-51-23-51-52 0-28 23-51 51-51 29 0 52 23 52 51z">
          <text:p/>
        </draw:path>
        <draw:line draw:style-name="gr10" draw:text-style-name="P2" draw:layer="layout" svg:x1="19.872cm" svg:y1="2.212cm" svg:x2="20.022cm" svg:y2="2.212cm">
          <text:p/>
        </draw:line>
        <draw:path draw:style-name="gr9" draw:text-style-name="P3" draw:layer="layout" svg:width="0.102cm" svg:height="0.102cm" svg:x="19.897cm" svg:y="2.161cm" svg:viewBox="0 0 103 103" svg:d="M103 52c0 28-23 51-52 51-28 0-51-23-51-51s23-52 51-52c29 0 52 24 52 52z">
          <text:p/>
        </draw:path>
        <draw:line draw:style-name="gr10" draw:text-style-name="P2" draw:layer="layout" svg:x1="19.872cm" svg:y1="2.466cm" svg:x2="20.022cm" svg:y2="2.466cm">
          <text:p/>
        </draw:line>
        <draw:path draw:style-name="gr9" draw:text-style-name="P3" draw:layer="layout" svg:width="0.102cm" svg:height="0.102cm" svg:x="19.897cm" svg:y="2.415cm" svg:viewBox="0 0 103 103" svg:d="M103 51c0 29-23 52-52 52-28 0-51-23-51-52 0-28 23-51 51-51 29 0 52 23 52 51z">
          <text:p/>
        </draw:path>
        <draw:line draw:style-name="gr10" draw:text-style-name="P2" draw:layer="layout" svg:x1="18.348cm" svg:y1="1.45cm" svg:x2="18.5cm" svg:y2="1.45cm">
          <text:p/>
        </draw:line>
        <draw:path draw:style-name="gr9" draw:text-style-name="P3" draw:layer="layout" svg:width="0.102cm" svg:height="0.102cm" svg:x="18.373cm" svg:y="1.399cm" svg:viewBox="0 0 103 103" svg:d="M103 51c0 29-23 52-52 52-28 0-51-23-51-52 0-28 23-51 51-51 29 0 52 23 52 51z">
          <text:p/>
        </draw:path>
        <draw:line draw:style-name="gr10" draw:text-style-name="P2" draw:layer="layout" svg:x1="18.348cm" svg:y1="1.704cm" svg:x2="18.5cm" svg:y2="1.704cm">
          <text:p/>
        </draw:line>
        <draw:path draw:style-name="gr9" draw:text-style-name="P3" draw:layer="layout" svg:width="0.102cm" svg:height="0.102cm" svg:x="18.373cm" svg:y="1.653cm" svg:viewBox="0 0 103 103" svg:d="M103 52c0 28-23 51-52 51-28 0-51-23-51-51s23-52 51-52c29 0 52 24 52 52z">
          <text:p/>
        </draw:path>
        <draw:line draw:style-name="gr10" draw:text-style-name="P2" draw:layer="layout" svg:x1="18.348cm" svg:y1="1.958cm" svg:x2="18.5cm" svg:y2="1.958cm">
          <text:p/>
        </draw:line>
        <draw:path draw:style-name="gr9" draw:text-style-name="P3" draw:layer="layout" svg:width="0.102cm" svg:height="0.102cm" svg:x="18.373cm" svg:y="1.907cm" svg:viewBox="0 0 103 103" svg:d="M103 51c0 29-23 52-52 52-28 0-51-23-51-52 0-28 23-51 51-51 29 0 52 23 52 51z">
          <text:p/>
        </draw:path>
        <draw:line draw:style-name="gr10" draw:text-style-name="P2" draw:layer="layout" svg:x1="18.348cm" svg:y1="2.212cm" svg:x2="18.5cm" svg:y2="2.212cm">
          <text:p/>
        </draw:line>
        <draw:path draw:style-name="gr9" draw:text-style-name="P3" draw:layer="layout" svg:width="0.102cm" svg:height="0.102cm" svg:x="18.373cm" svg:y="2.161cm" svg:viewBox="0 0 103 103" svg:d="M103 52c0 28-23 51-52 51-28 0-51-23-51-51s23-52 51-52c29 0 52 24 52 52z">
          <text:p/>
        </draw:path>
        <draw:line draw:style-name="gr10" draw:text-style-name="P2" draw:layer="layout" svg:x1="18.348cm" svg:y1="2.466cm" svg:x2="18.5cm" svg:y2="2.466cm">
          <text:p/>
        </draw:line>
        <draw:path draw:style-name="gr9" draw:text-style-name="P3" draw:layer="layout" svg:width="0.102cm" svg:height="0.102cm" svg:x="18.373cm" svg:y="2.415cm" svg:viewBox="0 0 103 103" svg:d="M103 51c0 29-23 52-52 52-28 0-51-23-51-52 0-28 23-51 51-51 29 0 52 23 52 51z">
          <text:p/>
        </draw:path>
        <draw:line draw:style-name="gr10" draw:text-style-name="P2" draw:layer="layout" svg:x1="12.252cm" svg:y1="1.653cm" svg:x2="12.252cm" svg:y2="1.501cm">
          <text:p/>
        </draw:line>
        <draw:path draw:style-name="gr9" draw:text-style-name="P3" draw:layer="layout" svg:width="0.101cm" svg:height="0.102cm" svg:x="12.201cm" svg:y="1.526cm" svg:viewBox="0 0 102 103" svg:d="M102 52c0 28-22 51-51 51-28 0-51-23-51-51 0-29 23-52 51-52 29 0 51 23 51 52z">
          <text:p/>
        </draw:path>
        <draw:line draw:style-name="gr10" draw:text-style-name="P2" draw:layer="layout" svg:x1="11.902cm" svg:y1="1.653cm" svg:x2="11.902cm" svg:y2="1.501cm">
          <text:p/>
        </draw:line>
        <draw:path draw:style-name="gr9" draw:text-style-name="P3" draw:layer="layout" svg:width="0.101cm" svg:height="0.102cm" svg:x="11.852cm" svg:y="1.526cm" svg:viewBox="0 0 102 103" svg:d="M102 52c0 28-23 51-51 51s-51-23-51-51c0-29 23-52 51-52s51 23 51 52z">
          <text:p/>
        </draw:path>
        <draw:line draw:style-name="gr10" draw:text-style-name="P2" draw:layer="layout" svg:x1="16.064cm" svg:y1="3.736cm" svg:x2="16.214cm" svg:y2="3.736cm">
          <text:p/>
        </draw:line>
        <draw:path draw:style-name="gr9" draw:text-style-name="P3" draw:layer="layout" svg:width="0.102cm" svg:height="0.102cm" svg:x="16.089cm" svg:y="3.685cm" svg:viewBox="0 0 103 103" svg:d="M103 52c0 28-23 51-51 51-29 0-52-23-52-51s23-52 52-52c28 0 51 24 51 52z">
          <text:p/>
        </draw:path>
        <draw:line draw:style-name="gr10" draw:text-style-name="P2" draw:layer="layout" svg:x1="16.064cm" svg:y1="3.988cm" svg:x2="16.214cm" svg:y2="3.988cm">
          <text:p/>
        </draw:line>
        <draw:path draw:style-name="gr9" draw:text-style-name="P3" draw:layer="layout" svg:width="0.102cm" svg:height="0.102cm" svg:x="16.089cm" svg:y="3.937cm" svg:viewBox="0 0 103 103" svg:d="M103 51c0 29-23 52-51 52-29 0-52-23-52-52 0-28 23-51 52-51 28 0 51 23 51 51z">
          <text:p/>
        </draw:path>
        <draw:line draw:style-name="gr10" draw:text-style-name="P2" draw:layer="layout" svg:x1="16.064cm" svg:y1="4.242cm" svg:x2="16.214cm" svg:y2="4.242cm">
          <text:p/>
        </draw:line>
        <draw:path draw:style-name="gr9" draw:text-style-name="P3" draw:layer="layout" svg:width="0.102cm" svg:height="0.102cm" svg:x="16.089cm" svg:y="4.191cm" svg:viewBox="0 0 103 103" svg:d="M103 52c0 28-23 51-51 51-29 0-52-23-52-51s23-52 52-52c28 0 51 24 51 52z">
          <text:p/>
        </draw:path>
        <draw:line draw:style-name="gr10" draw:text-style-name="P2" draw:layer="layout" svg:x1="16.064cm" svg:y1="4.496cm" svg:x2="16.214cm" svg:y2="4.496cm">
          <text:p/>
        </draw:line>
        <draw:path draw:style-name="gr9" draw:text-style-name="P3" draw:layer="layout" svg:width="0.102cm" svg:height="0.102cm" svg:x="16.089cm" svg:y="4.445cm" svg:viewBox="0 0 103 103" svg:d="M103 51c0 29-23 52-51 52-29 0-52-23-52-52 0-28 23-51 52-51 28 0 51 23 51 51z">
          <text:p/>
        </draw:path>
        <draw:line draw:style-name="gr10" draw:text-style-name="P2" draw:layer="layout" svg:x1="12.302cm" svg:y1="4.699cm" svg:x2="12.302cm" svg:y2="4.549cm">
          <text:p/>
        </draw:line>
        <draw:path draw:style-name="gr9" draw:text-style-name="P3" draw:layer="layout" svg:width="0.101cm" svg:height="0.102cm" svg:x="12.252cm" svg:y="4.572cm" svg:viewBox="0 0 102 103" svg:d="M102 52c0 28-23 51-51 51-29 0-51-23-51-51 0-29 22-52 51-52 28 0 51 23 51 52z">
          <text:p/>
        </draw:path>
        <draw:line draw:style-name="gr10" draw:text-style-name="P2" draw:layer="layout" svg:x1="11.953cm" svg:y1="4.699cm" svg:x2="11.953cm" svg:y2="4.549cm">
          <text:p/>
        </draw:line>
        <draw:path draw:style-name="gr9" draw:text-style-name="P3" draw:layer="layout" svg:width="0.102cm" svg:height="0.102cm" svg:x="11.902cm" svg:y="4.572cm" svg:viewBox="0 0 103 103" svg:d="M103 52c0 28-23 51-52 51-28 0-51-23-51-51 0-29 23-52 51-52 29 0 52 23 52 52z">
          <text:p/>
        </draw:path>
        <draw:polygon draw:style-name="gr1" draw:text-style-name="P1" draw:layer="layout" svg:width="0.118cm" svg:height="0.118cm" svg:x="17.984cm" svg:y="1.391cm" svg:viewBox="0 0 119 119" draw:points="0,0 119,0 119,119 0,119">
          <text:p/>
        </draw:polygon>
        <draw:path draw:style-name="gr9" draw:text-style-name="P3" draw:layer="layout" svg:width="0.08cm" svg:height="0.08cm" svg:x="18.003cm" svg:y="1.41cm" svg:viewBox="0 0 81 81" svg:d="M81 40c0 22-19 41-41 41s-40-19-40-41 18-40 40-40 41 18 41 40z">
          <text:p/>
        </draw:path>
        <draw:polygon draw:style-name="gr1" draw:text-style-name="P1" draw:layer="layout" svg:width="0.118cm" svg:height="0.118cm" svg:x="13.033cm" svg:y="2.915cm" svg:viewBox="0 0 119 119" draw:points="0,0 119,0 119,119 0,119">
          <text:p/>
        </draw:polygon>
        <draw:path draw:style-name="gr9" draw:text-style-name="P3" draw:layer="layout" svg:width="0.08cm" svg:height="0.08cm" svg:x="13.052cm" svg:y="2.934cm" svg:viewBox="0 0 81 81" svg:d="M81 40c0 22-19 41-41 41s-40-19-40-41 18-40 40-40 41 18 41 40z">
          <text:p/>
        </draw:path>
        <draw:polygon draw:style-name="gr1" draw:text-style-name="P1" draw:layer="layout" svg:width="0.118cm" svg:height="0.118cm" svg:x="17.349cm" svg:y="4.818cm" svg:viewBox="0 0 119 119" draw:points="0,0 119,0 119,119 0,119">
          <text:p/>
        </draw:polygon>
        <draw:path draw:style-name="gr9" draw:text-style-name="P3" draw:layer="layout" svg:width="0.08cm" svg:height="0.08cm" svg:x="17.368cm" svg:y="4.837cm" svg:viewBox="0 0 81 81" svg:d="M81 41c0 22-19 40-41 40s-40-18-40-40 18-41 40-41 41 19 41 41z">
          <text:p/>
        </draw:path>
        <draw:polygon draw:style-name="gr1" draw:text-style-name="P1" draw:layer="layout" svg:width="0.118cm" svg:height="0.118cm" svg:x="17.984cm" svg:y="1.645cm" svg:viewBox="0 0 119 119" draw:points="0,0 119,0 119,119 0,119">
          <text:p/>
        </draw:polygon>
        <draw:path draw:style-name="gr9" draw:text-style-name="P3" draw:layer="layout" svg:width="0.08cm" svg:height="0.08cm" svg:x="18.003cm" svg:y="1.664cm" svg:viewBox="0 0 81 81" svg:d="M81 40c0 23-19 41-41 41s-40-18-40-41c0-22 18-40 40-40s41 18 41 40z">
          <text:p/>
        </draw:path>
        <draw:polygon draw:style-name="gr1" draw:text-style-name="P1" draw:layer="layout" svg:width="0.118cm" svg:height="0.118cm" svg:x="16.081cm" svg:y="4.691cm" svg:viewBox="0 0 119 119" draw:points="0,0 119,0 119,119 0,119">
          <text:p/>
        </draw:polygon>
        <draw:path draw:style-name="gr9" draw:text-style-name="P3" draw:layer="layout" svg:width="0.08cm" svg:height="0.08cm" svg:x="16.1cm" svg:y="4.71cm" svg:viewBox="0 0 81 81" svg:d="M81 40c0 23-18 41-41 41-22 0-40-18-40-41 0-22 18-40 40-40 23 0 41 18 41 40z">
          <text:p/>
        </draw:path>
        <draw:polygon draw:style-name="gr1" draw:text-style-name="P1" draw:layer="layout" svg:width="0.119cm" svg:height="0.118cm" svg:x="13.845cm" svg:y="1.747cm" svg:viewBox="0 0 120 119" draw:points="0,0 120,0 120,119 0,119">
          <text:p/>
        </draw:polygon>
        <draw:path draw:style-name="gr9" draw:text-style-name="P3" draw:layer="layout" svg:width="0.08cm" svg:height="0.08cm" svg:x="13.865cm" svg:y="1.766cm" svg:viewBox="0 0 81 81" svg:d="M81 41c0 22-18 40-41 40-22 0-40-18-40-40 0-23 18-41 40-41 23 0 41 18 41 41z">
          <text:p/>
        </draw:path>
        <draw:polygon draw:style-name="gr1" draw:text-style-name="P1" draw:layer="layout" svg:width="0.118cm" svg:height="0.118cm" svg:x="14.684cm" svg:y="3.802cm" svg:viewBox="0 0 119 119" draw:points="0,0 119,0 119,119 0,119">
          <text:p/>
        </draw:polygon>
        <draw:path draw:style-name="gr9" draw:text-style-name="P3" draw:layer="layout" svg:width="0.08cm" svg:height="0.08cm" svg:x="14.703cm" svg:y="3.821cm" svg:viewBox="0 0 81 81" svg:d="M81 40c0 22-18 41-40 41s-41-19-41-41 19-40 41-40 40 18 40 40z">
          <text:p/>
        </draw:path>
        <draw:polygon draw:style-name="gr1" draw:text-style-name="P1" draw:layer="layout" svg:width="0.118cm" svg:height="0.118cm" svg:x="13.795cm" svg:y="3.296cm" svg:viewBox="0 0 119 119" draw:points="0,0 119,0 119,119 0,119">
          <text:p/>
        </draw:polygon>
        <draw:path draw:style-name="gr9" draw:text-style-name="P3" draw:layer="layout" svg:width="0.08cm" svg:height="0.08cm" svg:x="13.814cm" svg:y="3.315cm" svg:viewBox="0 0 81 81" svg:d="M81 41c0 22-18 40-40 40-23 0-41-18-41-40s18-41 41-41c22 0 40 19 40 41z">
          <text:p/>
        </draw:path>
        <draw:polygon draw:style-name="gr1" draw:text-style-name="P1" draw:layer="layout" svg:width="0.118cm" svg:height="0.118cm" svg:x="17.476cm" svg:y="3.296cm" svg:viewBox="0 0 119 119" draw:points="0,0 119,0 119,119 0,119">
          <text:p/>
        </draw:polygon>
        <draw:path draw:style-name="gr9" draw:text-style-name="P3" draw:layer="layout" svg:width="0.08cm" svg:height="0.08cm" svg:x="17.495cm" svg:y="3.315cm" svg:viewBox="0 0 81 81" svg:d="M81 41c0 22-18 40-40 40-23 0-41-18-41-40s18-41 41-41c22 0 40 19 40 41z">
          <text:p/>
        </draw:path>
        <draw:polygon draw:style-name="gr1" draw:text-style-name="P1" draw:layer="layout" svg:width="0.118cm" svg:height="0.118cm" svg:x="17.984cm" svg:y="1.899cm" svg:viewBox="0 0 119 119" draw:points="0,0 119,0 119,119 0,119">
          <text:p/>
        </draw:polygon>
        <draw:path draw:style-name="gr9" draw:text-style-name="P3" draw:layer="layout" svg:width="0.08cm" svg:height="0.08cm" svg:x="18.003cm" svg:y="1.918cm" svg:viewBox="0 0 81 81" svg:d="M81 40c0 23-19 41-41 41s-40-18-40-41c0-22 18-40 40-40s41 18 41 40z">
          <text:p/>
        </draw:path>
        <draw:polygon draw:style-name="gr1" draw:text-style-name="P1" draw:layer="layout" svg:width="0.118cm" svg:height="0.118cm" svg:x="17.603cm" svg:y="3.55cm" svg:viewBox="0 0 119 119" draw:points="0,0 119,0 119,119 0,119">
          <text:p/>
        </draw:polygon>
        <draw:path draw:style-name="gr9" draw:text-style-name="P3" draw:layer="layout" svg:width="0.08cm" svg:height="0.08cm" svg:x="17.622cm" svg:y="3.569cm" svg:viewBox="0 0 81 81" svg:d="M81 40c0 22-18 41-41 41-22 0-40-19-40-41s18-40 40-40c23 0 41 18 41 40z">
          <text:p/>
        </draw:path>
        <draw:polygon draw:style-name="gr1" draw:text-style-name="P1" draw:layer="layout" svg:width="0.118cm" svg:height="0.118cm" svg:x="18.022cm" svg:y="2.661cm" svg:viewBox="0 0 119 119" draw:points="0,0 119,0 119,119 0,119">
          <text:p/>
        </draw:polygon>
        <draw:path draw:style-name="gr9" draw:text-style-name="P3" draw:layer="layout" svg:width="0.08cm" svg:height="0.08cm" svg:x="18.041cm" svg:y="2.68cm" svg:viewBox="0 0 81 81" svg:d="M81 41c0 22-18 40-40 40-23 0-41-18-41-40s18-41 41-41c22 0 40 19 40 41z">
          <text:p/>
        </draw:path>
        <draw:polygon draw:style-name="gr1" draw:text-style-name="P1" draw:layer="layout" svg:width="0.118cm" svg:height="0.118cm" svg:x="18.136cm" svg:y="2.915cm" svg:viewBox="0 0 119 119" draw:points="0,0 119,0 119,119 0,119">
          <text:p/>
        </draw:polygon>
        <draw:path draw:style-name="gr9" draw:text-style-name="P3" draw:layer="layout" svg:width="0.08cm" svg:height="0.08cm" svg:x="18.155cm" svg:y="2.934cm" svg:viewBox="0 0 81 81" svg:d="M81 40c0 22-18 41-40 41s-41-19-41-41 19-40 41-40 40 18 40 40z">
          <text:p/>
        </draw:path>
        <draw:polygon draw:style-name="gr1" draw:text-style-name="P1" draw:layer="layout" svg:width="0.119cm" svg:height="0.118cm" svg:x="17.793cm" svg:y="3.55cm" svg:viewBox="0 0 120 119" draw:points="0,0 120,0 120,119 0,119">
          <text:p/>
        </draw:polygon>
        <draw:path draw:style-name="gr9" draw:text-style-name="P3" draw:layer="layout" svg:width="0.081cm" svg:height="0.08cm" svg:x="17.812cm" svg:y="3.569cm" svg:viewBox="0 0 82 81" svg:d="M82 40c0 22-18 41-41 41s-41-19-41-41 18-40 41-40 41 18 41 40z">
          <text:p/>
        </draw:path>
        <draw:polygon draw:style-name="gr1" draw:text-style-name="P1" draw:layer="layout" svg:width="0.118cm" svg:height="0.118cm" svg:x="13.668cm" svg:y="4.31cm" svg:viewBox="0 0 119 119" draw:points="0,0 119,0 119,119 0,119">
          <text:p/>
        </draw:polygon>
        <draw:path draw:style-name="gr9" draw:text-style-name="P3" draw:layer="layout" svg:width="0.08cm" svg:height="0.08cm" svg:x="13.687cm" svg:y="4.329cm" svg:viewBox="0 0 81 81" svg:d="M81 41c0 22-19 40-41 40s-40-18-40-40c0-23 18-41 40-41s41 18 41 41z">
          <text:p/>
        </draw:path>
        <draw:polygon draw:style-name="gr1" draw:text-style-name="P1" draw:layer="layout" svg:width="0.118cm" svg:height="0.118cm" svg:x="13.033cm" svg:y="4.31cm" svg:viewBox="0 0 119 119" draw:points="0,0 119,0 119,119 0,119">
          <text:p/>
        </draw:polygon>
        <draw:path draw:style-name="gr9" draw:text-style-name="P3" draw:layer="layout" svg:width="0.08cm" svg:height="0.08cm" svg:x="13.052cm" svg:y="4.329cm" svg:viewBox="0 0 81 81" svg:d="M81 41c0 22-19 40-41 40s-40-18-40-40c0-23 18-41 40-41s41 18 41 41z">
          <text:p/>
        </draw:path>
        <draw:polygon draw:style-name="gr1" draw:text-style-name="P1" draw:layer="layout" svg:width="0.118cm" svg:height="0.118cm" svg:x="13.668cm" svg:y="3.802cm" svg:viewBox="0 0 119 119" draw:points="0,0 119,0 119,119 0,119">
          <text:p/>
        </draw:polygon>
        <draw:path draw:style-name="gr9" draw:text-style-name="P3" draw:layer="layout" svg:width="0.08cm" svg:height="0.08cm" svg:x="13.687cm" svg:y="3.821cm" svg:viewBox="0 0 81 81" svg:d="M81 40c0 22-19 41-41 41s-40-19-40-41 18-40 40-40 41 18 41 40z">
          <text:p/>
        </draw:path>
        <draw:polygon draw:style-name="gr1" draw:text-style-name="P1" draw:layer="layout" svg:width="0.118cm" svg:height="0.118cm" svg:x="13.033cm" svg:y="3.802cm" svg:viewBox="0 0 119 119" draw:points="0,0 119,0 119,119 0,119">
          <text:p/>
        </draw:polygon>
        <draw:path draw:style-name="gr9" draw:text-style-name="P3" draw:layer="layout" svg:width="0.08cm" svg:height="0.08cm" svg:x="13.052cm" svg:y="3.821cm" svg:viewBox="0 0 81 81" svg:d="M81 40c0 22-19 41-41 41s-40-19-40-41 18-40 40-40 41 18 41 4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1cm" fo:margin-bottom="5cm" fo:margin-left="0.6cm" fo:margin-right="0.6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17T18:24:35.112000000</dc:date>
    <meta:editing-duration>PT1M53S</meta:editing-duration>
    <meta:editing-cycles>1</meta:editing-cycles>
    <meta:document-statistic meta:object-count="1052"/>
    <meta:generator>LibreOffice/6.1.0.3$Windows_X86_64 LibreOffice_project/efb621ed25068d70781dc026f7e9c5187a4decd1</meta:generator>
  </office:meta>
</office:document-meta>
</file>